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24.15pt"/>
    </style:style>
    <style:style style:name="co9" style:family="table-column">
      <style:table-column-properties fo:break-before="auto" style:column-width="26.45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34.95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87.45pt"/>
    </style:style>
    <style:style style:name="co14" style:family="table-column">
      <style:table-column-properties fo:break-before="auto" style:column-width="82.06pt"/>
    </style:style>
    <style:style style:name="co15" style:family="table-column">
      <style:table-column-properties fo:break-before="auto" style:column-width="36.51pt"/>
    </style:style>
    <style:style style:name="co16" style:family="table-column">
      <style:table-column-properties fo:break-before="auto" style:column-width="42.69pt"/>
    </style:style>
    <style:style style:name="co17" style:family="table-column">
      <style:table-column-properties fo:break-before="auto" style:column-width="29.54pt"/>
    </style:style>
    <style:style style:name="co18" style:family="table-column">
      <style:table-column-properties fo:break-before="auto" style:column-width="32.66pt"/>
    </style:style>
    <style:style style:name="co19" style:family="table-column">
      <style:table-column-properties fo:break-before="auto" style:column-width="82.8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ce" table:style-name="ta1">
        <table:shapes>
          <draw:frame draw:z-index="0" draw:style-name="gr1" draw:text-style-name="P1" svg:width="453.51pt" svg:height="385.51pt" svg:x="1152.74pt" svg:y="3pt">
            <draw:object draw:notify-on-update-of-ranges="trace.T1:trace.T1 trace.T2:trace.T260 trace.U1:trace.U1 trace.U2:trace.U2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49.53pt" svg:y="382.31pt">
            <draw:object draw:notify-on-update-of-ranges="trace.S1:trace.S1 trace.S2:trace.S2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yawCorr</text:p>
          </table:table-cell>
          <table:table-cell office:value-type="string" calcext:value-type="string">
            <text:p>encoderR</text:p>
          </table:table-cell>
          <table:table-cell office:value-type="string" calcext:value-type="string">
            <text:p>I_L</text:p>
          </table:table-cell>
          <table:table-cell office:value-type="string" calcext:value-type="string">
            <text:p>odoDistance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encoderL</text:p>
          </table:table-cell>
          <table:table-cell office:value-type="string" calcext:value-type="string">
            <text:p>I_R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eSpeedR</text:p>
          </table:table-cell>
          <table:table-cell office:value-type="string" calcext:value-type="string">
            <text:p>eSpeedL</text:p>
          </table:table-cell>
          <table:table-cell office:value-type="string" calcext:value-type="string">
            <text:p>pwmL</text:p>
          </table:table-cell>
          <table:table-cell office:value-type="string" calcext:value-type="string">
            <text:p>speedL</text:p>
          </table:table-cell>
          <table:table-cell office:value-type="string" calcext:value-type="string">
            <text:p>CycleTimeControl</text:p>
          </table:table-cell>
          <table:table-cell office:value-type="string" calcext:value-type="string">
            <text:p>wz</text:p>
          </table:table-cell>
          <table:table-cell office:value-type="string" calcext:value-type="string">
            <text:p>pwmR</text:p>
          </table:table-cell>
          <table:table-cell office:value-type="string" calcext:value-type="string">
            <text:p>speedR</text:p>
          </table:table-cell>
          <table:table-cell office:value-type="string" calcext:value-type="string">
            <text:p>Iyaw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m_y</text:p>
          </table:table-cell>
          <table:table-cell office:value-type="string" calcext:value-type="string">
            <text:p>m_x</text:p>
          </table:table-cell>
          <table:table-cell office:value-type="string" calcext:value-type="string">
            <text:p>eYaw</text:p>
          </table:table-cell>
          <table:table-cell office:value-type="string" calcext:value-type="string">
            <text:p>cycleTimeSense</text:p>
          </table:table-cell>
        </table:table-row>
        <table:table-row table:style-name="ro1">
          <table:table-cell office:value-type="float" office:value="1603466959.65" calcext:value-type="float">
            <text:p>1603466959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0.02685546875" calcext:value-type="float">
            <text:p>-0.026855468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221252441406" calcext:value-type="float">
            <text:p>0.22125244140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.069366413" calcext:value-type="float">
            <text:p>252.069366413</text:p>
          </table:table-cell>
          <table:table-cell office:value-type="float" office:value="-5.19555664062" calcext:value-type="float">
            <text:p>-5.19555664062</text:p>
          </table:table-cell>
          <table:table-cell office:value-type="float" office:value="-16.0563964844" calcext:value-type="float">
            <text:p>-16.05639648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59.71" calcext:value-type="float">
            <text:p>160346695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150390625" calcext:value-type="float">
            <text:p>0.2915039062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-8.53729248047" calcext:value-type="float">
            <text:p>-8.5372924804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.562118111" calcext:value-type="float">
            <text:p>253.562118111</text:p>
          </table:table-cell>
          <table:table-cell office:value-type="float" office:value="-5.04602050781" calcext:value-type="float">
            <text:p>-5.04602050781</text:p>
          </table:table-cell>
          <table:table-cell office:value-type="float" office:value="-17.1031494141" calcext:value-type="float">
            <text:p>-17.10314941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59.76" calcext:value-type="float">
            <text:p>1603466959.7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0.188232421875" calcext:value-type="float">
            <text:p>-0.1882324218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-24.1851806641" calcext:value-type="float">
            <text:p>-24.185180664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.433794171" calcext:value-type="float">
            <text:p>251.433794171</text:p>
          </table:table-cell>
          <table:table-cell office:value-type="float" office:value="-5.64416503906" calcext:value-type="float">
            <text:p>-5.64416503906</text:p>
          </table:table-cell>
          <table:table-cell office:value-type="float" office:value="-16.8040771484" calcext:value-type="float">
            <text:p>-16.80407714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59.81" calcext:value-type="float">
            <text:p>1603466959.8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37841796875" calcext:value-type="float">
            <text:p>0.0378417968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-70.80078125" calcext:value-type="float">
            <text:p>-70.800781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.305420572" calcext:value-type="float">
            <text:p>258.305420572</text:p>
          </table:table-cell>
          <table:table-cell office:value-type="float" office:value="-3.84973144531" calcext:value-type="float">
            <text:p>-3.84973144531</text:p>
          </table:table-cell>
          <table:table-cell office:value-type="float" office:value="-18.5985107422" calcext:value-type="float">
            <text:p>-18.59851074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59.87" calcext:value-type="float">
            <text:p>1603466959.8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.5</text:p>
          </table:table-cell>
          <table:table-cell office:value-type="float" office:value="0.044189453125" calcext:value-type="float">
            <text:p>0.044189453125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-88.6611938477" calcext:value-type="float">
            <text:p>-88.661193847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.388326459" calcext:value-type="float">
            <text:p>261.388326459</text:p>
          </table:table-cell>
          <table:table-cell office:value-type="float" office:value="-2.95251464844" calcext:value-type="float">
            <text:p>-2.95251464844</text:p>
          </table:table-cell>
          <table:table-cell office:value-type="float" office:value="-19.4957275391" calcext:value-type="float">
            <text:p>-19.49572753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59.92" calcext:value-type="float">
            <text:p>1603466959.9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.5</text:p>
          </table:table-cell>
          <table:table-cell office:value-type="float" office:value="0.015869140625" calcext:value-type="float">
            <text:p>0.015869140625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104.080200195" calcext:value-type="float">
            <text:p>-104.080200195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3.292630737" calcext:value-type="float">
            <text:p>263.292630737</text:p>
          </table:table-cell>
          <table:table-cell office:value-type="float" office:value="-2.20483398438" calcext:value-type="float">
            <text:p>-2.20483398438</text:p>
          </table:table-cell>
          <table:table-cell office:value-type="float" office:value="-18.748046875" calcext:value-type="float">
            <text:p>-18.7480468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59.97" calcext:value-type="float">
            <text:p>1603466959.9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0.11865234375" calcext:value-type="float">
            <text:p>-0.11865234375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112.182617188" calcext:value-type="float">
            <text:p>-112.182617188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1.091581107" calcext:value-type="float">
            <text:p>271.091581107</text:p>
          </table:table-cell>
          <table:table-cell office:value-type="float" office:value="0.337280273438" calcext:value-type="float">
            <text:p>0.337280273438</text:p>
          </table:table-cell>
          <table:table-cell office:value-type="float" office:value="-17.7012939453" calcext:value-type="float">
            <text:p>-17.701293945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0.03" calcext:value-type="float">
            <text:p>1603466960.0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0.12109375" calcext:value-type="float">
            <text:p>-0.1210937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-124.465942383" calcext:value-type="float">
            <text:p>-124.465942383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9.249912512" calcext:value-type="float">
            <text:p>279.249912512</text:p>
          </table:table-cell>
          <table:table-cell office:value-type="float" office:value="3.02893066406" calcext:value-type="float">
            <text:p>3.02893066406</text:p>
          </table:table-cell>
          <table:table-cell office:value-type="float" office:value="-18.5985107422" calcext:value-type="float">
            <text:p>-18.59851074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0.08" calcext:value-type="float">
            <text:p>1603466960.0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  <table:table-cell office:value-type="float" office:value="0.109130859375" calcext:value-type="float">
            <text:p>0.109130859375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142.631530762" calcext:value-type="float">
            <text:p>-142.63153076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88.773003729" calcext:value-type="float">
            <text:p>288.773003729</text:p>
          </table:table-cell>
          <table:table-cell office:value-type="float" office:value="6.16918945312" calcext:value-type="float">
            <text:p>6.16918945312</text:p>
          </table:table-cell>
          <table:table-cell office:value-type="float" office:value="-18.1499023438" calcext:value-type="float">
            <text:p>-18.149902343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0.14" calcext:value-type="float">
            <text:p>1603466960.1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-0.074951171875" calcext:value-type="float">
            <text:p>-0.07495117187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46.484375" calcext:value-type="float">
            <text:p>-146.484375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1.205503979" calcext:value-type="float">
            <text:p>291.205503979</text:p>
          </table:table-cell>
          <table:table-cell office:value-type="float" office:value="7.21594238281" calcext:value-type="float">
            <text:p>7.21594238281</text:p>
          </table:table-cell>
          <table:table-cell office:value-type="float" office:value="-18.5985107422" calcext:value-type="float">
            <text:p>-18.59851074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0.19" calcext:value-type="float">
            <text:p>1603466960.19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.5</text:p>
          </table:table-cell>
          <table:table-cell office:value-type="float" office:value="-0.00830078125" calcext:value-type="float">
            <text:p>-0.0083007812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-147.033691406" calcext:value-type="float">
            <text:p>-147.03369140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94.623741654" calcext:value-type="float">
            <text:p>294.623741654</text:p>
          </table:table-cell>
          <table:table-cell office:value-type="float" office:value="8.11315917969" calcext:value-type="float">
            <text:p>8.11315917969</text:p>
          </table:table-cell>
          <table:table-cell office:value-type="float" office:value="-17.7012939453" calcext:value-type="float">
            <text:p>-17.701293945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3466960.24" calcext:value-type="float">
            <text:p>1603466960.24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181640625" calcext:value-type="float">
            <text:p>0.181640625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-130.867004395" calcext:value-type="float">
            <text:p>-130.86700439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10.579243361" calcext:value-type="float">
            <text:p>310.579243361</text:p>
          </table:table-cell>
          <table:table-cell office:value-type="float" office:value="12.5992431641" calcext:value-type="float">
            <text:p>12.5992431641</text:p>
          </table:table-cell>
          <table:table-cell office:value-type="float" office:value="-14.7105712891" calcext:value-type="float">
            <text:p>-14.710571289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0.3" calcext:value-type="float">
            <text:p>1603466960.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65" calcext:value-type="float">
            <text:p>65</text:p>
          </table:table-cell>
          <table:table-cell office:value-type="float" office:value="-0.5" calcext:value-type="float">
            <text:p>-0.5</text:p>
          </table:table-cell>
          <table:table-cell office:value-type="float" office:value="-0.26953125" calcext:value-type="float">
            <text:p>-0.26953125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154.632568359" calcext:value-type="float">
            <text:p>-154.63256835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21.4948882" calcext:value-type="float">
            <text:p>321.4948882</text:p>
          </table:table-cell>
          <table:table-cell office:value-type="float" office:value="14.5432128906" calcext:value-type="float">
            <text:p>14.5432128906</text:p>
          </table:table-cell>
          <table:table-cell office:value-type="float" office:value="-11.5703125" calcext:value-type="float">
            <text:p>-11.57031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0.35" calcext:value-type="float">
            <text:p>1603466960.35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2" calcext:value-type="float">
            <text:p>62</text:p>
          </table:table-cell>
          <table:table-cell office:value-type="float" office:value="-0.5" calcext:value-type="float">
            <text:p>-0.5</text:p>
          </table:table-cell>
          <table:table-cell office:value-type="float" office:value="0.214599609375" calcext:value-type="float">
            <text:p>0.21459960937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151.908874512" calcext:value-type="float">
            <text:p>-151.90887451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26.125280444" calcext:value-type="float">
            <text:p>326.125280444</text:p>
          </table:table-cell>
          <table:table-cell office:value-type="float" office:value="17.2348632812" calcext:value-type="float">
            <text:p>17.2348632812</text:p>
          </table:table-cell>
          <table:table-cell office:value-type="float" office:value="-11.5703125" calcext:value-type="float">
            <text:p>-11.570312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0.4" calcext:value-type="float">
            <text:p>1603466960.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0.154052734375" calcext:value-type="float">
            <text:p>0.15405273437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-147.979736328" calcext:value-type="float">
            <text:p>-147.97973632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32.953668348" calcext:value-type="float">
            <text:p>332.953668348</text:p>
          </table:table-cell>
          <table:table-cell office:value-type="float" office:value="17.6834716797" calcext:value-type="float">
            <text:p>17.6834716797</text:p>
          </table:table-cell>
          <table:table-cell office:value-type="float" office:value="-9.02819824219" calcext:value-type="float">
            <text:p>-9.028198242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0.45" calcext:value-type="float">
            <text:p>1603466960.45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-0.078857421875" calcext:value-type="float">
            <text:p>-0.078857421875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-133.750915527" calcext:value-type="float">
            <text:p>-133.750915527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39.376919639" calcext:value-type="float">
            <text:p>339.376919639</text:p>
          </table:table-cell>
          <table:table-cell office:value-type="float" office:value="17.2348632812" calcext:value-type="float">
            <text:p>17.2348632812</text:p>
          </table:table-cell>
          <table:table-cell office:value-type="float" office:value="-6.48608398438" calcext:value-type="float">
            <text:p>-6.4860839843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0.51" calcext:value-type="float">
            <text:p>1603466960.5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0.04052734375" calcext:value-type="float">
            <text:p>0.04052734375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114.593505859" calcext:value-type="float">
            <text:p>-114.59350585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51.019702279" calcext:value-type="float">
            <text:p>351.019702279</text:p>
          </table:table-cell>
          <table:table-cell office:value-type="float" office:value="20.2255859375" calcext:value-type="float">
            <text:p>20.2255859375</text:p>
          </table:table-cell>
          <table:table-cell office:value-type="float" office:value="-3.1962890625" calcext:value-type="float">
            <text:p>-3.19628906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0.56" calcext:value-type="float">
            <text:p>1603466960.56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55" calcext:value-type="float">
            <text:p>55</text:p>
          </table:table-cell>
          <table:table-cell office:value-type="float" office:value="-1.5" calcext:value-type="float">
            <text:p>-1.5</text:p>
          </table:table-cell>
          <table:table-cell office:value-type="float" office:value="-0.05859375" calcext:value-type="float">
            <text:p>-0.05859375</text:p>
          </table:table-cell>
          <table:table-cell office:value-type="float" office:value="11" calcext:value-type="float">
            <text:p>11</text:p>
          </table:table-cell>
          <table:table-cell office:value-type="float" office:value="-26" calcext:value-type="float">
            <text:p>-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-124.282836914" calcext:value-type="float">
            <text:p>-124.28283691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264884930877" calcext:value-type="float">
            <text:p>0.264884930877</text:p>
          </table:table-cell>
          <table:table-cell office:value-type="float" office:value="20.2255859375" calcext:value-type="float">
            <text:p>20.2255859375</text:p>
          </table:table-cell>
          <table:table-cell office:value-type="float" office:value="0.093505859375" calcext:value-type="float">
            <text:p>0.09350585937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0.62" calcext:value-type="float">
            <text:p>1603466960.62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0.33154296875" calcext:value-type="float">
            <text:p>0.33154296875</text:p>
          </table:table-cell>
          <table:table-cell office:value-type="float" office:value="12" calcext:value-type="float">
            <text:p>12</text:p>
          </table:table-cell>
          <table:table-cell office:value-type="float" office:value="-41" calcext:value-type="float">
            <text:p>-4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-123.344421387" calcext:value-type="float">
            <text:p>-123.34442138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06474887113" calcext:value-type="float">
            <text:p>1.06474887113</text:p>
          </table:table-cell>
          <table:table-cell office:value-type="float" office:value="21.1228027344" calcext:value-type="float">
            <text:p>21.1228027344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0.67" calcext:value-type="float">
            <text:p>1603466960.6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57" calcext:value-type="float">
            <text:p>57</text:p>
          </table:table-cell>
          <table:table-cell office:value-type="float" office:value="-1.5" calcext:value-type="float">
            <text:p>-1.5</text:p>
          </table:table-cell>
          <table:table-cell office:value-type="float" office:value="-0.09619140625" calcext:value-type="float">
            <text:p>-0.09619140625</text:p>
          </table:table-cell>
          <table:table-cell office:value-type="float" office:value="12" calcext:value-type="float">
            <text:p>12</text:p>
          </table:table-cell>
          <table:table-cell office:value-type="float" office:value="-47" calcext:value-type="float">
            <text:p>-4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-114.059448242" calcext:value-type="float">
            <text:p>-114.05944824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.10013595343" calcext:value-type="float">
            <text:p>5.10013595343</text:p>
          </table:table-cell>
          <table:table-cell office:value-type="float" office:value="19.4779052734" calcext:value-type="float">
            <text:p>19.4779052734</text:p>
          </table:table-cell>
          <table:table-cell office:value-type="float" office:value="1.73840332031" calcext:value-type="float">
            <text:p>1.7384033203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3466960.72" calcext:value-type="float">
            <text:p>1603466960.7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58" calcext:value-type="float">
            <text:p>58</text:p>
          </table:table-cell>
          <table:table-cell office:value-type="float" office:value="-1.5" calcext:value-type="float">
            <text:p>-1.5</text:p>
          </table:table-cell>
          <table:table-cell office:value-type="float" office:value="0.200439453125" calcext:value-type="float">
            <text:p>0.200439453125</text:p>
          </table:table-cell>
          <table:table-cell office:value-type="float" office:value="13" calcext:value-type="float">
            <text:p>13</text:p>
          </table:table-cell>
          <table:table-cell office:value-type="float" office:value="-48" calcext:value-type="float">
            <text:p>-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-111.717224121" calcext:value-type="float">
            <text:p>-111.71722412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.3709354017" calcext:value-type="float">
            <text:p>13.3709354017</text:p>
          </table:table-cell>
          <table:table-cell office:value-type="float" office:value="20.5246582031" calcext:value-type="float">
            <text:p>20.5246582031</text:p>
          </table:table-cell>
          <table:table-cell office:value-type="float" office:value="4.87866210938" calcext:value-type="float">
            <text:p>4.8786621093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0.78" calcext:value-type="float">
            <text:p>1603466960.78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0.209228515625" calcext:value-type="float">
            <text:p>-0.209228515625</text:p>
          </table:table-cell>
          <table:table-cell office:value-type="float" office:value="14" calcext:value-type="float">
            <text:p>14</text:p>
          </table:table-cell>
          <table:table-cell office:value-type="float" office:value="-49" calcext:value-type="float">
            <text:p>-4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08.383178711" calcext:value-type="float">
            <text:p>-108.38317871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.1223923762" calcext:value-type="float">
            <text:p>20.1223923762</text:p>
          </table:table-cell>
          <table:table-cell office:value-type="float" office:value="19.029296875" calcext:value-type="float">
            <text:p>19.029296875</text:p>
          </table:table-cell>
          <table:table-cell office:value-type="float" office:value="6.97216796875" calcext:value-type="float">
            <text:p>6.9721679687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0.83" calcext:value-type="float">
            <text:p>1603466960.83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-0.077880859375" calcext:value-type="float">
            <text:p>-0.077880859375</text:p>
          </table:table-cell>
          <table:table-cell office:value-type="float" office:value="15" calcext:value-type="float">
            <text:p>15</text:p>
          </table:table-cell>
          <table:table-cell office:value-type="float" office:value="-49" calcext:value-type="float">
            <text:p>-4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94.1619873047" calcext:value-type="float">
            <text:p>-94.161987304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.033433258" calcext:value-type="float">
            <text:p>24.033433258</text:p>
          </table:table-cell>
          <table:table-cell office:value-type="float" office:value="17.9825439453" calcext:value-type="float">
            <text:p>17.9825439453</text:p>
          </table:table-cell>
          <table:table-cell office:value-type="float" office:value="8.01892089844" calcext:value-type="float">
            <text:p>8.0189208984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0.88" calcext:value-type="float">
            <text:p>1603466960.88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43" calcext:value-type="float">
            <text:p>43</text:p>
          </table:table-cell>
          <table:table-cell office:value-type="float" office:value="-1.5" calcext:value-type="float">
            <text:p>-1.5</text:p>
          </table:table-cell>
          <table:table-cell office:value-type="float" office:value="-0.147216796875" calcext:value-type="float">
            <text:p>-0.147216796875</text:p>
          </table:table-cell>
          <table:table-cell office:value-type="float" office:value="15" calcext:value-type="float">
            <text:p>15</text:p>
          </table:table-cell>
          <table:table-cell office:value-type="float" office:value="-47" calcext:value-type="float">
            <text:p>-4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94.1009521484" calcext:value-type="float">
            <text:p>-94.100952148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5.0435318941" calcext:value-type="float">
            <text:p>35.0435318941</text:p>
          </table:table-cell>
          <table:table-cell office:value-type="float" office:value="16.3376464844" calcext:value-type="float">
            <text:p>16.3376464844</text:p>
          </table:table-cell>
          <table:table-cell office:value-type="float" office:value="11.4582519531" calcext:value-type="float">
            <text:p>11.458251953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0.94" calcext:value-type="float">
            <text:p>1603466960.94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0.00048828125" calcext:value-type="float">
            <text:p>0.00048828125</text:p>
          </table:table-cell>
          <table:table-cell office:value-type="float" office:value="16" calcext:value-type="float">
            <text:p>16</text:p>
          </table:table-cell>
          <table:table-cell office:value-type="float" office:value="-45" calcext:value-type="float">
            <text:p>-4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-92.170715332" calcext:value-type="float">
            <text:p>-92.17071533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6.847001175" calcext:value-type="float">
            <text:p>36.847001175</text:p>
          </table:table-cell>
          <table:table-cell office:value-type="float" office:value="15.8890380859" calcext:value-type="float">
            <text:p>15.8890380859</text:p>
          </table:table-cell>
          <table:table-cell office:value-type="float" office:value="11.9068603516" calcext:value-type="float">
            <text:p>11.906860351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0.99" calcext:value-type="float">
            <text:p>1603466960.99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45" calcext:value-type="float">
            <text:p>45</text:p>
          </table:table-cell>
          <table:table-cell office:value-type="float" office:value="-1.5" calcext:value-type="float">
            <text:p>-1.5</text:p>
          </table:table-cell>
          <table:table-cell office:value-type="float" office:value="0.073486328125" calcext:value-type="float">
            <text:p>0.073486328125</text:p>
          </table:table-cell>
          <table:table-cell office:value-type="float" office:value="16" calcext:value-type="float">
            <text:p>16</text:p>
          </table:table-cell>
          <table:table-cell office:value-type="float" office:value="-40" calcext:value-type="float">
            <text:p>-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-91.4001464844" calcext:value-type="float">
            <text:p>-91.400146484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0.4261502805" calcext:value-type="float">
            <text:p>40.4261502805</text:p>
          </table:table-cell>
          <table:table-cell office:value-type="float" office:value="16.7862548828" calcext:value-type="float">
            <text:p>16.7862548828</text:p>
          </table:table-cell>
          <table:table-cell office:value-type="float" office:value="14.2994384766" calcext:value-type="float">
            <text:p>14.299438476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1.04" calcext:value-type="float">
            <text:p>1603466961.04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-0.0224609375" calcext:value-type="float">
            <text:p>-0.0224609375</text:p>
          </table:table-cell>
          <table:table-cell office:value-type="float" office:value="17" calcext:value-type="float">
            <text:p>17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-86.7538452148" calcext:value-type="float">
            <text:p>-86.753845214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6.4655914855" calcext:value-type="float">
            <text:p>46.4655914855</text:p>
          </table:table-cell>
          <table:table-cell office:value-type="float" office:value="15.2908935547" calcext:value-type="float">
            <text:p>15.2908935547</text:p>
          </table:table-cell>
          <table:table-cell office:value-type="float" office:value="16.0938720703" calcext:value-type="float">
            <text:p>16.093872070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1.1" calcext:value-type="float">
            <text:p>1603466961.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49" calcext:value-type="float">
            <text:p>49</text:p>
          </table:table-cell>
          <table:table-cell office:value-type="float" office:value="-1.5" calcext:value-type="float">
            <text:p>-1.5</text:p>
          </table:table-cell>
          <table:table-cell office:value-type="float" office:value="-0.12109375" calcext:value-type="float">
            <text:p>-0.12109375</text:p>
          </table:table-cell>
          <table:table-cell office:value-type="float" office:value="17" calcext:value-type="float">
            <text:p>17</text:p>
          </table:table-cell>
          <table:table-cell office:value-type="float" office:value="-31" calcext:value-type="float">
            <text:p>-3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-80.9478759766" calcext:value-type="float">
            <text:p>-80.947875976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.7889479273" calcext:value-type="float">
            <text:p>48.7889479273</text:p>
          </table:table-cell>
          <table:table-cell office:value-type="float" office:value="14.0946044922" calcext:value-type="float">
            <text:p>14.0946044922</text:p>
          </table:table-cell>
          <table:table-cell office:value-type="float" office:value="16.0938720703" calcext:value-type="float">
            <text:p>16.093872070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1.15" calcext:value-type="float">
            <text:p>1603466961.15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-0.013427734375" calcext:value-type="float">
            <text:p>-0.013427734375</text:p>
          </table:table-cell>
          <table:table-cell office:value-type="float" office:value="18" calcext:value-type="float">
            <text:p>18</text:p>
          </table:table-cell>
          <table:table-cell office:value-type="float" office:value="-27" calcext:value-type="float">
            <text:p>-27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-77.63671875" calcext:value-type="float">
            <text:p>-77.6367187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6.1338932553" calcext:value-type="float">
            <text:p>56.1338932553</text:p>
          </table:table-cell>
          <table:table-cell office:value-type="float" office:value="11.4029541016" calcext:value-type="float">
            <text:p>11.4029541016</text:p>
          </table:table-cell>
          <table:table-cell office:value-type="float" office:value="16.9910888672" calcext:value-type="float">
            <text:p>16.991088867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1.21" calcext:value-type="float">
            <text:p>1603466961.21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63" calcext:value-type="float">
            <text:p>63</text:p>
          </table:table-cell>
          <table:table-cell office:value-type="float" office:value="-1.5" calcext:value-type="float">
            <text:p>-1.5</text:p>
          </table:table-cell>
          <table:table-cell office:value-type="float" office:value="0.01123046875" calcext:value-type="float">
            <text:p>0.01123046875</text:p>
          </table:table-cell>
          <table:table-cell office:value-type="float" office:value="18" calcext:value-type="float">
            <text:p>18</text:p>
          </table:table-cell>
          <table:table-cell office:value-type="float" office:value="-24" calcext:value-type="float">
            <text:p>-2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-67.6803588867" calcext:value-type="float">
            <text:p>-67.6803588867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.0255310973" calcext:value-type="float">
            <text:p>62.0255310973</text:p>
          </table:table-cell>
          <table:table-cell office:value-type="float" office:value="10.0571289062" calcext:value-type="float">
            <text:p>10.0571289062</text:p>
          </table:table-cell>
          <table:table-cell office:value-type="float" office:value="18.9350585938" calcext:value-type="float">
            <text:p>18.9350585938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1.26" calcext:value-type="float">
            <text:p>1603466961.26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-0.1689453125" calcext:value-type="float">
            <text:p>-0.1689453125</text:p>
          </table:table-cell>
          <table:table-cell office:value-type="float" office:value="19" calcext:value-type="float">
            <text:p>19</text:p>
          </table:table-cell>
          <table:table-cell office:value-type="float" office:value="-21" calcext:value-type="float">
            <text:p>-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-64.5751953125" calcext:value-type="float">
            <text:p>-64.575195312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.230500342" calcext:value-type="float">
            <text:p>62.230500342</text:p>
          </table:table-cell>
          <table:table-cell office:value-type="float" office:value="10.2066650391" calcext:value-type="float">
            <text:p>10.2066650391</text:p>
          </table:table-cell>
          <table:table-cell office:value-type="float" office:value="19.3836669922" calcext:value-type="float">
            <text:p>19.383666992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1.32" calcext:value-type="float">
            <text:p>1603466961.32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0.048583984375" calcext:value-type="float">
            <text:p>0.048583984375</text:p>
          </table:table-cell>
          <table:table-cell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-50.5981445312" calcext:value-type="float">
            <text:p>-50.598144531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.5987074157" calcext:value-type="float">
            <text:p>67.5987074157</text:p>
          </table:table-cell>
          <table:table-cell office:value-type="float" office:value="8.11315917969" calcext:value-type="float">
            <text:p>8.11315917969</text:p>
          </table:table-cell>
          <table:table-cell office:value-type="float" office:value="19.6827392578" calcext:value-type="float">
            <text:p>19.6827392578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1.37" calcext:value-type="float">
            <text:p>1603466961.37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87" calcext:value-type="float">
            <text:p>87</text:p>
          </table:table-cell>
          <table:table-cell office:value-type="float" office:value="-1.5" calcext:value-type="float">
            <text:p>-1.5</text:p>
          </table:table-cell>
          <table:table-cell office:value-type="float" office:value="-0.087890625" calcext:value-type="float">
            <text:p>-0.087890625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-49.0417480469" calcext:value-type="float">
            <text:p>-49.041748046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.2090444702" calcext:value-type="float">
            <text:p>64.2090444702</text:p>
          </table:table-cell>
          <table:table-cell office:value-type="float" office:value="8.86083984375" calcext:value-type="float">
            <text:p>8.86083984375</text:p>
          </table:table-cell>
          <table:table-cell office:value-type="float" office:value="18.3369140625" calcext:value-type="float">
            <text:p>18.336914062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1.42" calcext:value-type="float">
            <text:p>1603466961.42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97" calcext:value-type="float">
            <text:p>97</text:p>
          </table:table-cell>
          <table:table-cell office:value-type="float" office:value="-1" calcext:value-type="float">
            <text:p>-1</text:p>
          </table:table-cell>
          <table:table-cell office:value-type="float" office:value="0.076416015625" calcext:value-type="float">
            <text:p>0.07641601562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-51.4373779297" calcext:value-type="float">
            <text:p>-51.4373779297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0.8912106242" calcext:value-type="float">
            <text:p>70.8912106242</text:p>
          </table:table-cell>
          <table:table-cell office:value-type="float" office:value="6.76733398438" calcext:value-type="float">
            <text:p>6.76733398438</text:p>
          </table:table-cell>
          <table:table-cell office:value-type="float" office:value="19.533203125" calcext:value-type="float">
            <text:p>19.53320312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1.48" calcext:value-type="float">
            <text:p>1603466961.48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office:value-type="float" office:value="-0.201416015625" calcext:value-type="float">
            <text:p>-0.2014160156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-35.758972168" calcext:value-type="float">
            <text:p>-35.75897216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6.1345773836" calcext:value-type="float">
            <text:p>76.1345773836</text:p>
          </table:table-cell>
          <table:table-cell office:value-type="float" office:value="4.673828125" calcext:value-type="float">
            <text:p>4.673828125</text:p>
          </table:table-cell>
          <table:table-cell office:value-type="float" office:value="18.9350585938" calcext:value-type="float">
            <text:p>18.935058593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1.53" calcext:value-type="float">
            <text:p>1603466961.53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117" calcext:value-type="float">
            <text:p>117</text:p>
          </table:table-cell>
          <table:table-cell office:value-type="float" office:value="-0.5" calcext:value-type="float">
            <text:p>-0.5</text:p>
          </table:table-cell>
          <table:table-cell office:value-type="float" office:value="0.10302734375" calcext:value-type="float">
            <text:p>0.10302734375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-65.91796875" calcext:value-type="float">
            <text:p>-65.91796875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3.9694562459" calcext:value-type="float">
            <text:p>73.9694562459</text:p>
          </table:table-cell>
          <table:table-cell office:value-type="float" office:value="5.8701171875" calcext:value-type="float">
            <text:p>5.8701171875</text:p>
          </table:table-cell>
          <table:table-cell office:value-type="float" office:value="20.4304199219" calcext:value-type="float">
            <text:p>20.430419921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1.58" calcext:value-type="float">
            <text:p>1603466961.58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-0.120849609375" calcext:value-type="float">
            <text:p>-0.12084960937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-86.6851806641" calcext:value-type="float">
            <text:p>-86.6851806641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0.3400502919" calcext:value-type="float">
            <text:p>80.3400502919</text:p>
          </table:table-cell>
          <table:table-cell office:value-type="float" office:value="3.4775390625" calcext:value-type="float">
            <text:p>3.4775390625</text:p>
          </table:table-cell>
          <table:table-cell office:value-type="float" office:value="20.4304199219" calcext:value-type="float">
            <text:p>20.4304199219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1.64" calcext:value-type="float">
            <text:p>1603466961.64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131" calcext:value-type="float">
            <text:p>131</text:p>
          </table:table-cell>
          <table:table-cell office:value-type="float" office:value="-0.5" calcext:value-type="float">
            <text:p>-0.5</text:p>
          </table:table-cell>
          <table:table-cell office:value-type="float" office:value="0.07373046875" calcext:value-type="float">
            <text:p>0.07373046875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-93.5974121094" calcext:value-type="float">
            <text:p>-93.5974121094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.5448329306" calcext:value-type="float">
            <text:p>85.5448329306</text:p>
          </table:table-cell>
          <table:table-cell office:value-type="float" office:value="1.53356933594" calcext:value-type="float">
            <text:p>1.53356933594</text:p>
          </table:table-cell>
          <table:table-cell office:value-type="float" office:value="19.6827392578" calcext:value-type="float">
            <text:p>19.6827392578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1.69" calcext:value-type="float">
            <text:p>1603466961.69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128" calcext:value-type="float">
            <text:p>128</text:p>
          </table:table-cell>
          <table:table-cell office:value-type="float" office:value="-0.5" calcext:value-type="float">
            <text:p>-0.5</text:p>
          </table:table-cell>
          <table:table-cell office:value-type="float" office:value="-0.345703125" calcext:value-type="float">
            <text:p>-0.345703125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-117.164611816" calcext:value-type="float">
            <text:p>-117.164611816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3.5582364029" calcext:value-type="float">
            <text:p>93.5582364029</text:p>
          </table:table-cell>
          <table:table-cell office:value-type="float" office:value="-1.3076171875" calcext:value-type="float">
            <text:p>-1.3076171875</text:p>
          </table:table-cell>
          <table:table-cell office:value-type="float" office:value="21.0285644531" calcext:value-type="float">
            <text:p>21.0285644531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3466961.75" calcext:value-type="float">
            <text:p>1603466961.75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-0.01220703125" calcext:value-type="float">
            <text:p>-0.01220703125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-132.339477539" calcext:value-type="float">
            <text:p>-132.339477539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2.7458423093" calcext:value-type="float">
            <text:p>92.7458423093</text:p>
          </table:table-cell>
          <table:table-cell office:value-type="float" office:value="-1.00854492188" calcext:value-type="float">
            <text:p>-1.00854492188</text:p>
          </table:table-cell>
          <table:table-cell office:value-type="float" office:value="21.0285644531" calcext:value-type="float">
            <text:p>21.0285644531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1.8" calcext:value-type="float">
            <text:p>1603466961.8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0.151611328125" calcext:value-type="float">
            <text:p>0.151611328125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150.199890137" calcext:value-type="float">
            <text:p>-150.199890137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2.05251721" calcext:value-type="float">
            <text:p>102.05251721</text:p>
          </table:table-cell>
          <table:table-cell office:value-type="float" office:value="-4.29833984375" calcext:value-type="float">
            <text:p>-4.29833984375</text:p>
          </table:table-cell>
          <table:table-cell office:value-type="float" office:value="20.1313476562" calcext:value-type="float">
            <text:p>20.131347656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1.85" calcext:value-type="float">
            <text:p>1603466961.85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110" calcext:value-type="float">
            <text:p>110</text:p>
          </table:table-cell>
          <table:table-cell office:value-type="float" office:value="-0.5" calcext:value-type="float">
            <text:p>-0.5</text:p>
          </table:table-cell>
          <table:table-cell office:value-type="float" office:value="0.091552734375" calcext:value-type="float">
            <text:p>0.091552734375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-154.586791992" calcext:value-type="float">
            <text:p>-154.58679199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2.519589353" calcext:value-type="float">
            <text:p>112.519589353</text:p>
          </table:table-cell>
          <table:table-cell office:value-type="float" office:value="-8.03674316406" calcext:value-type="float">
            <text:p>-8.03674316406</text:p>
          </table:table-cell>
          <table:table-cell office:value-type="float" office:value="19.3836669922" calcext:value-type="float">
            <text:p>19.3836669922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1.91" calcext:value-type="float">
            <text:p>1603466961.91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100" calcext:value-type="float">
            <text:p>100</text:p>
          </table:table-cell>
          <table:table-cell office:value-type="float" office:value="-0.5" calcext:value-type="float">
            <text:p>-0.5</text:p>
          </table:table-cell>
          <table:table-cell office:value-type="float" office:value="0.2138671875" calcext:value-type="float">
            <text:p>0.213867187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-138.168334961" calcext:value-type="float">
            <text:p>-138.16833496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6.359014965" calcext:value-type="float">
            <text:p>116.359014965</text:p>
          </table:table-cell>
          <table:table-cell office:value-type="float" office:value="-9.38256835938" calcext:value-type="float">
            <text:p>-9.38256835938</text:p>
          </table:table-cell>
          <table:table-cell office:value-type="float" office:value="18.9350585938" calcext:value-type="float">
            <text:p>18.9350585938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1.96" calcext:value-type="float">
            <text:p>1603466961.96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89" calcext:value-type="float">
            <text:p>89</text:p>
          </table:table-cell>
          <table:table-cell office:value-type="float" office:value="-0.5" calcext:value-type="float">
            <text:p>-0.5</text:p>
          </table:table-cell>
          <table:table-cell office:value-type="float" office:value="-0.013916015625" calcext:value-type="float">
            <text:p>-0.0139160156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-156.707763672" calcext:value-type="float">
            <text:p>-156.70776367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7.959723834" calcext:value-type="float">
            <text:p>127.959723834</text:p>
          </table:table-cell>
          <table:table-cell office:value-type="float" office:value="-12.6723632812" calcext:value-type="float">
            <text:p>-12.6723632812</text:p>
          </table:table-cell>
          <table:table-cell office:value-type="float" office:value="16.2434082031" calcext:value-type="float">
            <text:p>16.243408203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01" calcext:value-type="float">
            <text:p>1603466962.01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77" calcext:value-type="float">
            <text:p>77</text:p>
          </table:table-cell>
          <table:table-cell office:value-type="float" office:value="-0.5" calcext:value-type="float">
            <text:p>-0.5</text:p>
          </table:table-cell>
          <table:table-cell office:value-type="float" office:value="-0.066162109375" calcext:value-type="float">
            <text:p>-0.06616210937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151.245117188" calcext:value-type="float">
            <text:p>-151.24511718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30.851373442" calcext:value-type="float">
            <text:p>130.851373442</text:p>
          </table:table-cell>
          <table:table-cell office:value-type="float" office:value="-13.2705078125" calcext:value-type="float">
            <text:p>-13.2705078125</text:p>
          </table:table-cell>
          <table:table-cell office:value-type="float" office:value="15.3461914062" calcext:value-type="float">
            <text:p>15.346191406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07" calcext:value-type="float">
            <text:p>1603466962.07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  <table:table-cell office:value-type="float" office:value="-0.5" calcext:value-type="float">
            <text:p>-0.5</text:p>
          </table:table-cell>
          <table:table-cell office:value-type="float" office:value="-0.49072265625" calcext:value-type="float">
            <text:p>-0.4907226562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-143.608093262" calcext:value-type="float">
            <text:p>-143.60809326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0.353112616" calcext:value-type="float">
            <text:p>140.353112616</text:p>
          </table:table-cell>
          <table:table-cell office:value-type="float" office:value="-15.8126220703" calcext:value-type="float">
            <text:p>-15.8126220703</text:p>
          </table:table-cell>
          <table:table-cell office:value-type="float" office:value="13.1031494141" calcext:value-type="float">
            <text:p>13.1031494141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12" calcext:value-type="float">
            <text:p>1603466962.12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0.4541015625" calcext:value-type="float">
            <text:p>0.4541015625</text:p>
          </table:table-cell>
          <table:table-cell office:value-type="float" office:value="29" calcext:value-type="float">
            <text:p>29</text:p>
          </table:table-cell>
          <table:table-cell office:value-type="float" office:value="-7" calcext:value-type="float">
            <text:p>-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-147.766113281" calcext:value-type="float">
            <text:p>-147.76611328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50.866736287" calcext:value-type="float">
            <text:p>150.866736287</text:p>
          </table:table-cell>
          <table:table-cell office:value-type="float" office:value="-17.6070556641" calcext:value-type="float">
            <text:p>-17.6070556641</text:p>
          </table:table-cell>
          <table:table-cell office:value-type="float" office:value="9.81335449219" calcext:value-type="float">
            <text:p>9.81335449219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18" calcext:value-type="float">
            <text:p>1603466962.18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0.352294921875" calcext:value-type="float">
            <text:p>0.352294921875</text:p>
          </table:table-cell>
          <table:table-cell office:value-type="float" office:value="30" calcext:value-type="float">
            <text:p>30</text:p>
          </table:table-cell>
          <table:table-cell office:value-type="float" office:value="-23" calcext:value-type="float">
            <text:p>-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27.769470215" calcext:value-type="float">
            <text:p>-127.76947021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7.76733097" calcext:value-type="float">
            <text:p>157.76733097</text:p>
          </table:table-cell>
          <table:table-cell office:value-type="float" office:value="-19.251953125" calcext:value-type="float">
            <text:p>-19.251953125</text:p>
          </table:table-cell>
          <table:table-cell office:value-type="float" office:value="7.86938476562" calcext:value-type="float">
            <text:p>7.86938476562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23" calcext:value-type="float">
            <text:p>1603466962.23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-0.10546875" calcext:value-type="float">
            <text:p>-0.10546875</text:p>
          </table:table-cell>
          <table:table-cell office:value-type="float" office:value="31" calcext:value-type="float">
            <text:p>31</text:p>
          </table:table-cell>
          <table:table-cell office:value-type="float" office:value="-28" calcext:value-type="float">
            <text:p>-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125.686645508" calcext:value-type="float">
            <text:p>-125.68664550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2.19776458" calcext:value-type="float">
            <text:p>162.19776458</text:p>
          </table:table-cell>
          <table:table-cell office:value-type="float" office:value="-19.8500976562" calcext:value-type="float">
            <text:p>-19.8500976562</text:p>
          </table:table-cell>
          <table:table-cell office:value-type="float" office:value="6.3740234375" calcext:value-type="float">
            <text:p>6.374023437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28" calcext:value-type="float">
            <text:p>1603466962.28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54" calcext:value-type="float">
            <text:p>54</text:p>
          </table:table-cell>
          <table:table-cell office:value-type="float" office:value="-1.5" calcext:value-type="float">
            <text:p>-1.5</text:p>
          </table:table-cell>
          <table:table-cell office:value-type="float" office:value="-0.101318359375" calcext:value-type="float">
            <text:p>-0.101318359375</text:p>
          </table:table-cell>
          <table:table-cell office:value-type="float" office:value="31" calcext:value-type="float">
            <text:p>31</text:p>
          </table:table-cell>
          <table:table-cell office:value-type="float" office:value="-40" calcext:value-type="float">
            <text:p>-4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-123.107910156" calcext:value-type="float">
            <text:p>-123.10791015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3.588419276" calcext:value-type="float">
            <text:p>163.588419276</text:p>
          </table:table-cell>
          <table:table-cell office:value-type="float" office:value="-19.1024169922" calcext:value-type="float">
            <text:p>-19.1024169922</text:p>
          </table:table-cell>
          <table:table-cell office:value-type="float" office:value="5.62634277344" calcext:value-type="float">
            <text:p>5.6263427734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33" calcext:value-type="float">
            <text:p>1603466962.33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52" calcext:value-type="float">
            <text:p>52</text:p>
          </table:table-cell>
          <table:table-cell office:value-type="float" office:value="-1.5" calcext:value-type="float">
            <text:p>-1.5</text:p>
          </table:table-cell>
          <table:table-cell office:value-type="float" office:value="-0.207275390625" calcext:value-type="float">
            <text:p>-0.207275390625</text:p>
          </table:table-cell>
          <table:table-cell office:value-type="float" office:value="32" calcext:value-type="float">
            <text:p>32</text:p>
          </table:table-cell>
          <table:table-cell office:value-type="float" office:value="-52" calcext:value-type="float">
            <text:p>-5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-120.010375977" calcext:value-type="float">
            <text:p>-120.01037597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9.017880075" calcext:value-type="float">
            <text:p>169.017880075</text:p>
          </table:table-cell>
          <table:table-cell office:value-type="float" office:value="-18.2052001953" calcext:value-type="float">
            <text:p>-18.2052001953</text:p>
          </table:table-cell>
          <table:table-cell office:value-type="float" office:value="3.53283691406" calcext:value-type="float">
            <text:p>3.5328369140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39" calcext:value-type="float">
            <text:p>1603466962.39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-0.147216796875" calcext:value-type="float">
            <text:p>-0.147216796875</text:p>
          </table:table-cell>
          <table:table-cell office:value-type="float" office:value="33" calcext:value-type="float">
            <text:p>33</text:p>
          </table:table-cell>
          <table:table-cell office:value-type="float" office:value="-55" calcext:value-type="float">
            <text:p>-5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-112.419128418" calcext:value-type="float">
            <text:p>-112.41912841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0.584524272" calcext:value-type="float">
            <text:p>180.584524272</text:p>
          </table:table-cell>
          <table:table-cell office:value-type="float" office:value="-20.1491699219" calcext:value-type="float">
            <text:p>-20.1491699219</text:p>
          </table:table-cell>
          <table:table-cell office:value-type="float" office:value="-0.20556640625" calcext:value-type="float">
            <text:p>-0.20556640625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44" calcext:value-type="float">
            <text:p>1603466962.44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50" calcext:value-type="float">
            <text:p>50</text:p>
          </table:table-cell>
          <table:table-cell office:value-type="float" office:value="-1.5" calcext:value-type="float">
            <text:p>-1.5</text:p>
          </table:table-cell>
          <table:table-cell office:value-type="float" office:value="0.003173828125" calcext:value-type="float">
            <text:p>0.003173828125</text:p>
          </table:table-cell>
          <table:table-cell office:value-type="float" office:value="33" calcext:value-type="float">
            <text:p>33</text:p>
          </table:table-cell>
          <table:table-cell office:value-type="float" office:value="-55" calcext:value-type="float">
            <text:p>-5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-105.712890625" calcext:value-type="float">
            <text:p>-105.71289062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7.490723432" calcext:value-type="float">
            <text:p>187.490723432</text:p>
          </table:table-cell>
          <table:table-cell office:value-type="float" office:value="-20.8968505859" calcext:value-type="float">
            <text:p>-20.8968505859</text:p>
          </table:table-cell>
          <table:table-cell office:value-type="float" office:value="-2.74768066406" calcext:value-type="float">
            <text:p>-2.74768066406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49" calcext:value-type="float">
            <text:p>1603466962.49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0849609375" calcext:value-type="float">
            <text:p>-0.0849609375</text:p>
          </table:table-cell>
          <table:table-cell office:value-type="float" office:value="34" calcext:value-type="float">
            <text:p>34</text:p>
          </table:table-cell>
          <table:table-cell office:value-type="float" office:value="-55" calcext:value-type="float">
            <text:p>-5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-110.11505127" calcext:value-type="float">
            <text:p>-110.115051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2.435547779" calcext:value-type="float">
            <text:p>192.435547779</text:p>
          </table:table-cell>
          <table:table-cell office:value-type="float" office:value="-20.5977783203" calcext:value-type="float">
            <text:p>-20.5977783203</text:p>
          </table:table-cell>
          <table:table-cell office:value-type="float" office:value="-4.54211425781" calcext:value-type="float">
            <text:p>-4.54211425781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55" calcext:value-type="float">
            <text:p>1603466962.55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068359375" calcext:value-type="float">
            <text:p>-0.068359375</text:p>
          </table:table-cell>
          <table:table-cell office:value-type="float" office:value="35" calcext:value-type="float">
            <text:p>35</text:p>
          </table:table-cell>
          <table:table-cell office:value-type="float" office:value="-53" calcext:value-type="float">
            <text:p>-5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-106.117248535" calcext:value-type="float">
            <text:p>-106.11724853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5.060937881" calcext:value-type="float">
            <text:p>195.060937881</text:p>
          </table:table-cell>
          <table:table-cell office:value-type="float" office:value="-19.1024169922" calcext:value-type="float">
            <text:p>-19.1024169922</text:p>
          </table:table-cell>
          <table:table-cell office:value-type="float" office:value="-5.14025878906" calcext:value-type="float">
            <text:p>-5.14025878906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6" calcext:value-type="float">
            <text:p>1603466962.6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1943359375" calcext:value-type="float">
            <text:p>0.1943359375</text:p>
          </table:table-cell>
          <table:table-cell office:value-type="float" office:value="35" calcext:value-type="float">
            <text:p>35</text:p>
          </table:table-cell>
          <table:table-cell office:value-type="float" office:value="-51" calcext:value-type="float">
            <text:p>-5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-84.3505859375" calcext:value-type="float">
            <text:p>-84.350585937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1.23944583" calcext:value-type="float">
            <text:p>201.23944583</text:p>
          </table:table-cell>
          <table:table-cell office:value-type="float" office:value="-17.4575195312" calcext:value-type="float">
            <text:p>-17.4575195312</text:p>
          </table:table-cell>
          <table:table-cell office:value-type="float" office:value="-6.78515625" calcext:value-type="float">
            <text:p>-6.78515625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65" calcext:value-type="float">
            <text:p>1603466962.65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0.093994140625" calcext:value-type="float">
            <text:p>0.093994140625</text:p>
          </table:table-cell>
          <table:table-cell office:value-type="float" office:value="36" calcext:value-type="float">
            <text:p>36</text:p>
          </table:table-cell>
          <table:table-cell office:value-type="float" office:value="-49" calcext:value-type="float">
            <text:p>-4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-104.804992676" calcext:value-type="float">
            <text:p>-104.80499267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1.882915907" calcext:value-type="float">
            <text:p>211.882915907</text:p>
          </table:table-cell>
          <table:table-cell office:value-type="float" office:value="-17.1584472656" calcext:value-type="float">
            <text:p>-17.1584472656</text:p>
          </table:table-cell>
          <table:table-cell office:value-type="float" office:value="-10.6730957031" calcext:value-type="float">
            <text:p>-10.6730957031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71" calcext:value-type="float">
            <text:p>1603466962.71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0166015625" calcext:value-type="float">
            <text:p>-0.0166015625</text:p>
          </table:table-cell>
          <table:table-cell office:value-type="float" office:value="37" calcext:value-type="float">
            <text:p>37</text:p>
          </table:table-cell>
          <table:table-cell office:value-type="float" office:value="-47" calcext:value-type="float">
            <text:p>-4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-104.949951172" calcext:value-type="float">
            <text:p>-104.94995117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7.146947729" calcext:value-type="float">
            <text:p>207.146947729</text:p>
          </table:table-cell>
          <table:table-cell office:value-type="float" office:value="-17.6070556641" calcext:value-type="float">
            <text:p>-17.6070556641</text:p>
          </table:table-cell>
          <table:table-cell office:value-type="float" office:value="-9.02819824219" calcext:value-type="float">
            <text:p>-9.02819824219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2.76" calcext:value-type="float">
            <text:p>1603466962.76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37" calcext:value-type="float">
            <text:p>37</text:p>
          </table:table-cell>
          <table:table-cell office:value-type="float" office:value="-45" calcext:value-type="float">
            <text:p>-4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-92.5903320312" calcext:value-type="float">
            <text:p>-92.590332031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9.367405767" calcext:value-type="float">
            <text:p>219.367405767</text:p>
          </table:table-cell>
          <table:table-cell office:value-type="float" office:value="-14.466796875" calcext:value-type="float">
            <text:p>-14.466796875</text:p>
          </table:table-cell>
          <table:table-cell office:value-type="float" office:value="-11.8693847656" calcext:value-type="float">
            <text:p>-11.8693847656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82" calcext:value-type="float">
            <text:p>1603466962.82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0.22900390625" calcext:value-type="float">
            <text:p>0.22900390625</text:p>
          </table:table-cell>
          <table:table-cell office:value-type="float" office:value="38" calcext:value-type="float">
            <text:p>38</text:p>
          </table:table-cell>
          <table:table-cell office:value-type="float" office:value="-43" calcext:value-type="float">
            <text:p>-4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-86.1434936523" calcext:value-type="float">
            <text:p>-86.14349365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5.198265165" calcext:value-type="float">
            <text:p>225.198265165</text:p>
          </table:table-cell>
          <table:table-cell office:value-type="float" office:value="-13.5695800781" calcext:value-type="float">
            <text:p>-13.5695800781</text:p>
          </table:table-cell>
          <table:table-cell office:value-type="float" office:value="-13.6638183594" calcext:value-type="float">
            <text:p>-13.6638183594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87" calcext:value-type="float">
            <text:p>1603466962.87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-0.1591796875" calcext:value-type="float">
            <text:p>-0.1591796875</text:p>
          </table:table-cell>
          <table:table-cell office:value-type="float" office:value="38" calcext:value-type="float">
            <text:p>38</text:p>
          </table:table-cell>
          <table:table-cell office:value-type="float" office:value="-41" calcext:value-type="float">
            <text:p>-4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-87.6388549805" calcext:value-type="float">
            <text:p>-87.638854980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1.932555187" calcext:value-type="float">
            <text:p>231.932555187</text:p>
          </table:table-cell>
          <table:table-cell office:value-type="float" office:value="-12.2237548828" calcext:value-type="float">
            <text:p>-12.2237548828</text:p>
          </table:table-cell>
          <table:table-cell office:value-type="float" office:value="-15.6077880859" calcext:value-type="float">
            <text:p>-15.607788085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93" calcext:value-type="float">
            <text:p>1603466962.93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-0.000732421875" calcext:value-type="float">
            <text:p>-0.000732421875</text:p>
          </table:table-cell>
          <table:table-cell office:value-type="float" office:value="39" calcext:value-type="float">
            <text:p>39</text:p>
          </table:table-cell>
          <table:table-cell office:value-type="float" office:value="-38" calcext:value-type="float">
            <text:p>-3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-67.4362182617" calcext:value-type="float">
            <text:p>-67.4362182617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2.32202505" calcext:value-type="float">
            <text:p>232.32202505</text:p>
          </table:table-cell>
          <table:table-cell office:value-type="float" office:value="-11.4760742188" calcext:value-type="float">
            <text:p>-11.4760742188</text:p>
          </table:table-cell>
          <table:table-cell office:value-type="float" office:value="-14.8601074219" calcext:value-type="float">
            <text:p>-14.8601074219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2.98" calcext:value-type="float">
            <text:p>1603466962.98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0.036865234375" calcext:value-type="float">
            <text:p>0.036865234375</text:p>
          </table:table-cell>
          <table:table-cell office:value-type="float" office:value="39" calcext:value-type="float">
            <text:p>39</text:p>
          </table:table-cell>
          <table:table-cell office:value-type="float" office:value="-35" calcext:value-type="float">
            <text:p>-3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-60.9283447266" calcext:value-type="float">
            <text:p>-60.928344726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4.651119266" calcext:value-type="float">
            <text:p>234.651119266</text:p>
          </table:table-cell>
          <table:table-cell office:value-type="float" office:value="-11.1770019531" calcext:value-type="float">
            <text:p>-11.1770019531</text:p>
          </table:table-cell>
          <table:table-cell office:value-type="float" office:value="-15.7573242188" calcext:value-type="float">
            <text:p>-15.7573242188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3.04" calcext:value-type="float">
            <text:p>1603466963.04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0.05712890625" calcext:value-type="float">
            <text:p>0.05712890625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-52.8793334961" calcext:value-type="float">
            <text:p>-52.879333496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0.953784127" calcext:value-type="float">
            <text:p>240.953784127</text:p>
          </table:table-cell>
          <table:table-cell office:value-type="float" office:value="-8.33581542969" calcext:value-type="float">
            <text:p>-8.33581542969</text:p>
          </table:table-cell>
          <table:table-cell office:value-type="float" office:value="-15.0096435547" calcext:value-type="float">
            <text:p>-15.009643554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3.09" calcext:value-type="float">
            <text:p>1603466963.09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-0.02392578125" calcext:value-type="float">
            <text:p>-0.02392578125</text:p>
          </table:table-cell>
          <table:table-cell office:value-type="float" office:value="40" calcext:value-type="float">
            <text:p>40</text:p>
          </table:table-cell>
          <table:table-cell office:value-type="float" office:value="-19" calcext:value-type="float">
            <text:p>-19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-55.2749633789" calcext:value-type="float">
            <text:p>-55.274963378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5.739507828" calcext:value-type="float">
            <text:p>245.739507828</text:p>
          </table:table-cell>
          <table:table-cell office:value-type="float" office:value="-7.43859863281" calcext:value-type="float">
            <text:p>-7.43859863281</text:p>
          </table:table-cell>
          <table:table-cell office:value-type="float" office:value="-16.5050048828" calcext:value-type="float">
            <text:p>-16.5050048828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3.14" calcext:value-type="float">
            <text:p>1603466963.14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001220703125" calcext:value-type="float">
            <text:p>0.001220703125</text:p>
          </table:table-cell>
          <table:table-cell office:value-type="float" office:value="40" calcext:value-type="float">
            <text:p>40</text:p>
          </table:table-cell>
          <table:table-cell office:value-type="float" office:value="-6" calcext:value-type="float">
            <text:p>-6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-60.5392456055" calcext:value-type="float">
            <text:p>-60.539245605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9.503916203" calcext:value-type="float">
            <text:p>249.503916203</text:p>
          </table:table-cell>
          <table:table-cell office:value-type="float" office:value="-6.84045410156" calcext:value-type="float">
            <text:p>-6.84045410156</text:p>
          </table:table-cell>
          <table:table-cell office:value-type="float" office:value="-18.2994384766" calcext:value-type="float">
            <text:p>-18.2994384766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3.2" calcext:value-type="float">
            <text:p>1603466963.2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109" calcext:value-type="float">
            <text:p>109</text:p>
          </table:table-cell>
          <table:table-cell office:value-type="float" office:value="-0.5" calcext:value-type="float">
            <text:p>-0.5</text:p>
          </table:table-cell>
          <table:table-cell office:value-type="float" office:value="-0.200439453125" calcext:value-type="float">
            <text:p>-0.20043945312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-38.7496948242" calcext:value-type="float">
            <text:p>-38.7496948242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1.174013894" calcext:value-type="float">
            <text:p>251.174013894</text:p>
          </table:table-cell>
          <table:table-cell office:value-type="float" office:value="-6.39184570312" calcext:value-type="float">
            <text:p>-6.39184570312</text:p>
          </table:table-cell>
          <table:table-cell office:value-type="float" office:value="-18.748046875" calcext:value-type="float">
            <text:p>-18.748046875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3.25" calcext:value-type="float">
            <text:p>1603466963.25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118" calcext:value-type="float">
            <text:p>118</text:p>
          </table:table-cell>
          <table:table-cell office:value-type="float" office:value="-0.5" calcext:value-type="float">
            <text:p>-0.5</text:p>
          </table:table-cell>
          <table:table-cell office:value-type="float" office:value="0.045166015625" calcext:value-type="float">
            <text:p>0.045166015625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-68.2830810547" calcext:value-type="float">
            <text:p>-68.283081054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0.622443694" calcext:value-type="float">
            <text:p>250.622443694</text:p>
          </table:table-cell>
          <table:table-cell office:value-type="float" office:value="-6.54138183594" calcext:value-type="float">
            <text:p>-6.54138183594</text:p>
          </table:table-cell>
          <table:table-cell office:value-type="float" office:value="-18.5985107422" calcext:value-type="float">
            <text:p>-18.598510742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3.3" calcext:value-type="float">
            <text:p>1603466963.3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124" calcext:value-type="float">
            <text:p>124</text:p>
          </table:table-cell>
          <table:table-cell office:value-type="float" office:value="-0.5" calcext:value-type="float">
            <text:p>-0.5</text:p>
          </table:table-cell>
          <table:table-cell office:value-type="float" office:value="0.17333984375" calcext:value-type="float">
            <text:p>0.1733398437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-88.1958007812" calcext:value-type="float">
            <text:p>-88.195800781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7.928038768" calcext:value-type="float">
            <text:p>257.928038768</text:p>
          </table:table-cell>
          <table:table-cell office:value-type="float" office:value="-3.84973144531" calcext:value-type="float">
            <text:p>-3.84973144531</text:p>
          </table:table-cell>
          <table:table-cell office:value-type="float" office:value="-18.0003662109" calcext:value-type="float">
            <text:p>-18.0003662109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3.35" calcext:value-type="float">
            <text:p>1603466963.35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130" calcext:value-type="float">
            <text:p>130</text:p>
          </table:table-cell>
          <table:table-cell office:value-type="float" office:value="-0.5" calcext:value-type="float">
            <text:p>-0.5</text:p>
          </table:table-cell>
          <table:table-cell office:value-type="float" office:value="-0.102294921875" calcext:value-type="float">
            <text:p>-0.102294921875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-91.2322998047" calcext:value-type="float">
            <text:p>-91.232299804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6.711332538" calcext:value-type="float">
            <text:p>266.711332538</text:p>
          </table:table-cell>
          <table:table-cell office:value-type="float" office:value="-1.00854492188" calcext:value-type="float">
            <text:p>-1.00854492188</text:p>
          </table:table-cell>
          <table:table-cell office:value-type="float" office:value="-17.5517578125" calcext:value-type="float">
            <text:p>-17.5517578125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3.41" calcext:value-type="float">
            <text:p>1603466963.41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128" calcext:value-type="float">
            <text:p>128</text:p>
          </table:table-cell>
          <table:table-cell office:value-type="float" office:value="-0.5" calcext:value-type="float">
            <text:p>-0.5</text:p>
          </table:table-cell>
          <table:table-cell office:value-type="float" office:value="-0.10986328125" calcext:value-type="float">
            <text:p>-0.10986328125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-112.701416016" calcext:value-type="float">
            <text:p>-112.701416016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5.789883207" calcext:value-type="float">
            <text:p>265.789883207</text:p>
          </table:table-cell>
          <table:table-cell office:value-type="float" office:value="-1.45715332031" calcext:value-type="float">
            <text:p>-1.45715332031</text:p>
          </table:table-cell>
          <table:table-cell office:value-type="float" office:value="-19.7947998047" calcext:value-type="float">
            <text:p>-19.7947998047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3.46" calcext:value-type="float">
            <text:p>1603466963.46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122" calcext:value-type="float">
            <text:p>122</text:p>
          </table:table-cell>
          <table:table-cell office:value-type="float" office:value="-0.5" calcext:value-type="float">
            <text:p>-0.5</text:p>
          </table:table-cell>
          <table:table-cell office:value-type="float" office:value="0.30810546875" calcext:value-type="float">
            <text:p>0.3081054687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-129.974365234" calcext:value-type="float">
            <text:p>-129.97436523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5.941217346" calcext:value-type="float">
            <text:p>275.941217346</text:p>
          </table:table-cell>
          <table:table-cell office:value-type="float" office:value="1.98217773438" calcext:value-type="float">
            <text:p>1.98217773438</text:p>
          </table:table-cell>
          <table:table-cell office:value-type="float" office:value="-19.0471191406" calcext:value-type="float">
            <text:p>-19.0471191406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3.51" calcext:value-type="float">
            <text:p>1603466963.51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0.055419921875" calcext:value-type="float">
            <text:p>0.05541992187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-136.108398438" calcext:value-type="float">
            <text:p>-136.10839843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83.340003756" calcext:value-type="float">
            <text:p>283.340003756</text:p>
          </table:table-cell>
          <table:table-cell office:value-type="float" office:value="4.37475585938" calcext:value-type="float">
            <text:p>4.37475585938</text:p>
          </table:table-cell>
          <table:table-cell office:value-type="float" office:value="-18.4489746094" calcext:value-type="float">
            <text:p>-18.4489746094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3.57" calcext:value-type="float">
            <text:p>1603466963.57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0.0068359375" calcext:value-type="float">
            <text:p>-0.006835937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-144.149780273" calcext:value-type="float">
            <text:p>-144.149780273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1.225087815" calcext:value-type="float">
            <text:p>291.225087815</text:p>
          </table:table-cell>
          <table:table-cell office:value-type="float" office:value="6.46826171875" calcext:value-type="float">
            <text:p>6.46826171875</text:p>
          </table:table-cell>
          <table:table-cell office:value-type="float" office:value="-16.6545410156" calcext:value-type="float">
            <text:p>-16.6545410156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3.62" calcext:value-type="float">
            <text:p>1603466963.62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97" calcext:value-type="float">
            <text:p>97</text:p>
          </table:table-cell>
          <table:table-cell office:value-type="float" office:value="-0.5" calcext:value-type="float">
            <text:p>-0.5</text:p>
          </table:table-cell>
          <table:table-cell office:value-type="float" office:value="-0.07177734375" calcext:value-type="float">
            <text:p>-0.0717773437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-138.084411621" calcext:value-type="float">
            <text:p>-138.08441162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95.378090521" calcext:value-type="float">
            <text:p>295.378090521</text:p>
          </table:table-cell>
          <table:table-cell office:value-type="float" office:value="8.11315917969" calcext:value-type="float">
            <text:p>8.11315917969</text:p>
          </table:table-cell>
          <table:table-cell office:value-type="float" office:value="-17.1031494141" calcext:value-type="float">
            <text:p>-17.1031494141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3.68" calcext:value-type="float">
            <text:p>1603466963.68</text:p>
          </table:table-cell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89" calcext:value-type="float">
            <text:p>89</text:p>
          </table:table-cell>
          <table:table-cell office:value-type="float" office:value="-0.5" calcext:value-type="float">
            <text:p>-0.5</text:p>
          </table:table-cell>
          <table:table-cell office:value-type="float" office:value="0.134765625" calcext:value-type="float">
            <text:p>0.13476562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-140.777587891" calcext:value-type="float">
            <text:p>-140.77758789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04.873139613" calcext:value-type="float">
            <text:p>304.873139613</text:p>
          </table:table-cell>
          <table:table-cell office:value-type="float" office:value="10.3562011719" calcext:value-type="float">
            <text:p>10.3562011719</text:p>
          </table:table-cell>
          <table:table-cell office:value-type="float" office:value="-14.8601074219" calcext:value-type="float">
            <text:p>-14.8601074219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3466963.73" calcext:value-type="float">
            <text:p>1603466963.73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81" calcext:value-type="float">
            <text:p>81</text:p>
          </table:table-cell>
          <table:table-cell office:value-type="float" office:value="-0.5" calcext:value-type="float">
            <text:p>-0.5</text:p>
          </table:table-cell>
          <table:table-cell office:value-type="float" office:value="-0.287841796875" calcext:value-type="float">
            <text:p>-0.287841796875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-138.786315918" calcext:value-type="float">
            <text:p>-138.78631591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16.302911575" calcext:value-type="float">
            <text:p>316.302911575</text:p>
          </table:table-cell>
          <table:table-cell office:value-type="float" office:value="13.0478515625" calcext:value-type="float">
            <text:p>13.0478515625</text:p>
          </table:table-cell>
          <table:table-cell office:value-type="float" office:value="-12.4675292969" calcext:value-type="float">
            <text:p>-12.467529296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3.79" calcext:value-type="float">
            <text:p>1603466963.79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71" calcext:value-type="float">
            <text:p>71</text:p>
          </table:table-cell>
          <table:table-cell office:value-type="float" office:value="-0.5" calcext:value-type="float">
            <text:p>-0.5</text:p>
          </table:table-cell>
          <table:table-cell office:value-type="float" office:value="-0.15283203125" calcext:value-type="float">
            <text:p>-0.1528320312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-147.262573242" calcext:value-type="float">
            <text:p>-147.26257324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0.846281442" calcext:value-type="float">
            <text:p>320.846281442</text:p>
          </table:table-cell>
          <table:table-cell office:value-type="float" office:value="14.3936767578" calcext:value-type="float">
            <text:p>14.3936767578</text:p>
          </table:table-cell>
          <table:table-cell office:value-type="float" office:value="-11.7198486328" calcext:value-type="float">
            <text:p>-11.7198486328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3.84" calcext:value-type="float">
            <text:p>1603466963.84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64" calcext:value-type="float">
            <text:p>64</text:p>
          </table:table-cell>
          <table:table-cell office:value-type="float" office:value="-0.5" calcext:value-type="float">
            <text:p>-0.5</text:p>
          </table:table-cell>
          <table:table-cell office:value-type="float" office:value="-0.654052734375" calcext:value-type="float">
            <text:p>-0.654052734375</text:p>
          </table:table-cell>
          <table:table-cell office:value-type="float" office:value="50" calcext:value-type="float">
            <text:p>50</text:p>
          </table:table-cell>
          <table:table-cell office:value-type="float" office:value="-8" calcext:value-type="float">
            <text:p>-8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-143.264770508" calcext:value-type="float">
            <text:p>-143.26477050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0.167204335" calcext:value-type="float">
            <text:p>330.167204335</text:p>
          </table:table-cell>
          <table:table-cell office:value-type="float" office:value="16.7862548828" calcext:value-type="float">
            <text:p>16.7862548828</text:p>
          </table:table-cell>
          <table:table-cell office:value-type="float" office:value="-9.62634277344" calcext:value-type="float">
            <text:p>-9.62634277344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3.89" calcext:value-type="float">
            <text:p>1603466963.89</text:p>
          </table:table-cell>
          <table:table-cell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59" calcext:value-type="float">
            <text:p>59</text:p>
          </table:table-cell>
          <table:table-cell office:value-type="float" office:value="-0.5" calcext:value-type="float">
            <text:p>-0.5</text:p>
          </table:table-cell>
          <table:table-cell office:value-type="float" office:value="0.115478515625" calcext:value-type="float">
            <text:p>0.115478515625</text:p>
          </table:table-cell>
          <table:table-cell office:value-type="float" office:value="51" calcext:value-type="float">
            <text:p>51</text:p>
          </table:table-cell>
          <table:table-cell office:value-type="float" office:value="-19" calcext:value-type="float">
            <text:p>-1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-132.164001465" calcext:value-type="float">
            <text:p>-132.16400146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34.590871462" calcext:value-type="float">
            <text:p>334.590871462</text:p>
          </table:table-cell>
          <table:table-cell office:value-type="float" office:value="16.4871826172" calcext:value-type="float">
            <text:p>16.4871826172</text:p>
          </table:table-cell>
          <table:table-cell office:value-type="float" office:value="-7.83190917969" calcext:value-type="float">
            <text:p>-7.83190917969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3.95" calcext:value-type="float">
            <text:p>1603466963.95</text:p>
          </table:table-cell>
          <table:table-cell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54" calcext:value-type="float">
            <text:p>54</text:p>
          </table:table-cell>
          <table:table-cell office:value-type="float" office:value="-0.5" calcext:value-type="float">
            <text:p>-0.5</text:p>
          </table:table-cell>
          <table:table-cell office:value-type="float" office:value="-0.21435546875" calcext:value-type="float">
            <text:p>-0.21435546875</text:p>
          </table:table-cell>
          <table:table-cell office:value-type="float" office:value="51" calcext:value-type="float">
            <text:p>51</text:p>
          </table:table-cell>
          <table:table-cell office:value-type="float" office:value="-30" calcext:value-type="float">
            <text:p>-3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107.162475586" calcext:value-type="float">
            <text:p>-107.16247558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41.979268308" calcext:value-type="float">
            <text:p>341.979268308</text:p>
          </table:table-cell>
          <table:table-cell office:value-type="float" office:value="19.4779052734" calcext:value-type="float">
            <text:p>19.4779052734</text:p>
          </table:table-cell>
          <table:table-cell office:value-type="float" office:value="-6.33654785156" calcext:value-type="float">
            <text:p>-6.33654785156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4" calcext:value-type="float">
            <text:p>1603466964</text:p>
          </table:table-cell>
          <table:table-cell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53" calcext:value-type="float">
            <text:p>53</text:p>
          </table:table-cell>
          <table:table-cell office:value-type="float" office:value="-0.5" calcext:value-type="float">
            <text:p>-0.5</text:p>
          </table:table-cell>
          <table:table-cell office:value-type="float" office:value="-0.458984375" calcext:value-type="float">
            <text:p>-0.458984375</text:p>
          </table:table-cell>
          <table:table-cell office:value-type="float" office:value="52" calcext:value-type="float">
            <text:p>52</text:p>
          </table:table-cell>
          <table:table-cell office:value-type="float" office:value="-34" calcext:value-type="float">
            <text:p>-3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-120.170593262" calcext:value-type="float">
            <text:p>-120.17059326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54.513896222" calcext:value-type="float">
            <text:p>354.513896222</text:p>
          </table:table-cell>
          <table:table-cell office:value-type="float" office:value="20.8237304688" calcext:value-type="float">
            <text:p>20.8237304688</text:p>
          </table:table-cell>
          <table:table-cell office:value-type="float" office:value="-2" calcext:value-type="float">
            <text:p>-2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4.05" calcext:value-type="float">
            <text:p>1603466964.05</text:p>
          </table:table-cell>
          <table:table-cell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51" calcext:value-type="float">
            <text:p>51</text:p>
          </table:table-cell>
          <table:table-cell office:value-type="float" office:value="-0.5" calcext:value-type="float">
            <text:p>-0.5</text:p>
          </table:table-cell>
          <table:table-cell office:value-type="float" office:value="0.0537109375" calcext:value-type="float">
            <text:p>0.0537109375</text:p>
          </table:table-cell>
          <table:table-cell office:value-type="float" office:value="53" calcext:value-type="float">
            <text:p>53</text:p>
          </table:table-cell>
          <table:table-cell office:value-type="float" office:value="-42" calcext:value-type="float">
            <text:p>-42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-106.666564941" calcext:value-type="float">
            <text:p>-106.66656494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59.001536427" calcext:value-type="float">
            <text:p>359.001536427</text:p>
          </table:table-cell>
          <table:table-cell office:value-type="float" office:value="20.3751220703" calcext:value-type="float">
            <text:p>20.3751220703</text:p>
          </table:table-cell>
          <table:table-cell office:value-type="float" office:value="-0.355102539062" calcext:value-type="float">
            <text:p>-0.355102539062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4.11" calcext:value-type="float">
            <text:p>1603466964.11</text:p>
          </table:table-cell>
          <table:table-cell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49" calcext:value-type="float">
            <text:p>49</text:p>
          </table:table-cell>
          <table:table-cell office:value-type="float" office:value="-0.5" calcext:value-type="float">
            <text:p>-0.5</text:p>
          </table:table-cell>
          <table:table-cell office:value-type="float" office:value="0.33642578125" calcext:value-type="float">
            <text:p>0.33642578125</text:p>
          </table:table-cell>
          <table:table-cell office:value-type="float" office:value="53" calcext:value-type="float">
            <text:p>53</text:p>
          </table:table-cell>
          <table:table-cell office:value-type="float" office:value="-42" calcext:value-type="float">
            <text:p>-4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-105.712890625" calcext:value-type="float">
            <text:p>-105.7128906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277180618201" calcext:value-type="float">
            <text:p>0.277180618201</text:p>
          </table:table-cell>
          <table:table-cell office:value-type="float" office:value="19.3283691406" calcext:value-type="float">
            <text:p>19.3283691406</text:p>
          </table:table-cell>
          <table:table-cell office:value-type="float" office:value="0.093505859375" calcext:value-type="float">
            <text:p>0.093505859375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4.16" calcext:value-type="float">
            <text:p>1603466964.16</text:p>
          </table:table-cell>
          <table:table-cell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49" calcext:value-type="float">
            <text:p>49</text:p>
          </table:table-cell>
          <table:table-cell office:value-type="float" office:value="-0.5" calcext:value-type="float">
            <text:p>-0.5</text:p>
          </table:table-cell>
          <table:table-cell office:value-type="float" office:value="-0.094970703125" calcext:value-type="float">
            <text:p>-0.094970703125</text:p>
          </table:table-cell>
          <table:table-cell office:value-type="float" office:value="54" calcext:value-type="float">
            <text:p>54</text:p>
          </table:table-cell>
          <table:table-cell office:value-type="float" office:value="-42" calcext:value-type="float">
            <text:p>-4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-96.6873168945" calcext:value-type="float">
            <text:p>-96.687316894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.63628934214" calcext:value-type="float">
            <text:p>9.63628934214</text:p>
          </table:table-cell>
          <table:table-cell office:value-type="float" office:value="19.9265136719" calcext:value-type="float">
            <text:p>19.9265136719</text:p>
          </table:table-cell>
          <table:table-cell office:value-type="float" office:value="3.38330078125" calcext:value-type="float">
            <text:p>3.38330078125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4.21" calcext:value-type="float">
            <text:p>1603466964.21</text:p>
          </table:table-cell>
          <table:table-cell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-0.258056640625" calcext:value-type="float">
            <text:p>-0.258056640625</text:p>
          </table:table-cell>
          <table:table-cell office:value-type="float" office:value="54" calcext:value-type="float">
            <text:p>54</text:p>
          </table:table-cell>
          <table:table-cell office:value-type="float" office:value="-38" calcext:value-type="float">
            <text:p>-38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-92.6742553711" calcext:value-type="float">
            <text:p>-92.674255371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.1515443271" calcext:value-type="float">
            <text:p>15.1515443271</text:p>
          </table:table-cell>
          <table:table-cell office:value-type="float" office:value="20.2255859375" calcext:value-type="float">
            <text:p>20.2255859375</text:p>
          </table:table-cell>
          <table:table-cell office:value-type="float" office:value="5.47680664062" calcext:value-type="float">
            <text:p>5.47680664062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4.27" calcext:value-type="float">
            <text:p>1603466964.27</text:p>
          </table:table-cell>
          <table:table-cell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50" calcext:value-type="float">
            <text:p>50</text:p>
          </table:table-cell>
          <table:table-cell office:value-type="float" office:value="-0.5" calcext:value-type="float">
            <text:p>-0.5</text:p>
          </table:table-cell>
          <table:table-cell office:value-type="float" office:value="0.09619140625" calcext:value-type="float">
            <text:p>0.09619140625</text:p>
          </table:table-cell>
          <table:table-cell office:value-type="float" office:value="55" calcext:value-type="float">
            <text:p>55</text:p>
          </table:table-cell>
          <table:table-cell office:value-type="float" office:value="-34" calcext:value-type="float">
            <text:p>-34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-90.7669067383" calcext:value-type="float">
            <text:p>-90.766906738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.1205962206" calcext:value-type="float">
            <text:p>23.1205962206</text:p>
          </table:table-cell>
          <table:table-cell office:value-type="float" office:value="18.4311523438" calcext:value-type="float">
            <text:p>18.4311523438</text:p>
          </table:table-cell>
          <table:table-cell office:value-type="float" office:value="7.86938476562" calcext:value-type="float">
            <text:p>7.86938476562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4.32" calcext:value-type="float">
            <text:p>1603466964.32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49" calcext:value-type="float">
            <text:p>49</text:p>
          </table:table-cell>
          <table:table-cell office:value-type="float" office:value="-0.5" calcext:value-type="float">
            <text:p>-0.5</text:p>
          </table:table-cell>
          <table:table-cell office:value-type="float" office:value="0.19580078125" calcext:value-type="float">
            <text:p>0.19580078125</text:p>
          </table:table-cell>
          <table:table-cell office:value-type="float" office:value="56" calcext:value-type="float">
            <text:p>56</text:p>
          </table:table-cell>
          <table:table-cell office:value-type="float" office:value="-31" calcext:value-type="float">
            <text:p>-3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-90.3472900391" calcext:value-type="float">
            <text:p>-90.347290039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.1205962206" calcext:value-type="float">
            <text:p>23.1205962206</text:p>
          </table:table-cell>
          <table:table-cell office:value-type="float" office:value="18.4311523438" calcext:value-type="float">
            <text:p>18.4311523438</text:p>
          </table:table-cell>
          <table:table-cell office:value-type="float" office:value="7.86938476562" calcext:value-type="float">
            <text:p>7.86938476562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4.37" calcext:value-type="float">
            <text:p>1603466964.37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48" calcext:value-type="float">
            <text:p>48</text:p>
          </table:table-cell>
          <table:table-cell office:value-type="float" office:value="-0.5" calcext:value-type="float">
            <text:p>-0.5</text:p>
          </table:table-cell>
          <table:table-cell office:value-type="float" office:value="0.00439453125" calcext:value-type="float">
            <text:p>0.00439453125</text:p>
          </table:table-cell>
          <table:table-cell office:value-type="float" office:value="56" calcext:value-type="float">
            <text:p>56</text:p>
          </table:table-cell>
          <table:table-cell office:value-type="float" office:value="-28" calcext:value-type="float">
            <text:p>-28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-68.4585571289" calcext:value-type="float">
            <text:p>-68.458557128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.54413299" calcext:value-type="float">
            <text:p>29.54413299</text:p>
          </table:table-cell>
          <table:table-cell office:value-type="float" office:value="16.7862548828" calcext:value-type="float">
            <text:p>16.7862548828</text:p>
          </table:table-cell>
          <table:table-cell office:value-type="float" office:value="9.51428222656" calcext:value-type="float">
            <text:p>9.51428222656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4.43" calcext:value-type="float">
            <text:p>1603466964.43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50" calcext:value-type="float">
            <text:p>50</text:p>
          </table:table-cell>
          <table:table-cell office:value-type="float" office:value="-0.5" calcext:value-type="float">
            <text:p>-0.5</text:p>
          </table:table-cell>
          <table:table-cell office:value-type="float" office:value="-0.215087890625" calcext:value-type="float">
            <text:p>-0.215087890625</text:p>
          </table:table-cell>
          <table:table-cell office:value-type="float" office:value="57" calcext:value-type="float">
            <text:p>57</text:p>
          </table:table-cell>
          <table:table-cell office:value-type="float" office:value="-23" calcext:value-type="float">
            <text:p>-23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-87.3031616211" calcext:value-type="float">
            <text:p>-87.303161621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.8565686073" calcext:value-type="float">
            <text:p>35.8565686073</text:p>
          </table:table-cell>
          <table:table-cell office:value-type="float" office:value="15.4404296875" calcext:value-type="float">
            <text:p>15.4404296875</text:p>
          </table:table-cell>
          <table:table-cell office:value-type="float" office:value="11.1591796875" calcext:value-type="float">
            <text:p>11.1591796875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4.48" calcext:value-type="float">
            <text:p>1603466964.48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52" calcext:value-type="float">
            <text:p>52</text:p>
          </table:table-cell>
          <table:table-cell office:value-type="float" office:value="-0.5" calcext:value-type="float">
            <text:p>-0.5</text:p>
          </table:table-cell>
          <table:table-cell office:value-type="float" office:value="-0.019775390625" calcext:value-type="float">
            <text:p>-0.019775390625</text:p>
          </table:table-cell>
          <table:table-cell office:value-type="float" office:value="57" calcext:value-type="float">
            <text:p>57</text:p>
          </table:table-cell>
          <table:table-cell office:value-type="float" office:value="-18" calcext:value-type="float">
            <text:p>-18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-77.2552490234" calcext:value-type="float">
            <text:p>-77.255249023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.6306496146" calcext:value-type="float">
            <text:p>35.6306496146</text:p>
          </table:table-cell>
          <table:table-cell office:value-type="float" office:value="18.2816162109" calcext:value-type="float">
            <text:p>18.2816162109</text:p>
          </table:table-cell>
          <table:table-cell office:value-type="float" office:value="13.1031494141" calcext:value-type="float">
            <text:p>13.1031494141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4.53" calcext:value-type="float">
            <text:p>1603466964.53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59" calcext:value-type="float">
            <text:p>59</text:p>
          </table:table-cell>
          <table:table-cell office:value-type="float" office:value="-0.5" calcext:value-type="float">
            <text:p>-0.5</text:p>
          </table:table-cell>
          <table:table-cell office:value-type="float" office:value="0.052001953125" calcext:value-type="float">
            <text:p>0.052001953125</text:p>
          </table:table-cell>
          <table:table-cell office:value-type="float" office:value="58" calcext:value-type="float">
            <text:p>58</text:p>
          </table:table-cell>
          <table:table-cell office:value-type="float" office:value="-12" calcext:value-type="float">
            <text:p>-12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76.6754150391" calcext:value-type="float">
            <text:p>-76.675415039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2.1278401495" calcext:value-type="float">
            <text:p>42.1278401495</text:p>
          </table:table-cell>
          <table:table-cell office:value-type="float" office:value="16.63671875" calcext:value-type="float">
            <text:p>16.63671875</text:p>
          </table:table-cell>
          <table:table-cell office:value-type="float" office:value="15.0471191406" calcext:value-type="float">
            <text:p>15.0471191406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4.58" calcext:value-type="float">
            <text:p>1603466964.58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66" calcext:value-type="float">
            <text:p>66</text:p>
          </table:table-cell>
          <table:table-cell office:value-type="float" office:value="-0.5" calcext:value-type="float">
            <text:p>-0.5</text:p>
          </table:table-cell>
          <table:table-cell office:value-type="float" office:value="-0.015869140625" calcext:value-type="float">
            <text:p>-0.015869140625</text:p>
          </table:table-cell>
          <table:table-cell office:value-type="float" office:value="58" calcext:value-type="float">
            <text:p>58</text:p>
          </table:table-cell>
          <table:table-cell office:value-type="float" office:value="-6" calcext:value-type="float">
            <text:p>-6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79.3762207031" calcext:value-type="float">
            <text:p>-79.376220703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7.1329158427" calcext:value-type="float">
            <text:p>47.1329158427</text:p>
          </table:table-cell>
          <table:table-cell office:value-type="float" office:value="14.244140625" calcext:value-type="float">
            <text:p>14.244140625</text:p>
          </table:table-cell>
          <table:table-cell office:value-type="float" office:value="15.3461914062" calcext:value-type="float">
            <text:p>15.3461914062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4.64" calcext:value-type="float">
            <text:p>1603466964.64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75" calcext:value-type="float">
            <text:p>75</text:p>
          </table:table-cell>
          <table:table-cell office:value-type="float" office:value="-0.5" calcext:value-type="float">
            <text:p>-0.5</text:p>
          </table:table-cell>
          <table:table-cell office:value-type="float" office:value="0.060791015625" calcext:value-type="float">
            <text:p>0.060791015625</text:p>
          </table:table-cell>
          <table:table-cell office:value-type="float" office:value="59" calcext:value-type="float">
            <text:p>59</text:p>
          </table:table-cell>
          <table:table-cell office:value-type="float" office:value="-2" calcext:value-type="float">
            <text:p>-2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-78.9489746094" calcext:value-type="float">
            <text:p>-78.948974609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7.9817799594" calcext:value-type="float">
            <text:p>47.9817799594</text:p>
          </table:table-cell>
          <table:table-cell office:value-type="float" office:value="12.7487792969" calcext:value-type="float">
            <text:p>12.7487792969</text:p>
          </table:table-cell>
          <table:table-cell office:value-type="float" office:value="14.1499023438" calcext:value-type="float">
            <text:p>14.1499023438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4.69" calcext:value-type="float">
            <text:p>1603466964.69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84" calcext:value-type="float">
            <text:p>84</text:p>
          </table:table-cell>
          <table:table-cell office:value-type="float" office:value="-0.5" calcext:value-type="float">
            <text:p>-0.5</text:p>
          </table:table-cell>
          <table:table-cell office:value-type="float" office:value="-0.027587890625" calcext:value-type="float">
            <text:p>-0.02758789062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-77.3849487305" calcext:value-type="float">
            <text:p>-77.384948730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3.9786994912" calcext:value-type="float">
            <text:p>53.9786994912</text:p>
          </table:table-cell>
          <table:table-cell office:value-type="float" office:value="11.7020263672" calcext:value-type="float">
            <text:p>11.7020263672</text:p>
          </table:table-cell>
          <table:table-cell office:value-type="float" office:value="16.0938720703" calcext:value-type="float">
            <text:p>16.0938720703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3466964.74" calcext:value-type="float">
            <text:p>1603466964.74</text:p>
          </table:table-cell>
          <table:table-cell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-0.1201171875" calcext:value-type="float">
            <text:p>-0.1201171875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-72.9293823242" calcext:value-type="float">
            <text:p>-72.9293823242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6.1427055543" calcext:value-type="float">
            <text:p>56.1427055543</text:p>
          </table:table-cell>
          <table:table-cell office:value-type="float" office:value="12.0010986328" calcext:value-type="float">
            <text:p>12.0010986328</text:p>
          </table:table-cell>
          <table:table-cell office:value-type="float" office:value="17.8883056641" calcext:value-type="float">
            <text:p>17.8883056641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4.79" calcext:value-type="float">
            <text:p>1603466964.79</text:p>
          </table:table-cell>
          <table:table-cell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101" calcext:value-type="float">
            <text:p>101</text:p>
          </table:table-cell>
          <table:table-cell office:value-type="float" office:value="-0.5" calcext:value-type="float">
            <text:p>-0.5</text:p>
          </table:table-cell>
          <table:table-cell office:value-type="float" office:value="-0.007080078125" calcext:value-type="float">
            <text:p>-0.00708007812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-64.2242431641" calcext:value-type="float">
            <text:p>-64.224243164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2.5065885345" calcext:value-type="float">
            <text:p>62.5065885345</text:p>
          </table:table-cell>
          <table:table-cell office:value-type="float" office:value="9.30944824219" calcext:value-type="float">
            <text:p>9.30944824219</text:p>
          </table:table-cell>
          <table:table-cell office:value-type="float" office:value="17.8883056641" calcext:value-type="float">
            <text:p>17.8883056641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4.85" calcext:value-type="float">
            <text:p>1603466964.85</text:p>
          </table:table-cell>
          <table:table-cell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109" calcext:value-type="float">
            <text:p>109</text:p>
          </table:table-cell>
          <table:table-cell office:value-type="float" office:value="-0.5" calcext:value-type="float">
            <text:p>-0.5</text:p>
          </table:table-cell>
          <table:table-cell office:value-type="float" office:value="-0.0380859375" calcext:value-type="float">
            <text:p>-0.0380859375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-60.1501464844" calcext:value-type="float">
            <text:p>-60.1501464844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1.2815857412" calcext:value-type="float">
            <text:p>61.2815857412</text:p>
          </table:table-cell>
          <table:table-cell office:value-type="float" office:value="9.30944824219" calcext:value-type="float">
            <text:p>9.30944824219</text:p>
          </table:table-cell>
          <table:table-cell office:value-type="float" office:value="16.9910888672" calcext:value-type="float">
            <text:p>16.9910888672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4.9" calcext:value-type="float">
            <text:p>1603466964.9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116" calcext:value-type="float">
            <text:p>116</text:p>
          </table:table-cell>
          <table:table-cell office:value-type="float" office:value="-0.5" calcext:value-type="float">
            <text:p>-0.5</text:p>
          </table:table-cell>
          <table:table-cell office:value-type="float" office:value="0.060791015625" calcext:value-type="float">
            <text:p>0.060791015625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-61.279296875" calcext:value-type="float">
            <text:p>-61.27929687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0.0423907098" calcext:value-type="float">
            <text:p>70.0423907098</text:p>
          </table:table-cell>
          <table:table-cell office:value-type="float" office:value="6.76733398438" calcext:value-type="float">
            <text:p>6.76733398438</text:p>
          </table:table-cell>
          <table:table-cell office:value-type="float" office:value="18.6359863281" calcext:value-type="float">
            <text:p>18.6359863281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4.96" calcext:value-type="float">
            <text:p>1603466964.96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123" calcext:value-type="float">
            <text:p>123</text:p>
          </table:table-cell>
          <table:table-cell office:value-type="float" office:value="-0.5" calcext:value-type="float">
            <text:p>-0.5</text:p>
          </table:table-cell>
          <table:table-cell office:value-type="float" office:value="-0.00244140625" calcext:value-type="float">
            <text:p>-0.00244140625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-75.2182006836" calcext:value-type="float">
            <text:p>-75.218200683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9.7085615783" calcext:value-type="float">
            <text:p>69.7085615783</text:p>
          </table:table-cell>
          <table:table-cell office:value-type="float" office:value="7.66455078125" calcext:value-type="float">
            <text:p>7.66455078125</text:p>
          </table:table-cell>
          <table:table-cell office:value-type="float" office:value="20.7294921875" calcext:value-type="float">
            <text:p>20.7294921875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5.01" calcext:value-type="float">
            <text:p>1603466965.01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02978515625" calcext:value-type="float">
            <text:p>0.02978515625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-71.0983276367" calcext:value-type="float">
            <text:p>-71.098327636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5.6215781693" calcext:value-type="float">
            <text:p>75.6215781693</text:p>
          </table:table-cell>
          <table:table-cell office:value-type="float" office:value="5.12243652344" calcext:value-type="float">
            <text:p>5.12243652344</text:p>
          </table:table-cell>
          <table:table-cell office:value-type="float" office:value="19.9818115234" calcext:value-type="float">
            <text:p>19.9818115234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5.07" calcext:value-type="float">
            <text:p>1603466965.07</text:p>
          </table:table-cell>
          <table:table-cell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-0.137451171875" calcext:value-type="float">
            <text:p>-0.13745117187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-101.943969727" calcext:value-type="float">
            <text:p>-101.943969727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.054439357" calcext:value-type="float">
            <text:p>80.054439357</text:p>
          </table:table-cell>
          <table:table-cell office:value-type="float" office:value="3.4775390625" calcext:value-type="float">
            <text:p>3.4775390625</text:p>
          </table:table-cell>
          <table:table-cell office:value-type="float" office:value="19.8322753906" calcext:value-type="float">
            <text:p>19.8322753906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5.12" calcext:value-type="float">
            <text:p>1603466965.12</text:p>
          </table:table-cell>
          <table:table-cell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-0.222900390625" calcext:value-type="float">
            <text:p>-0.22290039062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-114.883422852" calcext:value-type="float">
            <text:p>-114.88342285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5.7383314248" calcext:value-type="float">
            <text:p>85.7383314248</text:p>
          </table:table-cell>
          <table:table-cell office:value-type="float" office:value="1.53356933594" calcext:value-type="float">
            <text:p>1.53356933594</text:p>
          </table:table-cell>
          <table:table-cell office:value-type="float" office:value="20.5799560547" calcext:value-type="float">
            <text:p>20.5799560547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5.17" calcext:value-type="float">
            <text:p>1603466965.17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-0.2314453125" calcext:value-type="float">
            <text:p>-0.2314453125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-125.991821289" calcext:value-type="float">
            <text:p>-125.99182128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8.2028220769" calcext:value-type="float">
            <text:p>88.2028220769</text:p>
          </table:table-cell>
          <table:table-cell office:value-type="float" office:value="0.636352539062" calcext:value-type="float">
            <text:p>0.636352539062</text:p>
          </table:table-cell>
          <table:table-cell office:value-type="float" office:value="20.2808837891" calcext:value-type="float">
            <text:p>20.280883789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3466965.23" calcext:value-type="float">
            <text:p>1603466965.23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.5</text:p>
          </table:table-cell>
          <table:table-cell office:value-type="float" office:value="0.178955078125" calcext:value-type="float">
            <text:p>0.178955078125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133.682250977" calcext:value-type="float">
            <text:p>-133.682250977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8.39152707" calcext:value-type="float">
            <text:p>98.39152707</text:p>
          </table:table-cell>
          <table:table-cell office:value-type="float" office:value="-3.10205078125" calcext:value-type="float">
            <text:p>-3.10205078125</text:p>
          </table:table-cell>
          <table:table-cell office:value-type="float" office:value="21.0285644531" calcext:value-type="float">
            <text:p>21.0285644531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5.28" calcext:value-type="float">
            <text:p>1603466965.28</text:p>
          </table:table-cell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.5</text:p>
          </table:table-cell>
          <table:table-cell office:value-type="float" office:value="-0.09912109375" calcext:value-type="float">
            <text:p>-0.09912109375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-144.073486328" calcext:value-type="float">
            <text:p>-144.073486328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0.305748246" calcext:value-type="float">
            <text:p>110.305748246</text:p>
          </table:table-cell>
          <table:table-cell office:value-type="float" office:value="-6.84045410156" calcext:value-type="float">
            <text:p>-6.84045410156</text:p>
          </table:table-cell>
          <table:table-cell office:value-type="float" office:value="18.4864501953" calcext:value-type="float">
            <text:p>18.4864501953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5.33" calcext:value-type="float">
            <text:p>1603466965.33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009521484375" calcext:value-type="float">
            <text:p>0.009521484375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-152.565002441" calcext:value-type="float">
            <text:p>-152.56500244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4.089638458" calcext:value-type="float">
            <text:p>114.089638458</text:p>
          </table:table-cell>
          <table:table-cell office:value-type="float" office:value="-8.93395996094" calcext:value-type="float">
            <text:p>-8.93395996094</text:p>
          </table:table-cell>
          <table:table-cell office:value-type="float" office:value="19.9818115234" calcext:value-type="float">
            <text:p>19.9818115234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5.39" calcext:value-type="float">
            <text:p>1603466965.39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305908203125" calcext:value-type="float">
            <text:p>0.305908203125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-147.201538086" calcext:value-type="float">
            <text:p>-147.20153808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8.051722676" calcext:value-type="float">
            <text:p>118.051722676</text:p>
          </table:table-cell>
          <table:table-cell office:value-type="float" office:value="-9.53210449219" calcext:value-type="float">
            <text:p>-9.53210449219</text:p>
          </table:table-cell>
          <table:table-cell office:value-type="float" office:value="17.8883056641" calcext:value-type="float">
            <text:p>17.8883056641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5.44" calcext:value-type="float">
            <text:p>1603466965.44</text:p>
          </table:table-cell>
          <table:table-cell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0.16455078125" calcext:value-type="float">
            <text:p>-0.16455078125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-149.909973145" calcext:value-type="float">
            <text:p>-149.90997314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3.916215404" calcext:value-type="float">
            <text:p>123.916215404</text:p>
          </table:table-cell>
          <table:table-cell office:value-type="float" office:value="-11.6256103516" calcext:value-type="float">
            <text:p>-11.6256103516</text:p>
          </table:table-cell>
          <table:table-cell office:value-type="float" office:value="17.2901611328" calcext:value-type="float">
            <text:p>17.2901611328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5.49" calcext:value-type="float">
            <text:p>1603466965.49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-150.268554688" calcext:value-type="float">
            <text:p>-150.26855468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5.591206563" calcext:value-type="float">
            <text:p>135.591206563</text:p>
          </table:table-cell>
          <table:table-cell office:value-type="float" office:value="-15.5135498047" calcext:value-type="float">
            <text:p>-15.5135498047</text:p>
          </table:table-cell>
          <table:table-cell office:value-type="float" office:value="15.1966552734" calcext:value-type="float">
            <text:p>15.1966552734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5.55" calcext:value-type="float">
            <text:p>1603466965.55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0.217041015625" calcext:value-type="float">
            <text:p>-0.217041015625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-146.018981934" calcext:value-type="float">
            <text:p>-146.0189819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0.939973626" calcext:value-type="float">
            <text:p>140.939973626</text:p>
          </table:table-cell>
          <table:table-cell office:value-type="float" office:value="-15.9621582031" calcext:value-type="float">
            <text:p>-15.9621582031</text:p>
          </table:table-cell>
          <table:table-cell office:value-type="float" office:value="12.9536132812" calcext:value-type="float">
            <text:p>12.9536132812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5.6" calcext:value-type="float">
            <text:p>1603466965.6</text:p>
          </table:table-cell>
          <table:table-cell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71" calcext:value-type="float">
            <text:p>71</text:p>
          </table:table-cell>
          <table:table-cell office:value-type="float" office:value="-0.5" calcext:value-type="float">
            <text:p>-0.5</text:p>
          </table:table-cell>
          <table:table-cell office:value-type="float" office:value="0.085693359375" calcext:value-type="float">
            <text:p>0.085693359375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-149.887084961" calcext:value-type="float">
            <text:p>-149.88708496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50.129548876" calcext:value-type="float">
            <text:p>150.129548876</text:p>
          </table:table-cell>
          <table:table-cell office:value-type="float" office:value="-17.6070556641" calcext:value-type="float">
            <text:p>-17.6070556641</text:p>
          </table:table-cell>
          <table:table-cell office:value-type="float" office:value="10.1124267578" calcext:value-type="float">
            <text:p>10.1124267578</text:p>
          </table:table-cell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5.65" calcext:value-type="float">
            <text:p>1603466965.65</text:p>
          </table:table-cell>
          <table:table-cell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67" calcext:value-type="float">
            <text:p>67</text:p>
          </table:table-cell>
          <table:table-cell office:value-type="float" office:value="-0.5" calcext:value-type="float">
            <text:p>-0.5</text:p>
          </table:table-cell>
          <table:table-cell office:value-type="float" office:value="0.067138671875" calcext:value-type="float">
            <text:p>0.067138671875</text:p>
          </table:table-cell>
          <table:table-cell office:value-type="float" office:value="71" calcext:value-type="float">
            <text:p>71</text:p>
          </table:table-cell>
          <table:table-cell office:value-type="float" office:value="-7" calcext:value-type="float">
            <text:p>-7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142.044067383" calcext:value-type="float">
            <text:p>-142.04406738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6.258809197" calcext:value-type="float">
            <text:p>156.258809197</text:p>
          </table:table-cell>
          <table:table-cell office:value-type="float" office:value="-19.251953125" calcext:value-type="float">
            <text:p>-19.251953125</text:p>
          </table:table-cell>
          <table:table-cell office:value-type="float" office:value="8.46752929688" calcext:value-type="float">
            <text:p>8.46752929688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5.7" calcext:value-type="float">
            <text:p>1603466965.7</text:p>
          </table:table-cell>
          <table:table-cell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64" calcext:value-type="float">
            <text:p>64</text:p>
          </table:table-cell>
          <table:table-cell office:value-type="float" office:value="-0.5" calcext:value-type="float">
            <text:p>-0.5</text:p>
          </table:table-cell>
          <table:table-cell office:value-type="float" office:value="-0.35205078125" calcext:value-type="float">
            <text:p>-0.35205078125</text:p>
          </table:table-cell>
          <table:table-cell office:value-type="float" office:value="72" calcext:value-type="float">
            <text:p>72</text:p>
          </table:table-cell>
          <table:table-cell office:value-type="float" office:value="-13" calcext:value-type="float">
            <text:p>-13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-118.911743164" calcext:value-type="float">
            <text:p>-118.91174316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6.909598804" calcext:value-type="float">
            <text:p>156.909598804</text:p>
          </table:table-cell>
          <table:table-cell office:value-type="float" office:value="-17.7565917969" calcext:value-type="float">
            <text:p>-17.7565917969</text:p>
          </table:table-cell>
          <table:table-cell office:value-type="float" office:value="7.5703125" calcext:value-type="float">
            <text:p>7.5703125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3466965.76" calcext:value-type="float">
            <text:p>1603466965.76</text:p>
          </table:table-cell>
          <table:table-cell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60" calcext:value-type="float">
            <text:p>60</text:p>
          </table:table-cell>
          <table:table-cell office:value-type="float" office:value="-0.5" calcext:value-type="float">
            <text:p>-0.5</text:p>
          </table:table-cell>
          <table:table-cell office:value-type="float" office:value="-0.12744140625" calcext:value-type="float">
            <text:p>-0.12744140625</text:p>
          </table:table-cell>
          <table:table-cell office:value-type="float" office:value="73" calcext:value-type="float">
            <text:p>73</text:p>
          </table:table-cell>
          <table:table-cell office:value-type="float" office:value="-25" calcext:value-type="float">
            <text:p>-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-127.220153809" calcext:value-type="float">
            <text:p>-127.22015380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6.619355872" calcext:value-type="float">
            <text:p>166.619355872</text:p>
          </table:table-cell>
          <table:table-cell office:value-type="float" office:value="-19.251953125" calcext:value-type="float">
            <text:p>-19.251953125</text:p>
          </table:table-cell>
          <table:table-cell office:value-type="float" office:value="4.57958984375" calcext:value-type="float">
            <text:p>4.57958984375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5.81" calcext:value-type="float">
            <text:p>1603466965.81</text:p>
          </table:table-cell>
          <table:table-cell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56" calcext:value-type="float">
            <text:p>56</text:p>
          </table:table-cell>
          <table:table-cell office:value-type="float" office:value="-0.5" calcext:value-type="float">
            <text:p>-0.5</text:p>
          </table:table-cell>
          <table:table-cell office:value-type="float" office:value="-0.03515625" calcext:value-type="float">
            <text:p>-0.03515625</text:p>
          </table:table-cell>
          <table:table-cell office:value-type="float" office:value="73" calcext:value-type="float">
            <text:p>73</text:p>
          </table:table-cell>
          <table:table-cell office:value-type="float" office:value="-37" calcext:value-type="float">
            <text:p>-37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129.295349121" calcext:value-type="float">
            <text:p>-129.29534912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74.633040144" calcext:value-type="float">
            <text:p>174.633040144</text:p>
          </table:table-cell>
          <table:table-cell office:value-type="float" office:value="-18.5042724609" calcext:value-type="float">
            <text:p>-18.5042724609</text:p>
          </table:table-cell>
          <table:table-cell office:value-type="float" office:value="1.73840332031" calcext:value-type="float">
            <text:p>1.73840332031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5.86" calcext:value-type="float">
            <text:p>1603466965.86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56" calcext:value-type="float">
            <text:p>56</text:p>
          </table:table-cell>
          <table:table-cell office:value-type="float" office:value="-0.5" calcext:value-type="float">
            <text:p>-0.5</text:p>
          </table:table-cell>
          <table:table-cell office:value-type="float" office:value="0.062744140625" calcext:value-type="float">
            <text:p>0.062744140625</text:p>
          </table:table-cell>
          <table:table-cell office:value-type="float" office:value="74" calcext:value-type="float">
            <text:p>74</text:p>
          </table:table-cell>
          <table:table-cell office:value-type="float" office:value="-41" calcext:value-type="float">
            <text:p>-41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-111.663818359" calcext:value-type="float">
            <text:p>-111.66381835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1.873439144" calcext:value-type="float">
            <text:p>181.873439144</text:p>
          </table:table-cell>
          <table:table-cell office:value-type="float" office:value="-19.9996337891" calcext:value-type="float">
            <text:p>-19.9996337891</text:p>
          </table:table-cell>
          <table:table-cell office:value-type="float" office:value="-0.654174804688" calcext:value-type="float">
            <text:p>-0.654174804688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5.92" calcext:value-type="float">
            <text:p>1603466965.92</text:p>
          </table:table-cell>
          <table:table-cell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55" calcext:value-type="float">
            <text:p>55</text:p>
          </table:table-cell>
          <table:table-cell office:value-type="float" office:value="-0.5" calcext:value-type="float">
            <text:p>-0.5</text:p>
          </table:table-cell>
          <table:table-cell office:value-type="float" office:value="0.125732421875" calcext:value-type="float">
            <text:p>0.125732421875</text:p>
          </table:table-cell>
          <table:table-cell office:value-type="float" office:value="75" calcext:value-type="float">
            <text:p>75</text:p>
          </table:table-cell>
          <table:table-cell office:value-type="float" office:value="-44" calcext:value-type="float">
            <text:p>-44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-110.664367676" calcext:value-type="float">
            <text:p>-110.66436767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6.706806407" calcext:value-type="float">
            <text:p>186.706806407</text:p>
          </table:table-cell>
          <table:table-cell office:value-type="float" office:value="-19.5510253906" calcext:value-type="float">
            <text:p>-19.5510253906</text:p>
          </table:table-cell>
          <table:table-cell office:value-type="float" office:value="-2.29907226562" calcext:value-type="float">
            <text:p>-2.29907226562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5.97" calcext:value-type="float">
            <text:p>1603466965.97</text:p>
          </table:table-cell>
          <table:table-cell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54" calcext:value-type="float">
            <text:p>54</text:p>
          </table:table-cell>
          <table:table-cell office:value-type="float" office:value="-0.5" calcext:value-type="float">
            <text:p>-0.5</text:p>
          </table:table-cell>
          <table:table-cell office:value-type="float" office:value="-0.185302734375" calcext:value-type="float">
            <text:p>-0.185302734375</text:p>
          </table:table-cell>
          <table:table-cell office:value-type="float" office:value="75" calcext:value-type="float">
            <text:p>75</text:p>
          </table:table-cell>
          <table:table-cell office:value-type="float" office:value="-47" calcext:value-type="float">
            <text:p>-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-106.391906738" calcext:value-type="float">
            <text:p>-106.39190673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3.673284008" calcext:value-type="float">
            <text:p>193.673284008</text:p>
          </table:table-cell>
          <table:table-cell office:value-type="float" office:value="-18.0556640625" calcext:value-type="float">
            <text:p>-18.0556640625</text:p>
          </table:table-cell>
          <table:table-cell office:value-type="float" office:value="-4.392578125" calcext:value-type="float">
            <text:p>-4.392578125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6.03" calcext:value-type="float">
            <text:p>1603466966.03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53" calcext:value-type="float">
            <text:p>53</text:p>
          </table:table-cell>
          <table:table-cell office:value-type="float" office:value="-0.5" calcext:value-type="float">
            <text:p>-0.5</text:p>
          </table:table-cell>
          <table:table-cell office:value-type="float" office:value="-0.043212890625" calcext:value-type="float">
            <text:p>-0.043212890625</text:p>
          </table:table-cell>
          <table:table-cell office:value-type="float" office:value="76" calcext:value-type="float">
            <text:p>76</text:p>
          </table:table-cell>
          <table:table-cell office:value-type="float" office:value="-48" calcext:value-type="float">
            <text:p>-48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100.761413574" calcext:value-type="float">
            <text:p>-100.76141357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8.345095419" calcext:value-type="float">
            <text:p>198.345095419</text:p>
          </table:table-cell>
          <table:table-cell office:value-type="float" office:value="-17.7565917969" calcext:value-type="float">
            <text:p>-17.7565917969</text:p>
          </table:table-cell>
          <table:table-cell office:value-type="float" office:value="-5.88793945312" calcext:value-type="float">
            <text:p>-5.88793945312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6.08" calcext:value-type="float">
            <text:p>1603466966.08</text:p>
          </table:table-cell>
          <table:table-cell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-0.156494140625" calcext:value-type="float">
            <text:p>-0.156494140625</text:p>
          </table:table-cell>
          <table:table-cell office:value-type="float" office:value="76" calcext:value-type="float">
            <text:p>76</text:p>
          </table:table-cell>
          <table:table-cell office:value-type="float" office:value="-46" calcext:value-type="float">
            <text:p>-46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-97.1069335938" calcext:value-type="float">
            <text:p>-97.106933593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2.815753204" calcext:value-type="float">
            <text:p>202.815753204</text:p>
          </table:table-cell>
          <table:table-cell office:value-type="float" office:value="-17.9061279297" calcext:value-type="float">
            <text:p>-17.9061279297</text:p>
          </table:table-cell>
          <table:table-cell office:value-type="float" office:value="-7.53283691406" calcext:value-type="float">
            <text:p>-7.53283691406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6.13" calcext:value-type="float">
            <text:p>1603466966.13</text:p>
          </table:table-cell>
          <table:table-cell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54" calcext:value-type="float">
            <text:p>54</text:p>
          </table:table-cell>
          <table:table-cell office:value-type="float" office:value="-0.5" calcext:value-type="float">
            <text:p>-0.5</text:p>
          </table:table-cell>
          <table:table-cell office:value-type="float" office:value="-0.05029296875" calcext:value-type="float">
            <text:p>-0.05029296875</text:p>
          </table:table-cell>
          <table:table-cell office:value-type="float" office:value="77" calcext:value-type="float">
            <text:p>77</text:p>
          </table:table-cell>
          <table:table-cell office:value-type="float" office:value="-44" calcext:value-type="float">
            <text:p>-44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-93.5440063477" calcext:value-type="float">
            <text:p>-93.544006347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0.177573125" calcext:value-type="float">
            <text:p>210.177573125</text:p>
          </table:table-cell>
          <table:table-cell office:value-type="float" office:value="-18.3547363281" calcext:value-type="float">
            <text:p>-18.3547363281</text:p>
          </table:table-cell>
          <table:table-cell office:value-type="float" office:value="-10.6730957031" calcext:value-type="float">
            <text:p>-10.6730957031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6.19" calcext:value-type="float">
            <text:p>1603466966.19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-0.125732421875" calcext:value-type="float">
            <text:p>-0.125732421875</text:p>
          </table:table-cell>
          <table:table-cell office:value-type="float" office:value="77" calcext:value-type="float">
            <text:p>77</text:p>
          </table:table-cell>
          <table:table-cell office:value-type="float" office:value="-41" calcext:value-type="float">
            <text:p>-41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-81.657409668" calcext:value-type="float">
            <text:p>-81.65740966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1.667050007" calcext:value-type="float">
            <text:p>211.667050007</text:p>
          </table:table-cell>
          <table:table-cell office:value-type="float" office:value="-15.3640136719" calcext:value-type="float">
            <text:p>-15.3640136719</text:p>
          </table:table-cell>
          <table:table-cell office:value-type="float" office:value="-9.47680664062" calcext:value-type="float">
            <text:p>-9.47680664062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3466966.24" calcext:value-type="float">
            <text:p>1603466966.24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62" calcext:value-type="float">
            <text:p>62</text:p>
          </table:table-cell>
          <table:table-cell office:value-type="float" office:value="-0.5" calcext:value-type="float">
            <text:p>-0.5</text:p>
          </table:table-cell>
          <table:table-cell office:value-type="float" office:value="-0.047607421875" calcext:value-type="float">
            <text:p>-0.047607421875</text:p>
          </table:table-cell>
          <table:table-cell office:value-type="float" office:value="78" calcext:value-type="float">
            <text:p>78</text:p>
          </table:table-cell>
          <table:table-cell office:value-type="float" office:value="-38" calcext:value-type="float">
            <text:p>-38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-84.4497680664" calcext:value-type="float">
            <text:p>-84.449768066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8.081714338" calcext:value-type="float">
            <text:p>218.081714338</text:p>
          </table:table-cell>
          <table:table-cell office:value-type="float" office:value="-14.7658691406" calcext:value-type="float">
            <text:p>-14.7658691406</text:p>
          </table:table-cell>
          <table:table-cell office:value-type="float" office:value="-11.5703125" calcext:value-type="float">
            <text:p>-11.5703125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6.29" calcext:value-type="float">
            <text:p>1603466966.29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-0.0166015625" calcext:value-type="float">
            <text:p>-0.0166015625</text:p>
          </table:table-cell>
          <table:table-cell office:value-type="float" office:value="78" calcext:value-type="float">
            <text:p>78</text:p>
          </table:table-cell>
          <table:table-cell office:value-type="float" office:value="-35" calcext:value-type="float">
            <text:p>-35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-74.577331543" calcext:value-type="float">
            <text:p>-74.57733154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3.962739967" calcext:value-type="float">
            <text:p>223.962739967</text:p>
          </table:table-cell>
          <table:table-cell office:value-type="float" office:value="-14.1677246094" calcext:value-type="float">
            <text:p>-14.1677246094</text:p>
          </table:table-cell>
          <table:table-cell office:value-type="float" office:value="-13.6638183594" calcext:value-type="float">
            <text:p>-13.6638183594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6.35" calcext:value-type="float">
            <text:p>1603466966.35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77" calcext:value-type="float">
            <text:p>77</text:p>
          </table:table-cell>
          <table:table-cell office:value-type="float" office:value="-0.5" calcext:value-type="float">
            <text:p>-0.5</text:p>
          </table:table-cell>
          <table:table-cell office:value-type="float" office:value="-0.12744140625" calcext:value-type="float">
            <text:p>-0.12744140625</text:p>
          </table:table-cell>
          <table:table-cell office:value-type="float" office:value="79" calcext:value-type="float">
            <text:p>79</text:p>
          </table:table-cell>
          <table:table-cell office:value-type="float" office:value="-32" calcext:value-type="float">
            <text:p>-32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-70.2590942383" calcext:value-type="float">
            <text:p>-70.259094238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3.3294546" calcext:value-type="float">
            <text:p>223.3294546</text:p>
          </table:table-cell>
          <table:table-cell office:value-type="float" office:value="-14.1677246094" calcext:value-type="float">
            <text:p>-14.1677246094</text:p>
          </table:table-cell>
          <table:table-cell office:value-type="float" office:value="-13.3647460938" calcext:value-type="float">
            <text:p>-13.3647460938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3466966.4" calcext:value-type="float">
            <text:p>1603466966.4</text:p>
          </table:table-cell>
          <table:table-cell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-0.097900390625" calcext:value-type="float">
            <text:p>-0.097900390625</text:p>
          </table:table-cell>
          <table:table-cell office:value-type="float" office:value="79" calcext:value-type="float">
            <text:p>79</text:p>
          </table:table-cell>
          <table:table-cell office:value-type="float" office:value="-26" calcext:value-type="float">
            <text:p>-26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-58.3572387695" calcext:value-type="float">
            <text:p>-58.357238769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3.534974194" calcext:value-type="float">
            <text:p>233.534974194</text:p>
          </table:table-cell>
          <table:table-cell office:value-type="float" office:value="-10.4293212891" calcext:value-type="float">
            <text:p>-10.4293212891</text:p>
          </table:table-cell>
          <table:table-cell office:value-type="float" office:value="-14.1124267578" calcext:value-type="float">
            <text:p>-14.1124267578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6.46" calcext:value-type="float">
            <text:p>1603466966.46</text:p>
          </table:table-cell>
          <table:table-cell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-0.057373046875" calcext:value-type="float">
            <text:p>-0.057373046875</text:p>
          </table:table-cell>
          <table:table-cell office:value-type="float" office:value="79" calcext:value-type="float">
            <text:p>79</text:p>
          </table:table-cell>
          <table:table-cell office:value-type="float" office:value="-20" calcext:value-type="float">
            <text:p>-20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-60.3637695312" calcext:value-type="float">
            <text:p>-60.363769531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6.914996884" calcext:value-type="float">
            <text:p>236.914996884</text:p>
          </table:table-cell>
          <table:table-cell office:value-type="float" office:value="-9.681640625" calcext:value-type="float">
            <text:p>-9.681640625</text:p>
          </table:table-cell>
          <table:table-cell office:value-type="float" office:value="-14.8601074219" calcext:value-type="float">
            <text:p>-14.8601074219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6.51" calcext:value-type="float">
            <text:p>1603466966.51</text:p>
          </table:table-cell>
          <table:table-cell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105" calcext:value-type="float">
            <text:p>105</text:p>
          </table:table-cell>
          <table:table-cell office:value-type="float" office:value="-0.5" calcext:value-type="float">
            <text:p>-0.5</text:p>
          </table:table-cell>
          <table:table-cell office:value-type="float" office:value="0.07080078125" calcext:value-type="float">
            <text:p>0.07080078125</text:p>
          </table:table-cell>
          <table:table-cell office:value-type="float" office:value="80" calcext:value-type="float">
            <text:p>80</text:p>
          </table:table-cell>
          <table:table-cell office:value-type="float" office:value="-14" calcext:value-type="float">
            <text:p>-14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-56.7092895508" calcext:value-type="float">
            <text:p>-56.709289550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40.700290356" calcext:value-type="float">
            <text:p>240.700290356</text:p>
          </table:table-cell>
          <table:table-cell office:value-type="float" office:value="-9.681640625" calcext:value-type="float">
            <text:p>-9.681640625</text:p>
          </table:table-cell>
          <table:table-cell office:value-type="float" office:value="-17.2526855469" calcext:value-type="float">
            <text:p>-17.2526855469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6.56" calcext:value-type="float">
            <text:p>1603466966.56</text:p>
          </table:table-cell>
          <table:table-cell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-0.009521484375" calcext:value-type="float">
            <text:p>-0.00952148437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-52.8945922852" calcext:value-type="float">
            <text:p>-52.8945922852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7.628853377" calcext:value-type="float">
            <text:p>237.628853377</text:p>
          </table:table-cell>
          <table:table-cell office:value-type="float" office:value="-12.07421875" calcext:value-type="float">
            <text:p>-12.07421875</text:p>
          </table:table-cell>
          <table:table-cell office:value-type="float" office:value="-19.0471191406" calcext:value-type="float">
            <text:p>-19.0471191406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6.62" calcext:value-type="float">
            <text:p>1603466966.62</text:p>
          </table:table-cell>
          <table:table-cell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123" calcext:value-type="float">
            <text:p>123</text:p>
          </table:table-cell>
          <table:table-cell office:value-type="float" office:value="-0.5" calcext:value-type="float">
            <text:p>-0.5</text:p>
          </table:table-cell>
          <table:table-cell office:value-type="float" office:value="-0.021484375" calcext:value-type="float">
            <text:p>-0.021484375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-70.3353881836" calcext:value-type="float">
            <text:p>-70.335388183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4.831241962" calcext:value-type="float">
            <text:p>244.831241962</text:p>
          </table:table-cell>
          <table:table-cell office:value-type="float" office:value="-8.03674316406" calcext:value-type="float">
            <text:p>-8.03674316406</text:p>
          </table:table-cell>
          <table:table-cell office:value-type="float" office:value="-17.1031494141" calcext:value-type="float">
            <text:p>-17.1031494141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6.67" calcext:value-type="float">
            <text:p>1603466966.67</text:p>
          </table:table-cell>
          <table:table-cell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131" calcext:value-type="float">
            <text:p>131</text:p>
          </table:table-cell>
          <table:table-cell office:value-type="float" office:value="-0.5" calcext:value-type="float">
            <text:p>-0.5</text:p>
          </table:table-cell>
          <table:table-cell office:value-type="float" office:value="0.2001953125" calcext:value-type="float">
            <text:p>0.2001953125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-73.127746582" calcext:value-type="float">
            <text:p>-73.12774658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2.617118811" calcext:value-type="float">
            <text:p>252.617118811</text:p>
          </table:table-cell>
          <table:table-cell office:value-type="float" office:value="-5.49462890625" calcext:value-type="float">
            <text:p>-5.49462890625</text:p>
          </table:table-cell>
          <table:table-cell office:value-type="float" office:value="-17.5517578125" calcext:value-type="float">
            <text:p>-17.5517578125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6.73" calcext:value-type="float">
            <text:p>1603466966.73</text:p>
          </table:table-cell>
          <table:table-cell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133" calcext:value-type="float">
            <text:p>133</text:p>
          </table:table-cell>
          <table:table-cell office:value-type="float" office:value="-0.5" calcext:value-type="float">
            <text:p>-0.5</text:p>
          </table:table-cell>
          <table:table-cell office:value-type="float" office:value="0.081787109375" calcext:value-type="float">
            <text:p>0.081787109375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-96.9924926758" calcext:value-type="float">
            <text:p>-96.992492675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6.007116592" calcext:value-type="float">
            <text:p>256.007116592</text:p>
          </table:table-cell>
          <table:table-cell office:value-type="float" office:value="-4.59741210938" calcext:value-type="float">
            <text:p>-4.59741210938</text:p>
          </table:table-cell>
          <table:table-cell office:value-type="float" office:value="-18.4489746094" calcext:value-type="float">
            <text:p>-18.4489746094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6.78" calcext:value-type="float">
            <text:p>1603466966.78</text:p>
          </table:table-cell>
          <table:table-cell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142578125" calcext:value-type="float">
            <text:p>0.142578125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-107.696533203" calcext:value-type="float">
            <text:p>-107.696533203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9.006346868" calcext:value-type="float">
            <text:p>259.006346868</text:p>
          </table:table-cell>
          <table:table-cell office:value-type="float" office:value="-3.7001953125" calcext:value-type="float">
            <text:p>-3.7001953125</text:p>
          </table:table-cell>
          <table:table-cell office:value-type="float" office:value="-19.0471191406" calcext:value-type="float">
            <text:p>-19.0471191406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6.83" calcext:value-type="float">
            <text:p>1603466966.83</text:p>
          </table:table-cell>
          <table:table-cell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-0.093017578125" calcext:value-type="float">
            <text:p>-0.093017578125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117.515563965" calcext:value-type="float">
            <text:p>-117.515563965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3.00788841" calcext:value-type="float">
            <text:p>263.00788841</text:p>
          </table:table-cell>
          <table:table-cell office:value-type="float" office:value="-2.35437011719" calcext:value-type="float">
            <text:p>-2.35437011719</text:p>
          </table:table-cell>
          <table:table-cell office:value-type="float" office:value="-19.1966552734" calcext:value-type="float">
            <text:p>-19.1966552734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6.89" calcext:value-type="float">
            <text:p>1603466966.89</text:p>
          </table:table-cell>
          <table:table-cell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-0.13818359375" calcext:value-type="float">
            <text:p>-0.13818359375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-122.177124023" calcext:value-type="float">
            <text:p>-122.177124023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2.024688644" calcext:value-type="float">
            <text:p>272.024688644</text:p>
          </table:table-cell>
          <table:table-cell office:value-type="float" office:value="0.636352539062" calcext:value-type="float">
            <text:p>0.636352539062</text:p>
          </table:table-cell>
          <table:table-cell office:value-type="float" office:value="-18.0003662109" calcext:value-type="float">
            <text:p>-18.0003662109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6.94" calcext:value-type="float">
            <text:p>1603466966.94</text:p>
          </table:table-cell>
          <table:table-cell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0.129150390625" calcext:value-type="float">
            <text:p>-0.129150390625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137.062072754" calcext:value-type="float">
            <text:p>-137.06207275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83.770244489" calcext:value-type="float">
            <text:p>283.770244489</text:p>
          </table:table-cell>
          <table:table-cell office:value-type="float" office:value="4.37475585938" calcext:value-type="float">
            <text:p>4.37475585938</text:p>
          </table:table-cell>
          <table:table-cell office:value-type="float" office:value="-17.8508300781" calcext:value-type="float">
            <text:p>-17.8508300781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6.99" calcext:value-type="float">
            <text:p>1603466966.99</text:p>
          </table:table-cell>
          <table:table-cell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0.091796875" calcext:value-type="float">
            <text:p>-0.091796875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139.022827148" calcext:value-type="float">
            <text:p>-139.02282714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88.490882369" calcext:value-type="float">
            <text:p>288.490882369</text:p>
          </table:table-cell>
          <table:table-cell office:value-type="float" office:value="6.01965332031" calcext:value-type="float">
            <text:p>6.01965332031</text:p>
          </table:table-cell>
          <table:table-cell office:value-type="float" office:value="-18.0003662109" calcext:value-type="float">
            <text:p>-18.0003662109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7.05" calcext:value-type="float">
            <text:p>1603466967.05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21337890625" calcext:value-type="float">
            <text:p>0.21337890625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-140.335083008" calcext:value-type="float">
            <text:p>-140.33508300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91.205503979" calcext:value-type="float">
            <text:p>291.205503979</text:p>
          </table:table-cell>
          <table:table-cell office:value-type="float" office:value="7.21594238281" calcext:value-type="float">
            <text:p>7.21594238281</text:p>
          </table:table-cell>
          <table:table-cell office:value-type="float" office:value="-18.5985107422" calcext:value-type="float">
            <text:p>-18.5985107422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7.1" calcext:value-type="float">
            <text:p>1603466967.1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400634765625" calcext:value-type="float">
            <text:p>0.400634765625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-130.867004395" calcext:value-type="float">
            <text:p>-130.86700439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0.206166598" calcext:value-type="float">
            <text:p>300.206166598</text:p>
          </table:table-cell>
          <table:table-cell office:value-type="float" office:value="9.60852050781" calcext:value-type="float">
            <text:p>9.60852050781</text:p>
          </table:table-cell>
          <table:table-cell office:value-type="float" office:value="-16.5050048828" calcext:value-type="float">
            <text:p>-16.5050048828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7.15" calcext:value-type="float">
            <text:p>1603466967.15</text:p>
          </table:table-cell>
          <table:table-cell office:value-type="float" office:value="0" calcext:value-type="float">
            <text:p>0</text:p>
          </table:table-cell>
          <table:table-cell office:value-type="float" office:value="-89" calcext:value-type="float">
            <text:p>-89</text:p>
          </table:table-cell>
          <table:table-cell office:value-type="float" office:value="88" calcext:value-type="float">
            <text:p>88</text:p>
          </table:table-cell>
          <table:table-cell office:value-type="float" office:value="-0.5" calcext:value-type="float">
            <text:p>-0.5</text:p>
          </table:table-cell>
          <table:table-cell office:value-type="float" office:value="-0.064208984375" calcext:value-type="float">
            <text:p>-0.064208984375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-138.786315918" calcext:value-type="float">
            <text:p>-138.78631591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11.118710078" calcext:value-type="float">
            <text:p>311.118710078</text:p>
          </table:table-cell>
          <table:table-cell office:value-type="float" office:value="12.4497070312" calcext:value-type="float">
            <text:p>12.4497070312</text:p>
          </table:table-cell>
          <table:table-cell office:value-type="float" office:value="-14.2619628906" calcext:value-type="float">
            <text:p>-14.2619628906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7.21" calcext:value-type="float">
            <text:p>1603466967.21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83" calcext:value-type="float">
            <text:p>83</text:p>
          </table:table-cell>
          <table:table-cell office:value-type="float" office:value="-0.5" calcext:value-type="float">
            <text:p>-0.5</text:p>
          </table:table-cell>
          <table:table-cell office:value-type="float" office:value="-0.13818359375" calcext:value-type="float">
            <text:p>-0.13818359375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-139.39666748" calcext:value-type="float">
            <text:p>-139.3966674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13.749010871" calcext:value-type="float">
            <text:p>313.749010871</text:p>
          </table:table-cell>
          <table:table-cell office:value-type="float" office:value="13.7955322266" calcext:value-type="float">
            <text:p>13.7955322266</text:p>
          </table:table-cell>
          <table:table-cell office:value-type="float" office:value="-14.4114990234" calcext:value-type="float">
            <text:p>-14.4114990234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7.26" calcext:value-type="float">
            <text:p>1603466967.26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0.158935546875" calcext:value-type="float">
            <text:p>-0.15893554687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-131.09588623" calcext:value-type="float">
            <text:p>-131.0958862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16.864732323" calcext:value-type="float">
            <text:p>316.864732323</text:p>
          </table:table-cell>
          <table:table-cell office:value-type="float" office:value="13.9450683594" calcext:value-type="float">
            <text:p>13.9450683594</text:p>
          </table:table-cell>
          <table:table-cell office:value-type="float" office:value="-13.0656738281" calcext:value-type="float">
            <text:p>-13.0656738281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7.31" calcext:value-type="float">
            <text:p>1603466967.31</text:p>
          </table:table-cell>
          <table:table-cell office:value-type="float" office:value="0" calcext:value-type="float">
            <text:p>0</text:p>
          </table:table-cell>
          <table:table-cell office:value-type="float" office:value="-91" calcext:value-type="float">
            <text:p>-91</text:p>
          </table:table-cell>
          <table:table-cell office:value-type="float" office:value="77" calcext:value-type="float">
            <text:p>77</text:p>
          </table:table-cell>
          <table:table-cell office:value-type="float" office:value="-0.5" calcext:value-type="float">
            <text:p>-0.5</text:p>
          </table:table-cell>
          <table:table-cell office:value-type="float" office:value="0.249755859375" calcext:value-type="float">
            <text:p>0.249755859375</text:p>
          </table:table-cell>
          <table:table-cell office:value-type="float" office:value="90" calcext:value-type="float">
            <text:p>90</text:p>
          </table:table-cell>
          <table:table-cell office:value-type="float" office:value="-13" calcext:value-type="float">
            <text:p>-13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-120.269775391" calcext:value-type="float">
            <text:p>-120.26977539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7.188838448" calcext:value-type="float">
            <text:p>327.188838448</text:p>
          </table:table-cell>
          <table:table-cell office:value-type="float" office:value="16.7862548828" calcext:value-type="float">
            <text:p>16.7862548828</text:p>
          </table:table-cell>
          <table:table-cell office:value-type="float" office:value="-10.8226318359" calcext:value-type="float">
            <text:p>-10.8226318359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7.37" calcext:value-type="float">
            <text:p>1603466967.37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office:value-type="float" office:value="74" calcext:value-type="float">
            <text:p>74</text:p>
          </table:table-cell>
          <table:table-cell office:value-type="float" office:value="-0.5" calcext:value-type="float">
            <text:p>-0.5</text:p>
          </table:table-cell>
          <table:table-cell office:value-type="float" office:value="0.135009765625" calcext:value-type="float">
            <text:p>0.135009765625</text:p>
          </table:table-cell>
          <table:table-cell office:value-type="float" office:value="91" calcext:value-type="float">
            <text:p>91</text:p>
          </table:table-cell>
          <table:table-cell office:value-type="float" office:value="-21" calcext:value-type="float">
            <text:p>-2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112.838745117" calcext:value-type="float">
            <text:p>-112.83874511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42.778375439" calcext:value-type="float">
            <text:p>342.778375439</text:p>
          </table:table-cell>
          <table:table-cell office:value-type="float" office:value="19.4779052734" calcext:value-type="float">
            <text:p>19.4779052734</text:p>
          </table:table-cell>
          <table:table-cell office:value-type="float" office:value="-6.03747558594" calcext:value-type="float">
            <text:p>-6.03747558594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7.42" calcext:value-type="float">
            <text:p>1603466967.42</text:p>
          </table:table-cell>
          <table:table-cell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  <table:table-cell office:value-type="float" office:value="71" calcext:value-type="float">
            <text:p>71</text:p>
          </table:table-cell>
          <table:table-cell office:value-type="float" office:value="-0.5" calcext:value-type="float">
            <text:p>-0.5</text:p>
          </table:table-cell>
          <table:table-cell office:value-type="float" office:value="-0.0087890625" calcext:value-type="float">
            <text:p>-0.0087890625</text:p>
          </table:table-cell>
          <table:table-cell office:value-type="float" office:value="92" calcext:value-type="float">
            <text:p>92</text:p>
          </table:table-cell>
          <table:table-cell office:value-type="float" office:value="-24" calcext:value-type="float">
            <text:p>-24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-110.649108887" calcext:value-type="float">
            <text:p>-110.64910888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1.169151154" calcext:value-type="float">
            <text:p>341.169151154</text:p>
          </table:table-cell>
          <table:table-cell office:value-type="float" office:value="18.5806884766" calcext:value-type="float">
            <text:p>18.5806884766</text:p>
          </table:table-cell>
          <table:table-cell office:value-type="float" office:value="-6.33654785156" calcext:value-type="float">
            <text:p>-6.33654785156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7.48" calcext:value-type="float">
            <text:p>1603466967.48</text:p>
          </table:table-cell>
          <table:table-cell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office:value-type="float" office:value="70" calcext:value-type="float">
            <text:p>70</text:p>
          </table:table-cell>
          <table:table-cell office:value-type="float" office:value="-0.5" calcext:value-type="float">
            <text:p>-0.5</text:p>
          </table:table-cell>
          <table:table-cell office:value-type="float" office:value="0.156005859375" calcext:value-type="float">
            <text:p>0.156005859375</text:p>
          </table:table-cell>
          <table:table-cell office:value-type="float" office:value="93" calcext:value-type="float">
            <text:p>93</text:p>
          </table:table-cell>
          <table:table-cell office:value-type="float" office:value="-30" calcext:value-type="float">
            <text:p>-3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-106.140136719" calcext:value-type="float">
            <text:p>-106.1401367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50.050819013" calcext:value-type="float">
            <text:p>350.050819013</text:p>
          </table:table-cell>
          <table:table-cell office:value-type="float" office:value="19.9265136719" calcext:value-type="float">
            <text:p>19.9265136719</text:p>
          </table:table-cell>
          <table:table-cell office:value-type="float" office:value="-3.49536132812" calcext:value-type="float">
            <text:p>-3.49536132812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7.53" calcext:value-type="float">
            <text:p>1603466967.53</text:p>
          </table:table-cell>
          <table:table-cell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office:value-type="float" office:value="69" calcext:value-type="float">
            <text:p>69</text:p>
          </table:table-cell>
          <table:table-cell office:value-type="float" office:value="-0.5" calcext:value-type="float">
            <text:p>-0.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93" calcext:value-type="float">
            <text:p>93</text:p>
          </table:table-cell>
          <table:table-cell office:value-type="float" office:value="-36" calcext:value-type="float">
            <text:p>-36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-110.343933105" calcext:value-type="float">
            <text:p>-110.34393310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53.605058897" calcext:value-type="float">
            <text:p>353.605058897</text:p>
          </table:table-cell>
          <table:table-cell office:value-type="float" office:value="19.1788330078" calcext:value-type="float">
            <text:p>19.1788330078</text:p>
          </table:table-cell>
          <table:table-cell office:value-type="float" office:value="-2.14953613281" calcext:value-type="float">
            <text:p>-2.14953613281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7.58" calcext:value-type="float">
            <text:p>1603466967.58</text:p>
          </table:table-cell>
          <table:table-cell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office:value-type="float" office:value="67" calcext:value-type="float">
            <text:p>67</text:p>
          </table:table-cell>
          <table:table-cell office:value-type="float" office:value="-0.5" calcext:value-type="float">
            <text:p>-0.5</text:p>
          </table:table-cell>
          <table:table-cell office:value-type="float" office:value="-0.101806640625" calcext:value-type="float">
            <text:p>-0.101806640625</text:p>
          </table:table-cell>
          <table:table-cell office:value-type="float" office:value="94" calcext:value-type="float">
            <text:p>94</text:p>
          </table:table-cell>
          <table:table-cell office:value-type="float" office:value="-35" calcext:value-type="float">
            <text:p>-3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-100.616455078" calcext:value-type="float">
            <text:p>-100.61645507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29676283693" calcext:value-type="float">
            <text:p>2.29676283693</text:p>
          </table:table-cell>
          <table:table-cell office:value-type="float" office:value="20.9732666016" calcext:value-type="float">
            <text:p>20.9732666016</text:p>
          </table:table-cell>
          <table:table-cell office:value-type="float" office:value="0.841186523438" calcext:value-type="float">
            <text:p>0.841186523438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7.64" calcext:value-type="float">
            <text:p>1603466967.64</text:p>
          </table:table-cell>
          <table:table-cell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176513671875" calcext:value-type="float">
            <text:p>0.176513671875</text:p>
          </table:table-cell>
          <table:table-cell office:value-type="float" office:value="95" calcext:value-type="float">
            <text:p>95</text:p>
          </table:table-cell>
          <table:table-cell office:value-type="float" office:value="-34" calcext:value-type="float">
            <text:p>-34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-96.5957641602" calcext:value-type="float">
            <text:p>-96.595764160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.74954912014" calcext:value-type="float">
            <text:p>5.74954912014</text:p>
          </table:table-cell>
          <table:table-cell office:value-type="float" office:value="21.7209472656" calcext:value-type="float">
            <text:p>21.7209472656</text:p>
          </table:table-cell>
          <table:table-cell office:value-type="float" office:value="2.18701171875" calcext:value-type="float">
            <text:p>2.18701171875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7.69" calcext:value-type="float">
            <text:p>1603466967.69</text:p>
          </table:table-cell>
          <table:table-cell office:value-type="float" office:value="0" calcext:value-type="float">
            <text:p>0</text:p>
          </table:table-cell>
          <table:table-cell office:value-type="float" office:value="-96" calcext:value-type="float">
            <text:p>-96</text:p>
          </table:table-cell>
          <table:table-cell office:value-type="float" office:value="63" calcext:value-type="float">
            <text:p>63</text:p>
          </table:table-cell>
          <table:table-cell office:value-type="float" office:value="-0.5" calcext:value-type="float">
            <text:p>-0.5</text:p>
          </table:table-cell>
          <table:table-cell office:value-type="float" office:value="-0.1669921875" calcext:value-type="float">
            <text:p>-0.1669921875</text:p>
          </table:table-cell>
          <table:table-cell office:value-type="float" office:value="95" calcext:value-type="float">
            <text:p>95</text:p>
          </table:table-cell>
          <table:table-cell office:value-type="float" office:value="-31" calcext:value-type="float">
            <text:p>-31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-93.1549072266" calcext:value-type="float">
            <text:p>-93.154907226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.1553867184" calcext:value-type="float">
            <text:p>12.1553867184</text:p>
          </table:table-cell>
          <table:table-cell office:value-type="float" office:value="19.1788330078" calcext:value-type="float">
            <text:p>19.1788330078</text:p>
          </table:table-cell>
          <table:table-cell office:value-type="float" office:value="4.13098144531" calcext:value-type="float">
            <text:p>4.13098144531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7.75" calcext:value-type="float">
            <text:p>1603466967.75</text:p>
          </table:table-cell>
          <table:table-cell office:value-type="float" office:value="0" calcext:value-type="float">
            <text:p>0</text:p>
          </table:table-cell>
          <table:table-cell office:value-type="float" office:value="-96" calcext:value-type="float">
            <text:p>-9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089599609375" calcext:value-type="float">
            <text:p>0.089599609375</text:p>
          </table:table-cell>
          <table:table-cell office:value-type="float" office:value="96" calcext:value-type="float">
            <text:p>96</text:p>
          </table:table-cell>
          <table:table-cell office:value-type="float" office:value="-28" calcext:value-type="float">
            <text:p>-28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-94.2611694336" calcext:value-type="float">
            <text:p>-94.261169433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.8025768078" calcext:value-type="float">
            <text:p>18.8025768078</text:p>
          </table:table-cell>
          <table:table-cell office:value-type="float" office:value="18.2816162109" calcext:value-type="float">
            <text:p>18.2816162109</text:p>
          </table:table-cell>
          <table:table-cell office:value-type="float" office:value="6.22448730469" calcext:value-type="float">
            <text:p>6.22448730469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7.8" calcext:value-type="float">
            <text:p>1603466967.8</text:p>
          </table:table-cell>
          <table:table-cell office:value-type="float" office:value="0" calcext:value-type="float">
            <text:p>0</text:p>
          </table:table-cell>
          <table:table-cell office:value-type="float" office:value="-97" calcext:value-type="float">
            <text:p>-97</text:p>
          </table:table-cell>
          <table:table-cell office:value-type="float" office:value="65" calcext:value-type="float">
            <text:p>65</text:p>
          </table:table-cell>
          <table:table-cell office:value-type="float" office:value="-0.5" calcext:value-type="float">
            <text:p>-0.5</text:p>
          </table:table-cell>
          <table:table-cell office:value-type="float" office:value="-0.062744140625" calcext:value-type="float">
            <text:p>-0.062744140625</text:p>
          </table:table-cell>
          <table:table-cell office:value-type="float" office:value="96" calcext:value-type="float">
            <text:p>96</text:p>
          </table:table-cell>
          <table:table-cell office:value-type="float" office:value="-25" calcext:value-type="float">
            <text:p>-25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-81.7108154297" calcext:value-type="float">
            <text:p>-81.7108154297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.3972082849" calcext:value-type="float">
            <text:p>24.3972082849</text:p>
          </table:table-cell>
          <table:table-cell office:value-type="float" office:value="19.3283691406" calcext:value-type="float">
            <text:p>19.3283691406</text:p>
          </table:table-cell>
          <table:table-cell office:value-type="float" office:value="8.7666015625" calcext:value-type="float">
            <text:p>8.7666015625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7.85" calcext:value-type="float">
            <text:p>1603466967.85</text:p>
          </table:table-cell>
          <table:table-cell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office:value-type="float" office:value="65" calcext:value-type="float">
            <text:p>65</text:p>
          </table:table-cell>
          <table:table-cell office:value-type="float" office:value="-0.5" calcext:value-type="float">
            <text:p>-0.5</text:p>
          </table:table-cell>
          <table:table-cell office:value-type="float" office:value="0.0107421875" calcext:value-type="float">
            <text:p>0.0107421875</text:p>
          </table:table-cell>
          <table:table-cell office:value-type="float" office:value="97" calcext:value-type="float">
            <text:p>97</text:p>
          </table:table-cell>
          <table:table-cell office:value-type="float" office:value="-21" calcext:value-type="float">
            <text:p>-21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-91.2322998047" calcext:value-type="float">
            <text:p>-91.232299804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.5069836207" calcext:value-type="float">
            <text:p>25.5069836207</text:p>
          </table:table-cell>
          <table:table-cell office:value-type="float" office:value="19.6274414062" calcext:value-type="float">
            <text:p>19.6274414062</text:p>
          </table:table-cell>
          <table:table-cell office:value-type="float" office:value="9.36474609375" calcext:value-type="float">
            <text:p>9.36474609375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7.91" calcext:value-type="float">
            <text:p>1603466967.91</text:p>
          </table:table-cell>
          <table:table-cell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031005859375" calcext:value-type="float">
            <text:p>0.031005859375</text:p>
          </table:table-cell>
          <table:table-cell office:value-type="float" office:value="98" calcext:value-type="float">
            <text:p>98</text:p>
          </table:table-cell>
          <table:table-cell office:value-type="float" office:value="-17" calcext:value-type="float">
            <text:p>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-83.854675293" calcext:value-type="float">
            <text:p>-83.85467529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.2799324194" calcext:value-type="float">
            <text:p>29.2799324194</text:p>
          </table:table-cell>
          <table:table-cell office:value-type="float" office:value="17.2348632812" calcext:value-type="float">
            <text:p>17.2348632812</text:p>
          </table:table-cell>
          <table:table-cell office:value-type="float" office:value="9.66381835938" calcext:value-type="float">
            <text:p>9.66381835938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7.96" calcext:value-type="float">
            <text:p>1603466967.96</text:p>
          </table:table-cell>
          <table:table-cell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office:value-type="float" office:value="69" calcext:value-type="float">
            <text:p>69</text:p>
          </table:table-cell>
          <table:table-cell office:value-type="float" office:value="-0.5" calcext:value-type="float">
            <text:p>-0.5</text:p>
          </table:table-cell>
          <table:table-cell office:value-type="float" office:value="-0.21435546875" calcext:value-type="float">
            <text:p>-0.21435546875</text:p>
          </table:table-cell>
          <table:table-cell office:value-type="float" office:value="98" calcext:value-type="float">
            <text:p>98</text:p>
          </table:table-cell>
          <table:table-cell office:value-type="float" office:value="-13" calcext:value-type="float">
            <text:p>-13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-83.0612182617" calcext:value-type="float">
            <text:p>-83.061218261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9.6750418301" calcext:value-type="float">
            <text:p>39.6750418301</text:p>
          </table:table-cell>
          <table:table-cell office:value-type="float" office:value="16.3376464844" calcext:value-type="float">
            <text:p>16.3376464844</text:p>
          </table:table-cell>
          <table:table-cell office:value-type="float" office:value="13.5517578125" calcext:value-type="float">
            <text:p>13.5517578125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02" calcext:value-type="float">
            <text:p>1603466968.02</text:p>
          </table:table-cell>
          <table:table-cell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office:value-type="float" office:value="71" calcext:value-type="float">
            <text:p>71</text:p>
          </table:table-cell>
          <table:table-cell office:value-type="float" office:value="-0.5" calcext:value-type="float">
            <text:p>-0.5</text:p>
          </table:table-cell>
          <table:table-cell office:value-type="float" office:value="0.091796875" calcext:value-type="float">
            <text:p>0.091796875</text:p>
          </table:table-cell>
          <table:table-cell office:value-type="float" office:value="98" calcext:value-type="float">
            <text:p>98</text:p>
          </table:table-cell>
          <table:table-cell office:value-type="float" office:value="-9" calcext:value-type="float">
            <text:p>-9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-76.3092041016" calcext:value-type="float">
            <text:p>-76.3092041016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4.1893217408" calcext:value-type="float">
            <text:p>44.1893217408</text:p>
          </table:table-cell>
          <table:table-cell office:value-type="float" office:value="14.0946044922" calcext:value-type="float">
            <text:p>14.0946044922</text:p>
          </table:table-cell>
          <table:table-cell office:value-type="float" office:value="13.7012939453" calcext:value-type="float">
            <text:p>13.7012939453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07" calcext:value-type="float">
            <text:p>1603466968.07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80" calcext:value-type="float">
            <text:p>80</text:p>
          </table:table-cell>
          <table:table-cell office:value-type="float" office:value="-0.5" calcext:value-type="float">
            <text:p>-0.5</text:p>
          </table:table-cell>
          <table:table-cell office:value-type="float" office:value="-0.059814453125" calcext:value-type="float">
            <text:p>-0.059814453125</text:p>
          </table:table-cell>
          <table:table-cell office:value-type="float" office:value="99" calcext:value-type="float">
            <text:p>99</text:p>
          </table:table-cell>
          <table:table-cell office:value-type="float" office:value="-6" calcext:value-type="float">
            <text:p>-6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-73.7686157227" calcext:value-type="float">
            <text:p>-73.768615722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4.8211424073" calcext:value-type="float">
            <text:p>44.8211424073</text:p>
          </table:table-cell>
          <table:table-cell office:value-type="float" office:value="15.1413574219" calcext:value-type="float">
            <text:p>15.1413574219</text:p>
          </table:table-cell>
          <table:table-cell office:value-type="float" office:value="15.0471191406" calcext:value-type="float">
            <text:p>15.0471191406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12" calcext:value-type="float">
            <text:p>1603466968.12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89" calcext:value-type="float">
            <text:p>89</text:p>
          </table:table-cell>
          <table:table-cell office:value-type="float" office:value="-0.5" calcext:value-type="float">
            <text:p>-0.5</text:p>
          </table:table-cell>
          <table:table-cell office:value-type="float" office:value="-0.11279296875" calcext:value-type="float">
            <text:p>-0.11279296875</text:p>
          </table:table-cell>
          <table:table-cell office:value-type="float" office:value="99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-70.6558227539" calcext:value-type="float">
            <text:p>-70.655822753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0.1271053887" calcext:value-type="float">
            <text:p>50.1271053887</text:p>
          </table:table-cell>
          <table:table-cell office:value-type="float" office:value="14.6927490234" calcext:value-type="float">
            <text:p>14.6927490234</text:p>
          </table:table-cell>
          <table:table-cell office:value-type="float" office:value="17.5892333984" calcext:value-type="float">
            <text:p>17.5892333984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18" calcext:value-type="float">
            <text:p>1603466968.18</text:p>
          </table:table-cell>
          <table:table-cell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office:value-type="float" office:value="98" calcext:value-type="float">
            <text:p>98</text:p>
          </table:table-cell>
          <table:table-cell office:value-type="float" office:value="-0.5" calcext:value-type="float">
            <text:p>-0.5</text:p>
          </table:table-cell>
          <table:table-cell office:value-type="float" office:value="-0.026611328125" calcext:value-type="float">
            <text:p>-0.0266113281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-61.8667602539" calcext:value-type="float">
            <text:p>-61.8667602539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6.0047797925" calcext:value-type="float">
            <text:p>56.0047797925</text:p>
          </table:table-cell>
          <table:table-cell office:value-type="float" office:value="10.9543457031" calcext:value-type="float">
            <text:p>10.9543457031</text:p>
          </table:table-cell>
          <table:table-cell office:value-type="float" office:value="16.2434082031" calcext:value-type="float">
            <text:p>16.2434082031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23" calcext:value-type="float">
            <text:p>1603466968.23</text:p>
          </table:table-cell>
          <table:table-cell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office:value-type="float" office:value="107" calcext:value-type="float">
            <text:p>107</text:p>
          </table:table-cell>
          <table:table-cell office:value-type="float" office:value="-0.5" calcext:value-type="float">
            <text:p>-0.5</text:p>
          </table:table-cell>
          <table:table-cell office:value-type="float" office:value="-0.06298828125" calcext:value-type="float">
            <text:p>-0.06298828125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-55.4351806641" calcext:value-type="float">
            <text:p>-55.435180664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6.1241005374" calcext:value-type="float">
            <text:p>56.1241005374</text:p>
          </table:table-cell>
          <table:table-cell office:value-type="float" office:value="10.8048095703" calcext:value-type="float">
            <text:p>10.8048095703</text:p>
          </table:table-cell>
          <table:table-cell office:value-type="float" office:value="16.0938720703" calcext:value-type="float">
            <text:p>16.0938720703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28" calcext:value-type="float">
            <text:p>1603466968.28</text:p>
          </table:table-cell>
          <table:table-cell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office:value-type="float" office:value="116" calcext:value-type="float">
            <text:p>116</text:p>
          </table:table-cell>
          <table:table-cell office:value-type="float" office:value="-0.5" calcext:value-type="float">
            <text:p>-0.5</text:p>
          </table:table-cell>
          <table:table-cell office:value-type="float" office:value="0.04736328125" calcext:value-type="float">
            <text:p>0.0473632812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-56.0913085938" calcext:value-type="float">
            <text:p>-56.091308593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9.008877498" calcext:value-type="float">
            <text:p>59.008877498</text:p>
          </table:table-cell>
          <table:table-cell office:value-type="float" office:value="11.1038818359" calcext:value-type="float">
            <text:p>11.1038818359</text:p>
          </table:table-cell>
          <table:table-cell office:value-type="float" office:value="18.4864501953" calcext:value-type="float">
            <text:p>18.4864501953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34" calcext:value-type="float">
            <text:p>1603466968.34</text:p>
          </table:table-cell>
          <table:table-cell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-0.036865234375" calcext:value-type="float">
            <text:p>-0.036865234375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-55.5648803711" calcext:value-type="float">
            <text:p>-55.564880371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2.0681588933" calcext:value-type="float">
            <text:p>62.0681588933</text:p>
          </table:table-cell>
          <table:table-cell office:value-type="float" office:value="10.3562011719" calcext:value-type="float">
            <text:p>10.3562011719</text:p>
          </table:table-cell>
          <table:table-cell office:value-type="float" office:value="19.533203125" calcext:value-type="float">
            <text:p>19.533203125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39" calcext:value-type="float">
            <text:p>1603466968.39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office:value-type="float" office:value="132" calcext:value-type="float">
            <text:p>132</text:p>
          </table:table-cell>
          <table:table-cell office:value-type="float" office:value="-0.5" calcext:value-type="float">
            <text:p>-0.5</text:p>
          </table:table-cell>
          <table:table-cell office:value-type="float" office:value="-0.146728515625" calcext:value-type="float">
            <text:p>-0.146728515625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203" calcext:value-type="float">
            <text:p>20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-74.1653442383" calcext:value-type="float">
            <text:p>-74.1653442383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.5703457676" calcext:value-type="float">
            <text:p>64.5703457676</text:p>
          </table:table-cell>
          <table:table-cell office:value-type="float" office:value="8.86083984375" calcext:value-type="float">
            <text:p>8.86083984375</text:p>
          </table:table-cell>
          <table:table-cell office:value-type="float" office:value="18.6359863281" calcext:value-type="float">
            <text:p>18.6359863281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45" calcext:value-type="float">
            <text:p>1603466968.45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-0.006591796875" calcext:value-type="float">
            <text:p>-0.006591796875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-73.2116699219" calcext:value-type="float">
            <text:p>-73.2116699219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0.4916310351" calcext:value-type="float">
            <text:p>70.4916310351</text:p>
          </table:table-cell>
          <table:table-cell office:value-type="float" office:value="6.01965332031" calcext:value-type="float">
            <text:p>6.01965332031</text:p>
          </table:table-cell>
          <table:table-cell office:value-type="float" office:value="16.9910888672" calcext:value-type="float">
            <text:p>16.9910888672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5" calcext:value-type="float">
            <text:p>1603466968.5</text:p>
          </table:table-cell>
          <table:table-cell office:value-type="float" office:value="0" calcext:value-type="float">
            <text:p>0</text:p>
          </table:table-cell>
          <table:table-cell office:value-type="float" office:value="-103" calcext:value-type="float">
            <text:p>-10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-0.16552734375" calcext:value-type="float">
            <text:p>-0.16552734375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206" calcext:value-type="float">
            <text:p>2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100.898742676" calcext:value-type="float">
            <text:p>-100.89874267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5.4123577597" calcext:value-type="float">
            <text:p>75.4123577597</text:p>
          </table:table-cell>
          <table:table-cell office:value-type="float" office:value="5.12243652344" calcext:value-type="float">
            <text:p>5.12243652344</text:p>
          </table:table-cell>
          <table:table-cell office:value-type="float" office:value="19.6827392578" calcext:value-type="float">
            <text:p>19.6827392578</text:p>
          </table:table-cell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8.55" calcext:value-type="float">
            <text:p>1603466968.55</text:p>
          </table:table-cell>
          <table:table-cell office:value-type="float" office:value="0" calcext:value-type="float">
            <text:p>0</text:p>
          </table:table-cell>
          <table:table-cell office:value-type="float" office:value="-103" calcext:value-type="float">
            <text:p>-103</text:p>
          </table:table-cell>
          <table:table-cell office:value-type="float" office:value="131" calcext:value-type="float">
            <text:p>131</text:p>
          </table:table-cell>
          <table:table-cell office:value-type="float" office:value="0.5" calcext:value-type="float">
            <text:p>0.5</text:p>
          </table:table-cell>
          <table:table-cell office:value-type="float" office:value="0.09716796875" calcext:value-type="float">
            <text:p>0.09716796875</text:p>
          </table:table-cell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10.939025879" calcext:value-type="float">
            <text:p>-110.939025879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5.9257289886" calcext:value-type="float">
            <text:p>75.9257289886</text:p>
          </table:table-cell>
          <table:table-cell office:value-type="float" office:value="5.27197265625" calcext:value-type="float">
            <text:p>5.27197265625</text:p>
          </table:table-cell>
          <table:table-cell office:value-type="float" office:value="21.0285644531" calcext:value-type="float">
            <text:p>21.0285644531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61" calcext:value-type="float">
            <text:p>1603466968.61</text:p>
          </table:table-cell>
          <table:table-cell office:value-type="float" office:value="0" calcext:value-type="float">
            <text:p>0</text:p>
          </table:table-cell>
          <table:table-cell office:value-type="float" office:value="-104" calcext:value-type="float">
            <text:p>-10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07275390625" calcext:value-type="float">
            <text:p>0.07275390625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119.54498291" calcext:value-type="float">
            <text:p>-119.5449829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4.3316804258" calcext:value-type="float">
            <text:p>84.3316804258</text:p>
          </table:table-cell>
          <table:table-cell office:value-type="float" office:value="2.13171386719" calcext:value-type="float">
            <text:p>2.13171386719</text:p>
          </table:table-cell>
          <table:table-cell office:value-type="float" office:value="21.4771728516" calcext:value-type="float">
            <text:p>21.4771728516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8.66" calcext:value-type="float">
            <text:p>1603466968.66</text:p>
          </table:table-cell>
          <table:table-cell office:value-type="float" office:value="0" calcext:value-type="float">
            <text:p>0</text:p>
          </table:table-cell>
          <table:table-cell office:value-type="float" office:value="-104" calcext:value-type="float">
            <text:p>-104</text:p>
          </table:table-cell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.5</text:p>
          </table:table-cell>
          <table:table-cell office:value-type="float" office:value="-0.047607421875" calcext:value-type="float">
            <text:p>-0.04760742187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31.980895996" calcext:value-type="float">
            <text:p>-131.980895996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3.2681603072" calcext:value-type="float">
            <text:p>93.2681603072</text:p>
          </table:table-cell>
          <table:table-cell office:value-type="float" office:value="-1.15808105469" calcext:value-type="float">
            <text:p>-1.15808105469</text:p>
          </table:table-cell>
          <table:table-cell office:value-type="float" office:value="20.2808837891" calcext:value-type="float">
            <text:p>20.2808837891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72" calcext:value-type="float">
            <text:p>1603466968.72</text:p>
          </table:table-cell>
          <table:table-cell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.5</text:p>
          </table:table-cell>
          <table:table-cell office:value-type="float" office:value="-0.052978515625" calcext:value-type="float">
            <text:p>-0.052978515625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-143.356323242" calcext:value-type="float">
            <text:p>-143.35632324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.4539344044" calcext:value-type="float">
            <text:p>97.4539344044</text:p>
          </table:table-cell>
          <table:table-cell office:value-type="float" office:value="-2.65344238281" calcext:value-type="float">
            <text:p>-2.65344238281</text:p>
          </table:table-cell>
          <table:table-cell office:value-type="float" office:value="20.2808837891" calcext:value-type="float">
            <text:p>20.2808837891</text:p>
          </table:table-cell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77" calcext:value-type="float">
            <text:p>1603466968.77</text:p>
          </table:table-cell>
          <table:table-cell office:value-type="float" office:value="0" calcext:value-type="float">
            <text:p>0</text:p>
          </table:table-cell>
          <table:table-cell office:value-type="float" office:value="-106" calcext:value-type="float">
            <text:p>-106</text:p>
          </table:table-cell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.5</text:p>
          </table:table-cell>
          <table:table-cell office:value-type="float" office:value="-0.149658203125" calcext:value-type="float">
            <text:p>-0.149658203125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-149.345397949" calcext:value-type="float">
            <text:p>-149.34539794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6.379018069" calcext:value-type="float">
            <text:p>106.379018069</text:p>
          </table:table-cell>
          <table:table-cell office:value-type="float" office:value="-6.0927734375" calcext:value-type="float">
            <text:p>-6.0927734375</text:p>
          </table:table-cell>
          <table:table-cell office:value-type="float" office:value="20.7294921875" calcext:value-type="float">
            <text:p>20.7294921875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83" calcext:value-type="float">
            <text:p>1603466968.83</text:p>
          </table:table-cell>
          <table:table-cell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.5</text:p>
          </table:table-cell>
          <table:table-cell office:value-type="float" office:value="-0.423828125" calcext:value-type="float">
            <text:p>-0.423828125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-150.47454834" calcext:value-type="float">
            <text:p>-150.4745483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.904067286" calcext:value-type="float">
            <text:p>109.904067286</text:p>
          </table:table-cell>
          <table:table-cell office:value-type="float" office:value="-7.2890625" calcext:value-type="float">
            <text:p>-7.2890625</text:p>
          </table:table-cell>
          <table:table-cell office:value-type="float" office:value="20.1313476562" calcext:value-type="float">
            <text:p>20.1313476562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88" calcext:value-type="float">
            <text:p>1603466968.88</text:p>
          </table:table-cell>
          <table:table-cell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0.110107421875" calcext:value-type="float">
            <text:p>0.110107421875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-131.309509277" calcext:value-type="float">
            <text:p>-131.30950927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2.900795945" calcext:value-type="float">
            <text:p>122.900795945</text:p>
          </table:table-cell>
          <table:table-cell office:value-type="float" office:value="-11.4760742188" calcext:value-type="float">
            <text:p>-11.4760742188</text:p>
          </table:table-cell>
          <table:table-cell office:value-type="float" office:value="17.7387695312" calcext:value-type="float">
            <text:p>17.7387695312</text:p>
          </table:table-cell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93" calcext:value-type="float">
            <text:p>1603466968.93</text:p>
          </table:table-cell>
          <table:table-cell office:value-type="float" office:value="0" calcext:value-type="float">
            <text:p>0</text:p>
          </table:table-cell>
          <table:table-cell office:value-type="float" office:value="-109" calcext:value-type="float">
            <text:p>-10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0.251708984375" calcext:value-type="float">
            <text:p>0.251708984375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-145.27130127" calcext:value-type="float">
            <text:p>-145.271301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28.798578199" calcext:value-type="float">
            <text:p>128.798578199</text:p>
          </table:table-cell>
          <table:table-cell office:value-type="float" office:value="-13.4200439453" calcext:value-type="float">
            <text:p>-13.4200439453</text:p>
          </table:table-cell>
          <table:table-cell office:value-type="float" office:value="16.6920166016" calcext:value-type="float">
            <text:p>16.6920166016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8.99" calcext:value-type="float">
            <text:p>1603466968.99</text:p>
          </table:table-cell>
          <table:table-cell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0.3525390625" calcext:value-type="float">
            <text:p>-0.3525390625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-145.439147949" calcext:value-type="float">
            <text:p>-145.43914794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8.971453257" calcext:value-type="float">
            <text:p>138.971453257</text:p>
          </table:table-cell>
          <table:table-cell office:value-type="float" office:value="-16.2612304688" calcext:value-type="float">
            <text:p>-16.2612304688</text:p>
          </table:table-cell>
          <table:table-cell office:value-type="float" office:value="14.1499023438" calcext:value-type="float">
            <text:p>14.1499023438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9.04" calcext:value-type="float">
            <text:p>1603466969.04</text:p>
          </table:table-cell>
          <table:table-cell office:value-type="float" office:value="0" calcext:value-type="float">
            <text:p>0</text:p>
          </table:table-cell>
          <table:table-cell office:value-type="float" office:value="-111" calcext:value-type="float">
            <text:p>-11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0.406982421875" calcext:value-type="float">
            <text:p>-0.406982421875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-142.501831055" calcext:value-type="float">
            <text:p>-142.50183105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4.432700421" calcext:value-type="float">
            <text:p>144.432700421</text:p>
          </table:table-cell>
          <table:table-cell office:value-type="float" office:value="-17.9061279297" calcext:value-type="float">
            <text:p>-17.9061279297</text:p>
          </table:table-cell>
          <table:table-cell office:value-type="float" office:value="12.8040771484" calcext:value-type="float">
            <text:p>12.8040771484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9.09" calcext:value-type="float">
            <text:p>1603466969.09</text:p>
          </table:table-cell>
          <table:table-cell office:value-type="float" office:value="0" calcext:value-type="float">
            <text:p>0</text:p>
          </table:table-cell>
          <table:table-cell office:value-type="float" office:value="-112" calcext:value-type="float">
            <text:p>-112</text:p>
          </table:table-cell>
          <table:table-cell office:value-type="float" office:value="71" calcext:value-type="float">
            <text:p>71</text:p>
          </table:table-cell>
          <table:table-cell office:value-type="float" office:value="-0.5" calcext:value-type="float">
            <text:p>-0.5</text:p>
          </table:table-cell>
          <table:table-cell office:value-type="float" office:value="-0.187744140625" calcext:value-type="float">
            <text:p>-0.187744140625</text:p>
          </table:table-cell>
          <table:table-cell office:value-type="float" office:value="111" calcext:value-type="float">
            <text:p>111</text:p>
          </table:table-cell>
          <table:table-cell office:value-type="float" office:value="-2" calcext:value-type="float">
            <text:p>-2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-127.487182617" calcext:value-type="float">
            <text:p>-127.48718261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47.669025894" calcext:value-type="float">
            <text:p>147.669025894</text:p>
          </table:table-cell>
          <table:table-cell office:value-type="float" office:value="-17.1584472656" calcext:value-type="float">
            <text:p>-17.1584472656</text:p>
          </table:table-cell>
          <table:table-cell office:value-type="float" office:value="10.8601074219" calcext:value-type="float">
            <text:p>10.8601074219</text:p>
          </table:table-cell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9.15" calcext:value-type="float">
            <text:p>1603466969.15</text:p>
          </table:table-cell>
          <table:table-cell office:value-type="float" office:value="0" calcext:value-type="float">
            <text:p>0</text:p>
          </table:table-cell>
          <table:table-cell office:value-type="float" office:value="-112" calcext:value-type="float">
            <text:p>-11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0.007080078125" calcext:value-type="float">
            <text:p>-0.007080078125</text:p>
          </table:table-cell>
          <table:table-cell office:value-type="float" office:value="112" calcext:value-type="float">
            <text:p>112</text:p>
          </table:table-cell>
          <table:table-cell office:value-type="float" office:value="-13" calcext:value-type="float">
            <text:p>-13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-106.437683105" calcext:value-type="float">
            <text:p>-106.43768310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4.924881084" calcext:value-type="float">
            <text:p>154.924881084</text:p>
          </table:table-cell>
          <table:table-cell office:value-type="float" office:value="-17.4575195312" calcext:value-type="float">
            <text:p>-17.4575195312</text:p>
          </table:table-cell>
          <table:table-cell office:value-type="float" office:value="8.16845703125" calcext:value-type="float">
            <text:p>8.16845703125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9.2" calcext:value-type="float">
            <text:p>1603466969.2</text:p>
          </table:table-cell>
          <table:table-cell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27001953125" calcext:value-type="float">
            <text:p>0.27001953125</text:p>
          </table:table-cell>
          <table:table-cell office:value-type="float" office:value="113" calcext:value-type="float">
            <text:p>113</text:p>
          </table:table-cell>
          <table:table-cell office:value-type="float" office:value="-18" calcext:value-type="float">
            <text:p>-18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-129.22668457" calcext:value-type="float">
            <text:p>-129.2266845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3.950926472" calcext:value-type="float">
            <text:p>163.950926472</text:p>
          </table:table-cell>
          <table:table-cell office:value-type="float" office:value="-20.5977783203" calcext:value-type="float">
            <text:p>-20.5977783203</text:p>
          </table:table-cell>
          <table:table-cell office:value-type="float" office:value="5.92541503906" calcext:value-type="float">
            <text:p>5.92541503906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9.25" calcext:value-type="float">
            <text:p>1603466969.25</text:p>
          </table:table-cell>
          <table:table-cell office:value-type="float" office:value="0" calcext:value-type="float">
            <text:p>0</text:p>
          </table:table-cell>
          <table:table-cell office:value-type="float" office:value="-114" calcext:value-type="float">
            <text:p>-1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180908203125" calcext:value-type="float">
            <text:p>0.180908203125</text:p>
          </table:table-cell>
          <table:table-cell office:value-type="float" office:value="114" calcext:value-type="float">
            <text:p>114</text:p>
          </table:table-cell>
          <table:table-cell office:value-type="float" office:value="-28" calcext:value-type="float">
            <text:p>-28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-123.191833496" calcext:value-type="float">
            <text:p>-123.19183349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71.203316962" calcext:value-type="float">
            <text:p>171.203316962</text:p>
          </table:table-cell>
          <table:table-cell office:value-type="float" office:value="-20.8968505859" calcext:value-type="float">
            <text:p>-20.8968505859</text:p>
          </table:table-cell>
          <table:table-cell office:value-type="float" office:value="3.23376464844" calcext:value-type="float">
            <text:p>3.23376464844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9.31" calcext:value-type="float">
            <text:p>1603466969.31</text:p>
          </table:table-cell>
          <table:table-cell office:value-type="float" office:value="0" calcext:value-type="float">
            <text:p>0</text:p>
          </table:table-cell>
          <table:table-cell office:value-type="float" office:value="-115" calcext:value-type="float">
            <text:p>-115</text:p>
          </table:table-cell>
          <table:table-cell office:value-type="float" office:value="55" calcext:value-type="float">
            <text:p>55</text:p>
          </table:table-cell>
          <table:table-cell office:value-type="float" office:value="-0.5" calcext:value-type="float">
            <text:p>-0.5</text:p>
          </table:table-cell>
          <table:table-cell office:value-type="float" office:value="-0.284912109375" calcext:value-type="float">
            <text:p>-0.284912109375</text:p>
          </table:table-cell>
          <table:table-cell office:value-type="float" office:value="114" calcext:value-type="float">
            <text:p>114</text:p>
          </table:table-cell>
          <table:table-cell office:value-type="float" office:value="-29" calcext:value-type="float">
            <text:p>-29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-113.014221191" calcext:value-type="float">
            <text:p>-113.01422119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71.168231158" calcext:value-type="float">
            <text:p>171.168231158</text:p>
          </table:table-cell>
          <table:table-cell office:value-type="float" office:value="-19.8500976562" calcext:value-type="float">
            <text:p>-19.8500976562</text:p>
          </table:table-cell>
          <table:table-cell office:value-type="float" office:value="3.08422851562" calcext:value-type="float">
            <text:p>3.08422851562</text:p>
          </table:table-cell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9.36" calcext:value-type="float">
            <text:p>1603466969.36</text:p>
          </table:table-cell>
          <table:table-cell office:value-type="float" office:value="0" calcext:value-type="float">
            <text:p>0</text:p>
          </table:table-cell>
          <table:table-cell office:value-type="float" office:value="-115" calcext:value-type="float">
            <text:p>-11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115" calcext:value-type="float">
            <text:p>115</text:p>
          </table:table-cell>
          <table:table-cell office:value-type="float" office:value="-30" calcext:value-type="float">
            <text:p>-3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-118.1640625" calcext:value-type="float">
            <text:p>-118.16406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76.167166117" calcext:value-type="float">
            <text:p>176.167166117</text:p>
          </table:table-cell>
          <table:table-cell office:value-type="float" office:value="-19.251953125" calcext:value-type="float">
            <text:p>-19.251953125</text:p>
          </table:table-cell>
          <table:table-cell office:value-type="float" office:value="1.28979492188" calcext:value-type="float">
            <text:p>1.28979492188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9.42" calcext:value-type="float">
            <text:p>1603466969.42</text:p>
          </table:table-cell>
          <table:table-cell office:value-type="float" office:value="0" calcext:value-type="float">
            <text:p>0</text:p>
          </table:table-cell>
          <table:table-cell office:value-type="float" office:value="-116" calcext:value-type="float">
            <text:p>-11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0.1181640625" calcext:value-type="float">
            <text:p>-0.1181640625</text:p>
          </table:table-cell>
          <table:table-cell office:value-type="float" office:value="116" calcext:value-type="float">
            <text:p>116</text:p>
          </table:table-cell>
          <table:table-cell office:value-type="float" office:value="-33" calcext:value-type="float">
            <text:p>-33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111.618041992" calcext:value-type="float">
            <text:p>-111.61804199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4.870803744" calcext:value-type="float">
            <text:p>184.870803744</text:p>
          </table:table-cell>
          <table:table-cell office:value-type="float" office:value="-18.2052001953" calcext:value-type="float">
            <text:p>-18.2052001953</text:p>
          </table:table-cell>
          <table:table-cell office:value-type="float" office:value="-1.55139160156" calcext:value-type="float">
            <text:p>-1.55139160156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9.47" calcext:value-type="float">
            <text:p>1603466969.47</text:p>
          </table:table-cell>
          <table:table-cell office:value-type="float" office:value="0" calcext:value-type="float">
            <text:p>0</text:p>
          </table:table-cell>
          <table:table-cell office:value-type="float" office:value="-117" calcext:value-type="float">
            <text:p>-117</text:p>
          </table:table-cell>
          <table:table-cell office:value-type="float" office:value="52" calcext:value-type="float">
            <text:p>52</text:p>
          </table:table-cell>
          <table:table-cell office:value-type="float" office:value="-0.5" calcext:value-type="float">
            <text:p>-0.5</text:p>
          </table:table-cell>
          <table:table-cell office:value-type="float" office:value="0.3603515625" calcext:value-type="float">
            <text:p>0.3603515625</text:p>
          </table:table-cell>
          <table:table-cell office:value-type="float" office:value="116" calcext:value-type="float">
            <text:p>116</text:p>
          </table:table-cell>
          <table:table-cell office:value-type="float" office:value="-33" calcext:value-type="float">
            <text:p>-33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-104.034423828" calcext:value-type="float">
            <text:p>-104.03442382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5.36382126" calcext:value-type="float">
            <text:p>195.36382126</text:p>
          </table:table-cell>
          <table:table-cell office:value-type="float" office:value="-19.251953125" calcext:value-type="float">
            <text:p>-19.251953125</text:p>
          </table:table-cell>
          <table:table-cell office:value-type="float" office:value="-5.28979492188" calcext:value-type="float">
            <text:p>-5.28979492188</text:p>
          </table:table-cell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9.53" calcext:value-type="float">
            <text:p>1603466969.53</text:p>
          </table:table-cell>
          <table:table-cell office:value-type="float" office:value="0" calcext:value-type="float">
            <text:p>0</text:p>
          </table:table-cell>
          <table:table-cell office:value-type="float" office:value="-117" calcext:value-type="float">
            <text:p>-11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0.12255859375" calcext:value-type="float">
            <text:p>-0.12255859375</text:p>
          </table:table-cell>
          <table:table-cell office:value-type="float" office:value="117" calcext:value-type="float">
            <text:p>117</text:p>
          </table:table-cell>
          <table:table-cell office:value-type="float" office:value="-33" calcext:value-type="float">
            <text:p>-33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-85.2661132812" calcext:value-type="float">
            <text:p>-85.266113281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6.429849884" calcext:value-type="float">
            <text:p>196.429849884</text:p>
          </table:table-cell>
          <table:table-cell office:value-type="float" office:value="-18.9528808594" calcext:value-type="float">
            <text:p>-18.9528808594</text:p>
          </table:table-cell>
          <table:table-cell office:value-type="float" office:value="-5.5888671875" calcext:value-type="float">
            <text:p>-5.5888671875</text:p>
          </table:table-cell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9.58" calcext:value-type="float">
            <text:p>1603466969.58</text:p>
          </table:table-cell>
          <table:table-cell office:value-type="float" office:value="0" calcext:value-type="float">
            <text:p>0</text:p>
          </table:table-cell>
          <table:table-cell office:value-type="float" office:value="-118" calcext:value-type="float">
            <text:p>-118</text:p>
          </table:table-cell>
          <table:table-cell office:value-type="float" office:value="56" calcext:value-type="float">
            <text:p>56</text:p>
          </table:table-cell>
          <table:table-cell office:value-type="float" office:value="-0.5" calcext:value-type="float">
            <text:p>-0.5</text:p>
          </table:table-cell>
          <table:table-cell office:value-type="float" office:value="-0.05126953125" calcext:value-type="float">
            <text:p>-0.05126953125</text:p>
          </table:table-cell>
          <table:table-cell office:value-type="float" office:value="117" calcext:value-type="float">
            <text:p>117</text:p>
          </table:table-cell>
          <table:table-cell office:value-type="float" office:value="-31" calcext:value-type="float">
            <text:p>-31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-96.7407226562" calcext:value-type="float">
            <text:p>-96.740722656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8.871443501" calcext:value-type="float">
            <text:p>198.871443501</text:p>
          </table:table-cell>
          <table:table-cell office:value-type="float" office:value="-19.8500976562" calcext:value-type="float">
            <text:p>-19.8500976562</text:p>
          </table:table-cell>
          <table:table-cell office:value-type="float" office:value="-6.78515625" calcext:value-type="float">
            <text:p>-6.78515625</text:p>
          </table:table-cell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9.63" calcext:value-type="float">
            <text:p>1603466969.63</text:p>
          </table:table-cell>
          <table:table-cell office:value-type="float" office:value="0" calcext:value-type="float">
            <text:p>0</text:p>
          </table:table-cell>
          <table:table-cell office:value-type="float" office:value="-118" calcext:value-type="float">
            <text:p>-11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118" calcext:value-type="float">
            <text:p>118</text:p>
          </table:table-cell>
          <table:table-cell office:value-type="float" office:value="-29" calcext:value-type="float">
            <text:p>-29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-81.3064575195" calcext:value-type="float">
            <text:p>-81.306457519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0.026310954" calcext:value-type="float">
            <text:p>200.026310954</text:p>
          </table:table-cell>
          <table:table-cell office:value-type="float" office:value="-18.2052001953" calcext:value-type="float">
            <text:p>-18.2052001953</text:p>
          </table:table-cell>
          <table:table-cell office:value-type="float" office:value="-6.63562011719" calcext:value-type="float">
            <text:p>-6.63562011719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9.69" calcext:value-type="float">
            <text:p>1603466969.69</text:p>
          </table:table-cell>
          <table:table-cell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office:value-type="float" office:value="66" calcext:value-type="float">
            <text:p>66</text:p>
          </table:table-cell>
          <table:table-cell office:value-type="float" office:value="-0.5" calcext:value-type="float">
            <text:p>-0.5</text:p>
          </table:table-cell>
          <table:table-cell office:value-type="float" office:value="-0.10791015625" calcext:value-type="float">
            <text:p>-0.10791015625</text:p>
          </table:table-cell>
          <table:table-cell office:value-type="float" office:value="118" calcext:value-type="float">
            <text:p>118</text:p>
          </table:table-cell>
          <table:table-cell office:value-type="float" office:value="-27" calcext:value-type="float">
            <text:p>-27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-75.6912231445" calcext:value-type="float">
            <text:p>-75.691223144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4.941137473" calcext:value-type="float">
            <text:p>214.941137473</text:p>
          </table:table-cell>
          <table:table-cell office:value-type="float" office:value="-16.5603027344" calcext:value-type="float">
            <text:p>-16.5603027344</text:p>
          </table:table-cell>
          <table:table-cell office:value-type="float" office:value="-11.5703125" calcext:value-type="float">
            <text:p>-11.5703125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3466969.74" calcext:value-type="float">
            <text:p>1603466969.74</text:p>
          </table:table-cell>
          <table:table-cell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75" calcext:value-type="float">
            <text:p>75</text:p>
          </table:table-cell>
          <table:table-cell office:value-type="float" office:value="-0.5" calcext:value-type="float">
            <text:p>-0.5</text:p>
          </table:table-cell>
          <table:table-cell office:value-type="float" office:value="0.07177734375" calcext:value-type="float">
            <text:p>0.07177734375</text:p>
          </table:table-cell>
          <table:table-cell office:value-type="float" office:value="119" calcext:value-type="float">
            <text:p>119</text:p>
          </table:table-cell>
          <table:table-cell office:value-type="float" office:value="-23" calcext:value-type="float">
            <text:p>-23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-76.5838623047" calcext:value-type="float">
            <text:p>-76.583862304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7.918501842" calcext:value-type="float">
            <text:p>217.918501842</text:p>
          </table:table-cell>
          <table:table-cell office:value-type="float" office:value="-15.8126220703" calcext:value-type="float">
            <text:p>-15.8126220703</text:p>
          </table:table-cell>
          <table:table-cell office:value-type="float" office:value="-12.3179931641" calcext:value-type="float">
            <text:p>-12.3179931641</text:p>
          </table:table-cell>
          <table:table-cell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69.79" calcext:value-type="float">
            <text:p>1603466969.79</text:p>
          </table:table-cell>
          <table:table-cell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84" calcext:value-type="float">
            <text:p>84</text:p>
          </table:table-cell>
          <table:table-cell office:value-type="float" office:value="-0.5" calcext:value-type="float">
            <text:p>-0.5</text:p>
          </table:table-cell>
          <table:table-cell office:value-type="float" office:value="0.139892578125" calcext:value-type="float">
            <text:p>0.139892578125</text:p>
          </table:table-cell>
          <table:table-cell office:value-type="float" office:value="119" calcext:value-type="float">
            <text:p>119</text:p>
          </table:table-cell>
          <table:table-cell office:value-type="float" office:value="-19" calcext:value-type="float">
            <text:p>-19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-78.010559082" calcext:value-type="float">
            <text:p>-78.01055908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0.279203576" calcext:value-type="float">
            <text:p>220.279203576</text:p>
          </table:table-cell>
          <table:table-cell office:value-type="float" office:value="-15.0649414062" calcext:value-type="float">
            <text:p>-15.0649414062</text:p>
          </table:table-cell>
          <table:table-cell office:value-type="float" office:value="-12.7666015625" calcext:value-type="float">
            <text:p>-12.7666015625</text:p>
          </table:table-cell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9.85" calcext:value-type="float">
            <text:p>1603466969.85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0.082275390625" calcext:value-type="float">
            <text:p>0.082275390625</text:p>
          </table:table-cell>
          <table:table-cell office:value-type="float" office:value="119" calcext:value-type="float">
            <text:p>119</text:p>
          </table:table-cell>
          <table:table-cell office:value-type="float" office:value="-15" calcext:value-type="float">
            <text:p>-15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-74.5315551758" calcext:value-type="float">
            <text:p>-74.531555175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5.836606518" calcext:value-type="float">
            <text:p>225.836606518</text:p>
          </table:table-cell>
          <table:table-cell office:value-type="float" office:value="-13.2705078125" calcext:value-type="float">
            <text:p>-13.2705078125</text:p>
          </table:table-cell>
          <table:table-cell office:value-type="float" office:value="-13.6638183594" calcext:value-type="float">
            <text:p>-13.6638183594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9.9" calcext:value-type="float">
            <text:p>1603466969.9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101" calcext:value-type="float">
            <text:p>101</text:p>
          </table:table-cell>
          <table:table-cell office:value-type="float" office:value="-0.5" calcext:value-type="float">
            <text:p>-0.5</text:p>
          </table:table-cell>
          <table:table-cell office:value-type="float" office:value="-0.0517578125" calcext:value-type="float">
            <text:p>-0.0517578125</text:p>
          </table:table-cell>
          <table:table-cell office:value-type="float" office:value="120" calcext:value-type="float">
            <text:p>120</text:p>
          </table:table-cell>
          <table:table-cell office:value-type="float" office:value="-11" calcext:value-type="float">
            <text:p>-1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-65.3381347656" calcext:value-type="float">
            <text:p>-65.3381347656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8.924227054" calcext:value-type="float">
            <text:p>228.924227054</text:p>
          </table:table-cell>
          <table:table-cell office:value-type="float" office:value="-12.8218994141" calcext:value-type="float">
            <text:p>-12.8218994141</text:p>
          </table:table-cell>
          <table:table-cell office:value-type="float" office:value="-14.7105712891" calcext:value-type="float">
            <text:p>-14.7105712891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69.96" calcext:value-type="float">
            <text:p>1603466969.96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109" calcext:value-type="float">
            <text:p>109</text:p>
          </table:table-cell>
          <table:table-cell office:value-type="float" office:value="-0.5" calcext:value-type="float">
            <text:p>-0.5</text:p>
          </table:table-cell>
          <table:table-cell office:value-type="float" office:value="-0.228759765625" calcext:value-type="float">
            <text:p>-0.228759765625</text:p>
          </table:table-cell>
          <table:table-cell office:value-type="float" office:value="120" calcext:value-type="float">
            <text:p>120</text:p>
          </table:table-cell>
          <table:table-cell office:value-type="float" office:value="-7" calcext:value-type="float">
            <text:p>-7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-56.0531616211" calcext:value-type="float">
            <text:p>-56.053161621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3.598308542" calcext:value-type="float">
            <text:p>233.598308542</text:p>
          </table:table-cell>
          <table:table-cell office:value-type="float" office:value="-11.1770019531" calcext:value-type="float">
            <text:p>-11.1770019531</text:p>
          </table:table-cell>
          <table:table-cell office:value-type="float" office:value="-15.1591796875" calcext:value-type="float">
            <text:p>-15.1591796875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0.01" calcext:value-type="float">
            <text:p>1603466970.01</text:p>
          </table:table-cell>
          <table:table-cell office:value-type="float" office:value="0" calcext:value-type="float">
            <text:p>0</text:p>
          </table:table-cell>
          <table:table-cell office:value-type="float" office:value="-122" calcext:value-type="float">
            <text:p>-122</text:p>
          </table:table-cell>
          <table:table-cell office:value-type="float" office:value="116" calcext:value-type="float">
            <text:p>116</text:p>
          </table:table-cell>
          <table:table-cell office:value-type="float" office:value="-0.5" calcext:value-type="float">
            <text:p>-0.5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60.6384277344" calcext:value-type="float">
            <text:p>-60.638427734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7.187603194" calcext:value-type="float">
            <text:p>237.187603194</text:p>
          </table:table-cell>
          <table:table-cell office:value-type="float" office:value="-11.0274658203" calcext:value-type="float">
            <text:p>-11.0274658203</text:p>
          </table:table-cell>
          <table:table-cell office:value-type="float" office:value="-17.1031494141" calcext:value-type="float">
            <text:p>-17.1031494141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0.06" calcext:value-type="float">
            <text:p>1603466970.06</text:p>
          </table:table-cell>
          <table:table-cell office:value-type="float" office:value="0" calcext:value-type="float">
            <text:p>0</text:p>
          </table:table-cell>
          <table:table-cell office:value-type="float" office:value="-122" calcext:value-type="float">
            <text:p>-122</text:p>
          </table:table-cell>
          <table:table-cell office:value-type="float" office:value="123" calcext:value-type="float">
            <text:p>123</text:p>
          </table:table-cell>
          <table:table-cell office:value-type="float" office:value="-0.5" calcext:value-type="float">
            <text:p>-0.5</text:p>
          </table:table-cell>
          <table:table-cell office:value-type="float" office:value="-0.134033203125" calcext:value-type="float">
            <text:p>-0.134033203125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-69.6563720703" calcext:value-type="float">
            <text:p>-69.656372070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5.652075833" calcext:value-type="float">
            <text:p>235.652075833</text:p>
          </table:table-cell>
          <table:table-cell office:value-type="float" office:value="-11.1770019531" calcext:value-type="float">
            <text:p>-11.1770019531</text:p>
          </table:table-cell>
          <table:table-cell office:value-type="float" office:value="-16.35546875" calcext:value-type="float">
            <text:p>-16.35546875</text:p>
          </table:table-cell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0.11" calcext:value-type="float">
            <text:p>1603466970.11</text:p>
          </table:table-cell>
          <table:table-cell office:value-type="float" office:value="0" calcext:value-type="float">
            <text:p>0</text:p>
          </table:table-cell>
          <table:table-cell office:value-type="float" office:value="-122" calcext:value-type="float">
            <text:p>-1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0.07275390625" calcext:value-type="float">
            <text:p>0.07275390625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244" calcext:value-type="float">
            <text:p>24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-67.1844482422" calcext:value-type="float">
            <text:p>-67.1844482422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1.461222338" calcext:value-type="float">
            <text:p>241.461222338</text:p>
          </table:table-cell>
          <table:table-cell office:value-type="float" office:value="-9.38256835938" calcext:value-type="float">
            <text:p>-9.38256835938</text:p>
          </table:table-cell>
          <table:table-cell office:value-type="float" office:value="-17.2526855469" calcext:value-type="float">
            <text:p>-17.2526855469</text:p>
          </table:table-cell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0.17" calcext:value-type="float">
            <text:p>1603466970.17</text:p>
          </table:table-cell>
          <table:table-cell office:value-type="float" office:value="0" calcext:value-type="float">
            <text:p>0</text:p>
          </table:table-cell>
          <table:table-cell office:value-type="float" office:value="-122" calcext:value-type="float">
            <text:p>-122</text:p>
          </table:table-cell>
          <table:table-cell office:value-type="float" office:value="127" calcext:value-type="float">
            <text:p>127</text:p>
          </table:table-cell>
          <table:table-cell office:value-type="float" office:value="0.5" calcext:value-type="float">
            <text:p>0.5</text:p>
          </table:table-cell>
          <table:table-cell office:value-type="float" office:value="-0.146240234375" calcext:value-type="float">
            <text:p>-0.146240234375</text:p>
          </table:table-cell>
          <table:table-cell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245" calcext:value-type="float">
            <text:p>2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94.8638916016" calcext:value-type="float">
            <text:p>-94.863891601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6.122642405" calcext:value-type="float">
            <text:p>246.122642405</text:p>
          </table:table-cell>
          <table:table-cell office:value-type="float" office:value="-7.43859863281" calcext:value-type="float">
            <text:p>-7.43859863281</text:p>
          </table:table-cell>
          <table:table-cell office:value-type="float" office:value="-16.8040771484" calcext:value-type="float">
            <text:p>-16.8040771484</text:p>
          </table:table-cell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3466970.23" calcext:value-type="float">
            <text:p>1603466970.23</text:p>
          </table:table-cell>
          <table:table-cell office:value-type="float" office:value="0" calcext:value-type="float">
            <text:p>0</text:p>
          </table:table-cell>
          <table:table-cell office:value-type="float" office:value="-123" calcext:value-type="float">
            <text:p>-12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0.099853515625" calcext:value-type="float">
            <text:p>0.099853515625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-103.179931641" calcext:value-type="float">
            <text:p>-103.17993164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1.154407225" calcext:value-type="float">
            <text:p>251.154407225</text:p>
          </table:table-cell>
          <table:table-cell office:value-type="float" office:value="-6.0927734375" calcext:value-type="float">
            <text:p>-6.0927734375</text:p>
          </table:table-cell>
          <table:table-cell office:value-type="float" office:value="-17.8508300781" calcext:value-type="float">
            <text:p>-17.8508300781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0.28" calcext:value-type="float">
            <text:p>1603466970.28</text:p>
          </table:table-cell>
          <table:table-cell office:value-type="float" office:value="0" calcext:value-type="float">
            <text:p>0</text:p>
          </table:table-cell>
          <table:table-cell office:value-type="float" office:value="-123" calcext:value-type="float">
            <text:p>-123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247" calcext:value-type="float">
            <text:p>2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110.237121582" calcext:value-type="float">
            <text:p>-110.237121582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60.177920764" calcext:value-type="float">
            <text:p>260.177920764</text:p>
          </table:table-cell>
          <table:table-cell office:value-type="float" office:value="-3.40112304688" calcext:value-type="float">
            <text:p>-3.40112304688</text:p>
          </table:table-cell>
          <table:table-cell office:value-type="float" office:value="-19.6452636719" calcext:value-type="float">
            <text:p>-19.6452636719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0.33" calcext:value-type="float">
            <text:p>1603466970.33</text:p>
          </table:table-cell>
          <table:table-cell office:value-type="float" office:value="0" calcext:value-type="float">
            <text:p>0</text:p>
          </table:table-cell>
          <table:table-cell office:value-type="float" office:value="-124" calcext:value-type="float">
            <text:p>-124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office:value-type="float" office:value="-0.299560546875" calcext:value-type="float">
            <text:p>-0.29956054687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26.663208008" calcext:value-type="float">
            <text:p>-126.66320800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1.02689805" calcext:value-type="float">
            <text:p>261.02689805</text:p>
          </table:table-cell>
          <table:table-cell office:value-type="float" office:value="-3.10205078125" calcext:value-type="float">
            <text:p>-3.10205078125</text:p>
          </table:table-cell>
          <table:table-cell office:value-type="float" office:value="-19.6452636719" calcext:value-type="float">
            <text:p>-19.6452636719</text:p>
          </table:table-cell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0.39" calcext:value-type="float">
            <text:p>1603466970.39</text:p>
          </table:table-cell>
          <table:table-cell office:value-type="float" office:value="0" calcext:value-type="float">
            <text:p>0</text:p>
          </table:table-cell>
          <table:table-cell office:value-type="float" office:value="-125" calcext:value-type="float">
            <text:p>-125</text:p>
          </table:table-cell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.5</text:p>
          </table:table-cell>
          <table:table-cell office:value-type="float" office:value="-0.04150390625" calcext:value-type="float">
            <text:p>-0.04150390625</text:p>
          </table:table-cell>
          <table:table-cell office:value-type="float" office:value="126" calcext:value-type="float">
            <text:p>126</text:p>
          </table:table-cell>
          <table:table-cell office:value-type="float" office:value="62" calcext:value-type="float">
            <text:p>62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-136.39831543" calcext:value-type="float">
            <text:p>-136.39831543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0.58304463" calcext:value-type="float">
            <text:p>270.58304463</text:p>
          </table:table-cell>
          <table:table-cell office:value-type="float" office:value="0.187744140625" calcext:value-type="float">
            <text:p>0.187744140625</text:p>
          </table:table-cell>
          <table:table-cell office:value-type="float" office:value="-18.4489746094" calcext:value-type="float">
            <text:p>-18.4489746094</text:p>
          </table:table-cell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0.44" calcext:value-type="float">
            <text:p>1603466970.44</text:p>
          </table:table-cell>
          <table:table-cell office:value-type="float" office:value="0" calcext:value-type="float">
            <text:p>0</text:p>
          </table:table-cell>
          <table:table-cell office:value-type="float" office:value="-126" calcext:value-type="float">
            <text:p>-126</text:p>
          </table:table-cell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.5</text:p>
          </table:table-cell>
          <table:table-cell office:value-type="float" office:value="0.289306640625" calcext:value-type="float">
            <text:p>0.289306640625</text:p>
          </table:table-cell>
          <table:table-cell office:value-type="float" office:value="127" calcext:value-type="float">
            <text:p>127</text:p>
          </table:table-cell>
          <table:table-cell office:value-type="float" office:value="55" calcext:value-type="float">
            <text:p>55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-144.332885742" calcext:value-type="float">
            <text:p>-144.33288574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1.945634016" calcext:value-type="float">
            <text:p>281.945634016</text:p>
          </table:table-cell>
          <table:table-cell office:value-type="float" office:value="3.77661132812" calcext:value-type="float">
            <text:p>3.77661132812</text:p>
          </table:table-cell>
          <table:table-cell office:value-type="float" office:value="-17.8508300781" calcext:value-type="float">
            <text:p>-17.8508300781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70.49" calcext:value-type="float">
            <text:p>1603466970.49</text:p>
          </table:table-cell>
          <table:table-cell office:value-type="float" office:value="0" calcext:value-type="float">
            <text:p>0</text:p>
          </table:table-cell>
          <table:table-cell office:value-type="float" office:value="-127" calcext:value-type="float">
            <text:p>-127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0.10107421875" calcext:value-type="float">
            <text:p>-0.10107421875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-141.02935791" calcext:value-type="float">
            <text:p>-141.0293579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90.037764582" calcext:value-type="float">
            <text:p>290.037764582</text:p>
          </table:table-cell>
          <table:table-cell office:value-type="float" office:value="6.01965332031" calcext:value-type="float">
            <text:p>6.01965332031</text:p>
          </table:table-cell>
          <table:table-cell office:value-type="float" office:value="-16.5050048828" calcext:value-type="float">
            <text:p>-16.5050048828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0.55" calcext:value-type="float">
            <text:p>1603466970.55</text:p>
          </table:table-cell>
          <table:table-cell office:value-type="float" office:value="0" calcext:value-type="float">
            <text:p>0</text:p>
          </table:table-cell>
          <table:table-cell office:value-type="float" office:value="-128" calcext:value-type="float">
            <text:p>-12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0.255615234375" calcext:value-type="float">
            <text:p>-0.255615234375</text:p>
          </table:table-cell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-127.258300781" calcext:value-type="float">
            <text:p>-127.25830078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99.812639215" calcext:value-type="float">
            <text:p>299.812639215</text:p>
          </table:table-cell>
          <table:table-cell office:value-type="float" office:value="10.0571289062" calcext:value-type="float">
            <text:p>10.0571289062</text:p>
          </table:table-cell>
          <table:table-cell office:value-type="float" office:value="-17.5517578125" calcext:value-type="float">
            <text:p>-17.5517578125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70.61" calcext:value-type="float">
            <text:p>1603466970.61</text:p>
          </table:table-cell>
          <table:table-cell office:value-type="float" office:value="0" calcext:value-type="float">
            <text:p>0</text:p>
          </table:table-cell>
          <table:table-cell office:value-type="float" office:value="-129" calcext:value-type="float">
            <text:p>-12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0.17724609375" calcext:value-type="float">
            <text:p>-0.17724609375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146.286010742" calcext:value-type="float">
            <text:p>-146.28601074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5.533310889" calcext:value-type="float">
            <text:p>305.533310889</text:p>
          </table:table-cell>
          <table:table-cell office:value-type="float" office:value="11.2534179688" calcext:value-type="float">
            <text:p>11.2534179688</text:p>
          </table:table-cell>
          <table:table-cell office:value-type="float" office:value="-15.7573242188" calcext:value-type="float">
            <text:p>-15.7573242188</text:p>
          </table:table-cell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70.66" calcext:value-type="float">
            <text:p>1603466970.66</text:p>
          </table:table-cell>
          <table:table-cell office:value-type="float" office:value="0" calcext:value-type="float">
            <text:p>0</text:p>
          </table:table-cell>
          <table:table-cell office:value-type="float" office:value="-129" calcext:value-type="float">
            <text:p>-129</text:p>
          </table:table-cell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.5</text:p>
          </table:table-cell>
          <table:table-cell office:value-type="float" office:value="-0.0478515625" calcext:value-type="float">
            <text:p>-0.0478515625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-140.617370605" calcext:value-type="float">
            <text:p>-140.61737060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11.757729095" calcext:value-type="float">
            <text:p>311.757729095</text:p>
          </table:table-cell>
          <table:table-cell office:value-type="float" office:value="12.5992431641" calcext:value-type="float">
            <text:p>12.5992431641</text:p>
          </table:table-cell>
          <table:table-cell office:value-type="float" office:value="-14.1124267578" calcext:value-type="float">
            <text:p>-14.1124267578</text:p>
          </table:table-cell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0.72" calcext:value-type="float">
            <text:p>1603466970.72</text:p>
          </table:table-cell>
          <table:table-cell office:value-type="float" office:value="0" calcext:value-type="float">
            <text:p>0</text:p>
          </table:table-cell>
          <table:table-cell office:value-type="float" office:value="-130" calcext:value-type="float">
            <text:p>-13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39111328125" calcext:value-type="float">
            <text:p>0.39111328125</text:p>
          </table:table-cell>
          <table:table-cell office:value-type="float" office:value="130" calcext:value-type="float">
            <text:p>130</text:p>
          </table:table-cell>
          <table:table-cell office:value-type="float" office:value="-3" calcext:value-type="float">
            <text:p>-3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-127.616882324" calcext:value-type="float">
            <text:p>-127.61688232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18.937022101" calcext:value-type="float">
            <text:p>318.937022101</text:p>
          </table:table-cell>
          <table:table-cell office:value-type="float" office:value="13.7955322266" calcext:value-type="float">
            <text:p>13.7955322266</text:p>
          </table:table-cell>
          <table:table-cell office:value-type="float" office:value="-12.0189208984" calcext:value-type="float">
            <text:p>-12.0189208984</text:p>
          </table:table-cell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0.77" calcext:value-type="float">
            <text:p>1603466970.77</text:p>
          </table:table-cell>
          <table:table-cell office:value-type="float" office:value="0" calcext:value-type="float">
            <text:p>0</text:p>
          </table:table-cell>
          <table:table-cell office:value-type="float" office:value="-131" calcext:value-type="float">
            <text:p>-13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10693359375" calcext:value-type="float">
            <text:p>0.10693359375</text:p>
          </table:table-cell>
          <table:table-cell office:value-type="float" office:value="131" calcext:value-type="float">
            <text:p>131</text:p>
          </table:table-cell>
          <table:table-cell office:value-type="float" office:value="-13" calcext:value-type="float">
            <text:p>-13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-126.914978027" calcext:value-type="float">
            <text:p>-126.9149780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2.584920861" calcext:value-type="float">
            <text:p>332.584920861</text:p>
          </table:table-cell>
          <table:table-cell office:value-type="float" office:value="17.9825439453" calcext:value-type="float">
            <text:p>17.9825439453</text:p>
          </table:table-cell>
          <table:table-cell office:value-type="float" office:value="-9.32727050781" calcext:value-type="float">
            <text:p>-9.32727050781</text:p>
          </table:table-cell>
          <table:table-cell office:value-type="float" office:value="262" calcext:value-type="float">
            <text:p>2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0.82" calcext:value-type="float">
            <text:p>1603466970.82</text:p>
          </table:table-cell>
          <table:table-cell office:value-type="float" office:value="0" calcext:value-type="float">
            <text:p>0</text:p>
          </table:table-cell>
          <table:table-cell office:value-type="float" office:value="-132" calcext:value-type="float">
            <text:p>-13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32275390625" calcext:value-type="float">
            <text:p>0.32275390625</text:p>
          </table:table-cell>
          <table:table-cell office:value-type="float" office:value="132" calcext:value-type="float">
            <text:p>132</text:p>
          </table:table-cell>
          <table:table-cell office:value-type="float" office:value="-21" calcext:value-type="float">
            <text:p>-21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-116.493225098" calcext:value-type="float">
            <text:p>-116.49322509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6.699815945" calcext:value-type="float">
            <text:p>336.699815945</text:p>
          </table:table-cell>
          <table:table-cell office:value-type="float" office:value="18.8797607422" calcext:value-type="float">
            <text:p>18.8797607422</text:p>
          </table:table-cell>
          <table:table-cell office:value-type="float" office:value="-8.13098144531" calcext:value-type="float">
            <text:p>-8.13098144531</text:p>
          </table:table-cell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0.88" calcext:value-type="float">
            <text:p>1603466970.88</text:p>
          </table:table-cell>
          <table:table-cell office:value-type="float" office:value="0" calcext:value-type="float">
            <text:p>0</text:p>
          </table:table-cell>
          <table:table-cell office:value-type="float" office:value="-133" calcext:value-type="float">
            <text:p>-133</text:p>
          </table:table-cell>
          <table:table-cell office:value-type="float" office:value="75" calcext:value-type="float">
            <text:p>75</text:p>
          </table:table-cell>
          <table:table-cell office:value-type="float" office:value="-0.5" calcext:value-type="float">
            <text:p>-0.5</text:p>
          </table:table-cell>
          <table:table-cell office:value-type="float" office:value="-0.37890625" calcext:value-type="float">
            <text:p>-0.37890625</text:p>
          </table:table-cell>
          <table:table-cell office:value-type="float" office:value="132" calcext:value-type="float">
            <text:p>132</text:p>
          </table:table-cell>
          <table:table-cell office:value-type="float" office:value="-24" calcext:value-type="float">
            <text:p>-24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-102.188110352" calcext:value-type="float">
            <text:p>-102.18811035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39.533398683" calcext:value-type="float">
            <text:p>339.533398683</text:p>
          </table:table-cell>
          <table:table-cell office:value-type="float" office:value="18.5806884766" calcext:value-type="float">
            <text:p>18.5806884766</text:p>
          </table:table-cell>
          <table:table-cell office:value-type="float" office:value="-6.93469238281" calcext:value-type="float">
            <text:p>-6.9346923828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0.93" calcext:value-type="float">
            <text:p>1603466970.93</text:p>
          </table:table-cell>
          <table:table-cell office:value-type="float" office:value="0" calcext:value-type="float">
            <text:p>0</text:p>
          </table:table-cell>
          <table:table-cell office:value-type="float" office:value="-134" calcext:value-type="float">
            <text:p>-134</text:p>
          </table:table-cell>
          <table:table-cell office:value-type="float" office:value="76" calcext:value-type="float">
            <text:p>76</text:p>
          </table:table-cell>
          <table:table-cell office:value-type="float" office:value="-0.5" calcext:value-type="float">
            <text:p>-0.5</text:p>
          </table:table-cell>
          <table:table-cell office:value-type="float" office:value="-0.118896484375" calcext:value-type="float">
            <text:p>-0.118896484375</text:p>
          </table:table-cell>
          <table:table-cell office:value-type="float" office:value="133" calcext:value-type="float">
            <text:p>133</text:p>
          </table:table-cell>
          <table:table-cell office:value-type="float" office:value="-32" calcext:value-type="float">
            <text:p>-32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-108.222961426" calcext:value-type="float">
            <text:p>-108.2229614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41.159379575" calcext:value-type="float">
            <text:p>341.159379575</text:p>
          </table:table-cell>
          <table:table-cell office:value-type="float" office:value="18.1320800781" calcext:value-type="float">
            <text:p>18.1320800781</text:p>
          </table:table-cell>
          <table:table-cell office:value-type="float" office:value="-6.18701171875" calcext:value-type="float">
            <text:p>-6.18701171875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0.98" calcext:value-type="float">
            <text:p>1603466970.98</text:p>
          </table:table-cell>
          <table:table-cell office:value-type="float" office:value="0" calcext:value-type="float">
            <text:p>0</text:p>
          </table:table-cell>
          <table:table-cell office:value-type="float" office:value="-134" calcext:value-type="float">
            <text:p>-13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0.29248046875" calcext:value-type="float">
            <text:p>-0.29248046875</text:p>
          </table:table-cell>
          <table:table-cell office:value-type="float" office:value="134" calcext:value-type="float">
            <text:p>134</text:p>
          </table:table-cell>
          <table:table-cell office:value-type="float" office:value="-40" calcext:value-type="float">
            <text:p>-40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-103.858947754" calcext:value-type="float">
            <text:p>-103.85894775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53.79693961" calcext:value-type="float">
            <text:p>353.79693961</text:p>
          </table:table-cell>
          <table:table-cell office:value-type="float" office:value="19.7769775391" calcext:value-type="float">
            <text:p>19.7769775391</text:p>
          </table:table-cell>
          <table:table-cell office:value-type="float" office:value="-2.14953613281" calcext:value-type="float">
            <text:p>-2.14953613281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1.04" calcext:value-type="float">
            <text:p>1603466971.04</text:p>
          </table:table-cell>
          <table:table-cell office:value-type="float" office:value="0" calcext:value-type="float">
            <text:p>0</text:p>
          </table:table-cell>
          <table:table-cell office:value-type="float" office:value="-135" calcext:value-type="float">
            <text:p>-135</text:p>
          </table:table-cell>
          <table:table-cell office:value-type="float" office:value="74" calcext:value-type="float">
            <text:p>74</text:p>
          </table:table-cell>
          <table:table-cell office:value-type="float" office:value="-0.5" calcext:value-type="float">
            <text:p>-0.5</text:p>
          </table:table-cell>
          <table:table-cell office:value-type="float" office:value="-0.032958984375" calcext:value-type="float">
            <text:p>-0.032958984375</text:p>
          </table:table-cell>
          <table:table-cell office:value-type="float" office:value="134" calcext:value-type="float">
            <text:p>134</text:p>
          </table:table-cell>
          <table:table-cell office:value-type="float" office:value="-39" calcext:value-type="float">
            <text:p>-39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-102.142333984" calcext:value-type="float">
            <text:p>-102.14233398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58.527199909" calcext:value-type="float">
            <text:p>358.527199909</text:p>
          </table:table-cell>
          <table:table-cell office:value-type="float" office:value="19.6274414062" calcext:value-type="float">
            <text:p>19.6274414062</text:p>
          </table:table-cell>
          <table:table-cell office:value-type="float" office:value="-0.504638671875" calcext:value-type="float">
            <text:p>-0.504638671875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1.09" calcext:value-type="float">
            <text:p>1603466971.09</text:p>
          </table:table-cell>
          <table:table-cell office:value-type="float" office:value="0" calcext:value-type="float">
            <text:p>0</text:p>
          </table:table-cell>
          <table:table-cell office:value-type="float" office:value="-135" calcext:value-type="float">
            <text:p>-13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0.123779296875" calcext:value-type="float">
            <text:p>-0.123779296875</text:p>
          </table:table-cell>
          <table:table-cell office:value-type="float" office:value="135" calcext:value-type="float">
            <text:p>135</text:p>
          </table:table-cell>
          <table:table-cell office:value-type="float" office:value="-38" calcext:value-type="float">
            <text:p>-38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-102.668762207" calcext:value-type="float">
            <text:p>-102.66876220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.16256797021" calcext:value-type="float">
            <text:p>7.16256797021</text:p>
          </table:table-cell>
          <table:table-cell office:value-type="float" office:value="20.9732666016" calcext:value-type="float">
            <text:p>20.9732666016</text:p>
          </table:table-cell>
          <table:table-cell office:value-type="float" office:value="2.63562011719" calcext:value-type="float">
            <text:p>2.63562011719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1.15" calcext:value-type="float">
            <text:p>1603466971.15</text:p>
          </table:table-cell>
          <table:table-cell office:value-type="float" office:value="0" calcext:value-type="float">
            <text:p>0</text:p>
          </table:table-cell>
          <table:table-cell office:value-type="float" office:value="-136" calcext:value-type="float">
            <text:p>-13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042236328125" calcext:value-type="float">
            <text:p>0.042236328125</text:p>
          </table:table-cell>
          <table:table-cell office:value-type="float" office:value="136" calcext:value-type="float">
            <text:p>136</text:p>
          </table:table-cell>
          <table:table-cell office:value-type="float" office:value="-34" calcext:value-type="float">
            <text:p>-34</text:p>
          </table:table-cell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-96.6262817383" calcext:value-type="float">
            <text:p>-96.626281738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.7865260059" calcext:value-type="float">
            <text:p>10.7865260059</text:p>
          </table:table-cell>
          <table:table-cell office:value-type="float" office:value="19.3283691406" calcext:value-type="float">
            <text:p>19.3283691406</text:p>
          </table:table-cell>
          <table:table-cell office:value-type="float" office:value="3.68237304688" calcext:value-type="float">
            <text:p>3.68237304688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1.2" calcext:value-type="float">
            <text:p>1603466971.2</text:p>
          </table:table-cell>
          <table:table-cell office:value-type="float" office:value="0" calcext:value-type="float">
            <text:p>0</text:p>
          </table:table-cell>
          <table:table-cell office:value-type="float" office:value="-136" calcext:value-type="float">
            <text:p>-13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0.158203125" calcext:value-type="float">
            <text:p>-0.158203125</text:p>
          </table:table-cell>
          <table:table-cell office:value-type="float" office:value="136" calcext:value-type="float">
            <text:p>136</text:p>
          </table:table-cell>
          <table:table-cell office:value-type="float" office:value="-30" calcext:value-type="float">
            <text:p>-30</text:p>
          </table:table-cell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-89.6911621094" calcext:value-type="float">
            <text:p>-89.691162109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.7221416432" calcext:value-type="float">
            <text:p>17.7221416432</text:p>
          </table:table-cell>
          <table:table-cell office:value-type="float" office:value="19.4779052734" calcext:value-type="float">
            <text:p>19.4779052734</text:p>
          </table:table-cell>
          <table:table-cell office:value-type="float" office:value="6.22448730469" calcext:value-type="float">
            <text:p>6.22448730469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1.25" calcext:value-type="float">
            <text:p>1603466971.25</text:p>
          </table:table-cell>
          <table:table-cell office:value-type="float" office:value="0" calcext:value-type="float">
            <text:p>0</text:p>
          </table:table-cell>
          <table:table-cell office:value-type="float" office:value="-137" calcext:value-type="float">
            <text:p>-13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0.047607421875" calcext:value-type="float">
            <text:p>-0.047607421875</text:p>
          </table:table-cell>
          <table:table-cell office:value-type="float" office:value="137" calcext:value-type="float">
            <text:p>137</text:p>
          </table:table-cell>
          <table:table-cell office:value-type="float" office:value="-26" calcext:value-type="float">
            <text:p>-26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-94.4519042969" calcext:value-type="float">
            <text:p>-94.451904296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.0328065437" calcext:value-type="float">
            <text:p>21.0328065437</text:p>
          </table:table-cell>
          <table:table-cell office:value-type="float" office:value="18.1320800781" calcext:value-type="float">
            <text:p>18.1320800781</text:p>
          </table:table-cell>
          <table:table-cell office:value-type="float" office:value="6.97216796875" calcext:value-type="float">
            <text:p>6.97216796875</text:p>
          </table:table-cell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1.3" calcext:value-type="float">
            <text:p>1603466971.3</text:p>
          </table:table-cell>
          <table:table-cell office:value-type="float" office:value="0" calcext:value-type="float">
            <text:p>0</text:p>
          </table:table-cell>
          <table:table-cell office:value-type="float" office:value="-137" calcext:value-type="float">
            <text:p>-13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0.17138671875" calcext:value-type="float">
            <text:p>-0.17138671875</text:p>
          </table:table-cell>
          <table:table-cell office:value-type="float" office:value="137" calcext:value-type="float">
            <text:p>137</text:p>
          </table:table-cell>
          <table:table-cell office:value-type="float" office:value="-22" calcext:value-type="float">
            <text:p>-22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-76.8737792969" calcext:value-type="float">
            <text:p>-76.873779296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.8477191712" calcext:value-type="float">
            <text:p>21.8477191712</text:p>
          </table:table-cell>
          <table:table-cell office:value-type="float" office:value="19.6274414062" calcext:value-type="float">
            <text:p>19.6274414062</text:p>
          </table:table-cell>
          <table:table-cell office:value-type="float" office:value="7.86938476562" calcext:value-type="float">
            <text:p>7.86938476562</text:p>
          </table:table-cell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1.36" calcext:value-type="float">
            <text:p>1603466971.36</text:p>
          </table:table-cell>
          <table:table-cell office:value-type="float" office:value="0" calcext:value-type="float">
            <text:p>0</text:p>
          </table:table-cell>
          <table:table-cell office:value-type="float" office:value="-138" calcext:value-type="float">
            <text:p>-13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0.111572265625" calcext:value-type="float">
            <text:p>-0.111572265625</text:p>
          </table:table-cell>
          <table:table-cell office:value-type="float" office:value="138" calcext:value-type="float">
            <text:p>138</text:p>
          </table:table-cell>
          <table:table-cell office:value-type="float" office:value="-18" calcext:value-type="float">
            <text:p>-18</text:p>
          </table:table-cell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-77.522277832" calcext:value-type="float">
            <text:p>-77.52227783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.3794031072" calcext:value-type="float">
            <text:p>26.3794031072</text:p>
          </table:table-cell>
          <table:table-cell office:value-type="float" office:value="18.5806884766" calcext:value-type="float">
            <text:p>18.5806884766</text:p>
          </table:table-cell>
          <table:table-cell office:value-type="float" office:value="9.21520996094" calcext:value-type="float">
            <text:p>9.21520996094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1.41" calcext:value-type="float">
            <text:p>1603466971.41</text:p>
          </table:table-cell>
          <table:table-cell office:value-type="float" office:value="0" calcext:value-type="float">
            <text:p>0</text:p>
          </table:table-cell>
          <table:table-cell office:value-type="float" office:value="-138" calcext:value-type="float">
            <text:p>-13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0.175537109375" calcext:value-type="float">
            <text:p>-0.175537109375</text:p>
          </table:table-cell>
          <table:table-cell office:value-type="float" office:value="138" calcext:value-type="float">
            <text:p>138</text:p>
          </table:table-cell>
          <table:table-cell office:value-type="float" office:value="-14" calcext:value-type="float">
            <text:p>-14</text:p>
          </table:table-cell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-83.1451416016" calcext:value-type="float">
            <text:p>-83.145141601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.8719061321" calcext:value-type="float">
            <text:p>29.8719061321</text:p>
          </table:table-cell>
          <table:table-cell office:value-type="float" office:value="17.0853271484" calcext:value-type="float">
            <text:p>17.0853271484</text:p>
          </table:table-cell>
          <table:table-cell office:value-type="float" office:value="9.81335449219" calcext:value-type="float">
            <text:p>9.81335449219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1.46" calcext:value-type="float">
            <text:p>1603466971.46</text:p>
          </table:table-cell>
          <table:table-cell office:value-type="float" office:value="0" calcext:value-type="float">
            <text:p>0</text:p>
          </table:table-cell>
          <table:table-cell office:value-type="float" office:value="-139" calcext:value-type="float">
            <text:p>-13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0.028564453125" calcext:value-type="float">
            <text:p>-0.028564453125</text:p>
          </table:table-cell>
          <table:table-cell office:value-type="float" office:value="139" calcext:value-type="float">
            <text:p>139</text:p>
          </table:table-cell>
          <table:table-cell office:value-type="float" office:value="-8" calcext:value-type="float">
            <text:p>-8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-74.7528076172" calcext:value-type="float">
            <text:p>-74.752807617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2.0830687886" calcext:value-type="float">
            <text:p>32.0830687886</text:p>
          </table:table-cell>
          <table:table-cell office:value-type="float" office:value="17.0853271484" calcext:value-type="float">
            <text:p>17.0853271484</text:p>
          </table:table-cell>
          <table:table-cell office:value-type="float" office:value="10.7105712891" calcext:value-type="float">
            <text:p>10.7105712891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71.52" calcext:value-type="float">
            <text:p>1603466971.52</text:p>
          </table:table-cell>
          <table:table-cell office:value-type="float" office:value="0" calcext:value-type="float">
            <text:p>0</text:p>
          </table:table-cell>
          <table:table-cell office:value-type="float" office:value="-139" calcext:value-type="float">
            <text:p>-13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0.075439453125" calcext:value-type="float">
            <text:p>-0.075439453125</text:p>
          </table:table-cell>
          <table:table-cell office:value-type="float" office:value="139" calcext:value-type="float">
            <text:p>139</text:p>
          </table:table-cell>
          <table:table-cell office:value-type="float" office:value="-2" calcext:value-type="float">
            <text:p>-2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-83.1985473633" calcext:value-type="float">
            <text:p>-83.198547363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1.6550967277" calcext:value-type="float">
            <text:p>41.6550967277</text:p>
          </table:table-cell>
          <table:table-cell office:value-type="float" office:value="14.3936767578" calcext:value-type="float">
            <text:p>14.3936767578</text:p>
          </table:table-cell>
          <table:table-cell office:value-type="float" office:value="12.8040771484" calcext:value-type="float">
            <text:p>12.8040771484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71.57" calcext:value-type="float">
            <text:p>1603466971.57</text:p>
          </table:table-cell>
          <table:table-cell office:value-type="float" office:value="0" calcext:value-type="float">
            <text:p>0</text:p>
          </table:table-cell>
          <table:table-cell office:value-type="float" office:value="-140" calcext:value-type="float">
            <text:p>-140</text:p>
          </table:table-cell>
          <table:table-cell office:value-type="float" office:value="109" calcext:value-type="float">
            <text:p>109</text:p>
          </table:table-cell>
          <table:table-cell office:value-type="float" office:value="-0.5" calcext:value-type="float">
            <text:p>-0.5</text:p>
          </table:table-cell>
          <table:table-cell office:value-type="float" office:value="-0.10791015625" calcext:value-type="float">
            <text:p>-0.1079101562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-72.8912353516" calcext:value-type="float">
            <text:p>-72.891235351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3.645902323" calcext:value-type="float">
            <text:p>43.645902323</text:p>
          </table:table-cell>
          <table:table-cell office:value-type="float" office:value="14.9918212891" calcext:value-type="float">
            <text:p>14.9918212891</text:p>
          </table:table-cell>
          <table:table-cell office:value-type="float" office:value="14.2994384766" calcext:value-type="float">
            <text:p>14.2994384766</text:p>
          </table:table-cell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71.62" calcext:value-type="float">
            <text:p>1603466971.62</text:p>
          </table:table-cell>
          <table:table-cell office:value-type="float" office:value="0" calcext:value-type="float">
            <text:p>0</text:p>
          </table:table-cell>
          <table:table-cell office:value-type="float" office:value="-140" calcext:value-type="float">
            <text:p>-14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0.09716796875" calcext:value-type="float">
            <text:p>0.09716796875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-77.1636962891" calcext:value-type="float">
            <text:p>-77.163696289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9.994251318" calcext:value-type="float">
            <text:p>49.994251318</text:p>
          </table:table-cell>
          <table:table-cell office:value-type="float" office:value="12.0010986328" calcext:value-type="float">
            <text:p>12.0010986328</text:p>
          </table:table-cell>
          <table:table-cell office:value-type="float" office:value="14.2994384766" calcext:value-type="float">
            <text:p>14.2994384766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1.68" calcext:value-type="float">
            <text:p>1603466971.68</text:p>
          </table:table-cell>
          <table:table-cell office:value-type="float" office:value="0" calcext:value-type="float">
            <text:p>0</text:p>
          </table:table-cell>
          <table:table-cell office:value-type="float" office:value="-141" calcext:value-type="float">
            <text:p>-141</text:p>
          </table:table-cell>
          <table:table-cell office:value-type="float" office:value="125" calcext:value-type="float">
            <text:p>125</text:p>
          </table:table-cell>
          <table:table-cell office:value-type="float" office:value="-0.5" calcext:value-type="float">
            <text:p>-0.5</text:p>
          </table:table-cell>
          <table:table-cell office:value-type="float" office:value="0.09423828125" calcext:value-type="float">
            <text:p>0.09423828125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-68.229675293" calcext:value-type="float">
            <text:p>-68.229675293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1.2898262426" calcext:value-type="float">
            <text:p>51.2898262426</text:p>
          </table:table-cell>
          <table:table-cell office:value-type="float" office:value="12.8983154297" calcext:value-type="float">
            <text:p>12.8983154297</text:p>
          </table:table-cell>
          <table:table-cell office:value-type="float" office:value="16.0938720703" calcext:value-type="float">
            <text:p>16.0938720703</text:p>
          </table:table-cell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1.73" calcext:value-type="float">
            <text:p>1603466971.73</text:p>
          </table:table-cell>
          <table:table-cell office:value-type="float" office:value="0" calcext:value-type="float">
            <text:p>0</text:p>
          </table:table-cell>
          <table:table-cell office:value-type="float" office:value="-141" calcext:value-type="float">
            <text:p>-14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-0.182373046875" calcext:value-type="float">
            <text:p>-0.18237304687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-70.7473754883" calcext:value-type="float">
            <text:p>-70.7473754883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6.8348990041" calcext:value-type="float">
            <text:p>56.8348990041</text:p>
          </table:table-cell>
          <table:table-cell office:value-type="float" office:value="11.1038818359" calcext:value-type="float">
            <text:p>11.1038818359</text:p>
          </table:table-cell>
          <table:table-cell office:value-type="float" office:value="16.9910888672" calcext:value-type="float">
            <text:p>16.9910888672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1.78" calcext:value-type="float">
            <text:p>1603466971.78</text:p>
          </table:table-cell>
          <table:table-cell office:value-type="float" office:value="0" calcext:value-type="float">
            <text:p>0</text:p>
          </table:table-cell>
          <table:table-cell office:value-type="float" office:value="-141" calcext:value-type="float">
            <text:p>-14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09912109375" calcext:value-type="float">
            <text:p>0.09912109375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office:value-type="float" office:value="283" calcext:value-type="float">
            <text:p>28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-75.4318237305" calcext:value-type="float">
            <text:p>-75.4318237305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0.5116880069" calcext:value-type="float">
            <text:p>60.5116880069</text:p>
          </table:table-cell>
          <table:table-cell office:value-type="float" office:value="9.60852050781" calcext:value-type="float">
            <text:p>9.60852050781</text:p>
          </table:table-cell>
          <table:table-cell office:value-type="float" office:value="16.9910888672" calcext:value-type="float">
            <text:p>16.9910888672</text:p>
          </table:table-cell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71.84" calcext:value-type="float">
            <text:p>1603466971.84</text:p>
          </table:table-cell>
          <table:table-cell office:value-type="float" office:value="0" calcext:value-type="float">
            <text:p>0</text:p>
          </table:table-cell>
          <table:table-cell office:value-type="float" office:value="-142" calcext:value-type="float">
            <text:p>-14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1396484375" calcext:value-type="float">
            <text:p>0.1396484375</text:p>
          </table:table-cell>
          <table:table-cell office:value-type="float" office:value="142" calcext:value-type="float">
            <text:p>142</text:p>
          </table:table-cell>
          <table:table-cell office:value-type="float" office:value="39" calcext:value-type="float">
            <text:p>39</text:p>
          </table:table-cell>
          <table:table-cell office:value-type="float" office:value="284" calcext:value-type="float">
            <text:p>28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-81.9244384766" calcext:value-type="float">
            <text:p>-81.924438476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.5433945386" calcext:value-type="float">
            <text:p>60.5433945386</text:p>
          </table:table-cell>
          <table:table-cell office:value-type="float" office:value="10.3562011719" calcext:value-type="float">
            <text:p>10.3562011719</text:p>
          </table:table-cell>
          <table:table-cell office:value-type="float" office:value="18.3369140625" calcext:value-type="float">
            <text:p>18.3369140625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1.89" calcext:value-type="float">
            <text:p>1603466971.89</text:p>
          </table:table-cell>
          <table:table-cell office:value-type="float" office:value="0" calcext:value-type="float">
            <text:p>0</text:p>
          </table:table-cell>
          <table:table-cell office:value-type="float" office:value="-142" calcext:value-type="float">
            <text:p>-142</text:p>
          </table:table-cell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.5</text:p>
          </table:table-cell>
          <table:table-cell office:value-type="float" office:value="-0.00048828125" calcext:value-type="float">
            <text:p>-0.00048828125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office:value-type="float" office:value="285" calcext:value-type="float">
            <text:p>2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85.2737426758" calcext:value-type="float">
            <text:p>-85.2737426758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3.2709858244" calcext:value-type="float">
            <text:p>63.2709858244</text:p>
          </table:table-cell>
          <table:table-cell office:value-type="float" office:value="9.30944824219" calcext:value-type="float">
            <text:p>9.30944824219</text:p>
          </table:table-cell>
          <table:table-cell office:value-type="float" office:value="18.4864501953" calcext:value-type="float">
            <text:p>18.4864501953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1.95" calcext:value-type="float">
            <text:p>1603466971.95</text:p>
          </table:table-cell>
          <table:table-cell office:value-type="float" office:value="0" calcext:value-type="float">
            <text:p>0</text:p>
          </table:table-cell>
          <table:table-cell office:value-type="float" office:value="-142" calcext:value-type="float">
            <text:p>-14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634765625" calcext:value-type="float">
            <text:p>0.00634765625</text:p>
          </table:table-cell>
          <table:table-cell office:value-type="float" office:value="144" calcext:value-type="float">
            <text:p>144</text:p>
          </table:table-cell>
          <table:table-cell office:value-type="float" office:value="65" calcext:value-type="float">
            <text:p>65</text:p>
          </table:table-cell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-108.947753906" calcext:value-type="float">
            <text:p>-108.947753906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1.1589055516" calcext:value-type="float">
            <text:p>71.1589055516</text:p>
          </table:table-cell>
          <table:table-cell office:value-type="float" office:value="6.76733398438" calcext:value-type="float">
            <text:p>6.76733398438</text:p>
          </table:table-cell>
          <table:table-cell office:value-type="float" office:value="19.8322753906" calcext:value-type="float">
            <text:p>19.8322753906</text:p>
          </table:table-cell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2" calcext:value-type="float">
            <text:p>1603466972</text:p>
          </table:table-cell>
          <table:table-cell office:value-type="float" office:value="0" calcext:value-type="float">
            <text:p>0</text:p>
          </table:table-cell>
          <table:table-cell office:value-type="float" office:value="-143" calcext:value-type="float">
            <text:p>-143</text:p>
          </table:table-cell>
          <table:table-cell office:value-type="float" office:value="126" calcext:value-type="float">
            <text:p>126</text:p>
          </table:table-cell>
          <table:table-cell office:value-type="float" office:value="0.5" calcext:value-type="float">
            <text:p>0.5</text:p>
          </table:table-cell>
          <table:table-cell office:value-type="float" office:value="0.136474609375" calcext:value-type="float">
            <text:p>0.136474609375</text:p>
          </table:table-cell>
          <table:table-cell office:value-type="float" office:value="144" calcext:value-type="float">
            <text:p>144</text:p>
          </table:table-cell>
          <table:table-cell office:value-type="float" office:value="75" calcext:value-type="float">
            <text:p>75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-114.067077637" calcext:value-type="float">
            <text:p>-114.067077637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9.905272092" calcext:value-type="float">
            <text:p>79.905272092</text:p>
          </table:table-cell>
          <table:table-cell office:value-type="float" office:value="3.4775390625" calcext:value-type="float">
            <text:p>3.4775390625</text:p>
          </table:table-cell>
          <table:table-cell office:value-type="float" office:value="19.533203125" calcext:value-type="float">
            <text:p>19.533203125</text:p>
          </table:table-cell>
          <table:table-cell office:value-type="float" office:value="287" calcext:value-type="float">
            <text:p>2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2.06" calcext:value-type="float">
            <text:p>1603466972.06</text:p>
          </table:table-cell>
          <table:table-cell office:value-type="float" office:value="0" calcext:value-type="float">
            <text:p>0</text:p>
          </table:table-cell>
          <table:table-cell office:value-type="float" office:value="-144" calcext:value-type="float">
            <text:p>-144</text:p>
          </table:table-cell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.5</text:p>
          </table:table-cell>
          <table:table-cell office:value-type="float" office:value="-0.01318359375" calcext:value-type="float">
            <text:p>-0.01318359375</text:p>
          </table:table-cell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-121.673583984" calcext:value-type="float">
            <text:p>-121.67358398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9.1991648779" calcext:value-type="float">
            <text:p>79.1991648779</text:p>
          </table:table-cell>
          <table:table-cell office:value-type="float" office:value="3.92614746094" calcext:value-type="float">
            <text:p>3.92614746094</text:p>
          </table:table-cell>
          <table:table-cell office:value-type="float" office:value="20.5799560547" calcext:value-type="float">
            <text:p>20.5799560547</text:p>
          </table:table-cell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2.11" calcext:value-type="float">
            <text:p>1603466972.11</text:p>
          </table:table-cell>
          <table:table-cell office:value-type="float" office:value="0" calcext:value-type="float">
            <text:p>0</text:p>
          </table:table-cell>
          <table:table-cell office:value-type="float" office:value="-144" calcext:value-type="float">
            <text:p>-14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0.077392578125" calcext:value-type="float">
            <text:p>-0.077392578125</text:p>
          </table:table-cell>
          <table:table-cell office:value-type="float" office:value="146" calcext:value-type="float">
            <text:p>146</text:p>
          </table:table-cell>
          <table:table-cell office:value-type="float" office:value="83" calcext:value-type="float">
            <text:p>83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27.853393555" calcext:value-type="float">
            <text:p>-127.85339355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3.1347004839" calcext:value-type="float">
            <text:p>83.1347004839</text:p>
          </table:table-cell>
          <table:table-cell office:value-type="float" office:value="2.72985839844" calcext:value-type="float">
            <text:p>2.72985839844</text:p>
          </table:table-cell>
          <table:table-cell office:value-type="float" office:value="22.6734619141" calcext:value-type="float">
            <text:p>22.6734619141</text:p>
          </table:table-cell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2.16" calcext:value-type="float">
            <text:p>1603466972.16</text:p>
          </table:table-cell>
          <table:table-cell office:value-type="float" office:value="0" calcext:value-type="float">
            <text:p>0</text:p>
          </table:table-cell>
          <table:table-cell office:value-type="float" office:value="-145" calcext:value-type="float">
            <text:p>-14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18017578125" calcext:value-type="float">
            <text:p>0.18017578125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-135.50567627" calcext:value-type="float">
            <text:p>-135.50567627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2.3559447181" calcext:value-type="float">
            <text:p>92.3559447181</text:p>
          </table:table-cell>
          <table:table-cell office:value-type="float" office:value="-0.859008789062" calcext:value-type="float">
            <text:p>-0.859008789062</text:p>
          </table:table-cell>
          <table:table-cell office:value-type="float" office:value="20.8790283203" calcext:value-type="float">
            <text:p>20.8790283203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2.22" calcext:value-type="float">
            <text:p>1603466972.22</text:p>
          </table:table-cell>
          <table:table-cell office:value-type="float" office:value="0" calcext:value-type="float">
            <text:p>0</text:p>
          </table:table-cell>
          <table:table-cell office:value-type="float" office:value="-146" calcext:value-type="float">
            <text:p>-14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0927734375" calcext:value-type="float">
            <text:p>0.0927734375</text:p>
          </table:table-cell>
          <table:table-cell office:value-type="float" office:value="148" calcext:value-type="float">
            <text:p>148</text:p>
          </table:table-cell>
          <table:table-cell office:value-type="float" office:value="72" calcext:value-type="float">
            <text:p>72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-142.944335938" calcext:value-type="float">
            <text:p>-142.94433593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9.393715629" calcext:value-type="float">
            <text:p>109.393715629</text:p>
          </table:table-cell>
          <table:table-cell office:value-type="float" office:value="-7.13952636719" calcext:value-type="float">
            <text:p>-7.13952636719</text:p>
          </table:table-cell>
          <table:table-cell office:value-type="float" office:value="20.2808837891" calcext:value-type="float">
            <text:p>20.2808837891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72.27" calcext:value-type="float">
            <text:p>1603466972.27</text:p>
          </table:table-cell>
          <table:table-cell office:value-type="float" office:value="0" calcext:value-type="float">
            <text:p>0</text:p>
          </table:table-cell>
          <table:table-cell office:value-type="float" office:value="-147" calcext:value-type="float">
            <text:p>-147</text:p>
          </table:table-cell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.5</text:p>
          </table:table-cell>
          <table:table-cell office:value-type="float" office:value="-0.0830078125" calcext:value-type="float">
            <text:p>-0.0830078125</text:p>
          </table:table-cell>
          <table:table-cell office:value-type="float" office:value="148" calcext:value-type="float">
            <text:p>148</text:p>
          </table:table-cell>
          <table:table-cell office:value-type="float" office:value="61" calcext:value-type="float">
            <text:p>61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-148.078918457" calcext:value-type="float">
            <text:p>-148.07891845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6.723658533" calcext:value-type="float">
            <text:p>116.723658533</text:p>
          </table:table-cell>
          <table:table-cell office:value-type="float" office:value="-9.38256835938" calcext:value-type="float">
            <text:p>-9.38256835938</text:p>
          </table:table-cell>
          <table:table-cell office:value-type="float" office:value="18.6359863281" calcext:value-type="float">
            <text:p>18.6359863281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2.32" calcext:value-type="float">
            <text:p>1603466972.32</text:p>
          </table:table-cell>
          <table:table-cell office:value-type="float" office:value="0" calcext:value-type="float">
            <text:p>0</text:p>
          </table:table-cell>
          <table:table-cell office:value-type="float" office:value="-148" calcext:value-type="float">
            <text:p>-148</text:p>
          </table:table-cell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.5</text:p>
          </table:table-cell>
          <table:table-cell office:value-type="float" office:value="0.572998046875" calcext:value-type="float">
            <text:p>0.572998046875</text:p>
          </table:table-cell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-133.689880371" calcext:value-type="float">
            <text:p>-133.68988037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5.279456624" calcext:value-type="float">
            <text:p>115.279456624</text:p>
          </table:table-cell>
          <table:table-cell office:value-type="float" office:value="-9.08349609375" calcext:value-type="float">
            <text:p>-9.08349609375</text:p>
          </table:table-cell>
          <table:table-cell office:value-type="float" office:value="19.2341308594" calcext:value-type="float">
            <text:p>19.2341308594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2.37" calcext:value-type="float">
            <text:p>1603466972.37</text:p>
          </table:table-cell>
          <table:table-cell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0.402099609375" calcext:value-type="float">
            <text:p>0.402099609375</text:p>
          </table:table-cell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-140.922546387" calcext:value-type="float">
            <text:p>-140.92254638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8.336134323" calcext:value-type="float">
            <text:p>118.336134323</text:p>
          </table:table-cell>
          <table:table-cell office:value-type="float" office:value="-10.1302490234" calcext:value-type="float">
            <text:p>-10.1302490234</text:p>
          </table:table-cell>
          <table:table-cell office:value-type="float" office:value="18.7855224609" calcext:value-type="float">
            <text:p>18.7855224609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2.43" calcext:value-type="float">
            <text:p>1603466972.43</text:p>
          </table:table-cell>
          <table:table-cell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-0.014404296875" calcext:value-type="float">
            <text:p>-0.014404296875</text:p>
          </table:table-cell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-141.693115234" calcext:value-type="float">
            <text:p>-141.6931152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1.62346375" calcext:value-type="float">
            <text:p>131.62346375</text:p>
          </table:table-cell>
          <table:table-cell office:value-type="float" office:value="-14.1677246094" calcext:value-type="float">
            <text:p>-14.1677246094</text:p>
          </table:table-cell>
          <table:table-cell office:value-type="float" office:value="15.9443359375" calcext:value-type="float">
            <text:p>15.9443359375</text:p>
          </table:table-cell>
          <table:table-cell office:value-type="float" office:value="301" calcext:value-type="float">
            <text:p>3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72.48" calcext:value-type="float">
            <text:p>1603466972.48</text:p>
          </table:table-cell>
          <table:table-cell office:value-type="float" office:value="0" calcext:value-type="float">
            <text:p>0</text:p>
          </table:table-cell>
          <table:table-cell office:value-type="float" office:value="-151" calcext:value-type="float">
            <text:p>-15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01220703125" calcext:value-type="float">
            <text:p>0.001220703125</text:p>
          </table:table-cell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-134.155273438" calcext:value-type="float">
            <text:p>-134.15527343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0.041985803" calcext:value-type="float">
            <text:p>140.041985803</text:p>
          </table:table-cell>
          <table:table-cell office:value-type="float" office:value="-16.7098388672" calcext:value-type="float">
            <text:p>-16.7098388672</text:p>
          </table:table-cell>
          <table:table-cell office:value-type="float" office:value="14.0003662109" calcext:value-type="float">
            <text:p>14.0003662109</text:p>
          </table:table-cell>
          <table:table-cell office:value-type="float" office:value="302" calcext:value-type="float">
            <text:p>3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72.53" calcext:value-type="float">
            <text:p>1603466972.53</text:p>
          </table:table-cell>
          <table:table-cell office:value-type="float" office:value="0" calcext:value-type="float">
            <text:p>0</text:p>
          </table:table-cell>
          <table:table-cell office:value-type="float" office:value="-151" calcext:value-type="float">
            <text:p>-15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81982421875" calcext:value-type="float">
            <text:p>0.281982421875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-134.124755859" calcext:value-type="float">
            <text:p>-134.12475585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7.656742363" calcext:value-type="float">
            <text:p>147.656742363</text:p>
          </table:table-cell>
          <table:table-cell office:value-type="float" office:value="-18.8033447266" calcext:value-type="float">
            <text:p>-18.8033447266</text:p>
          </table:table-cell>
          <table:table-cell office:value-type="float" office:value="11.9068603516" calcext:value-type="float">
            <text:p>11.9068603516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2.59" calcext:value-type="float">
            <text:p>1603466972.59</text:p>
          </table:table-cell>
          <table:table-cell office:value-type="float" office:value="0" calcext:value-type="float">
            <text:p>0</text:p>
          </table:table-cell>
          <table:table-cell office:value-type="float" office:value="-152" calcext:value-type="float">
            <text:p>-152</text:p>
          </table:table-cell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.5</text:p>
          </table:table-cell>
          <table:table-cell office:value-type="float" office:value="0.328857421875" calcext:value-type="float">
            <text:p>0.328857421875</text:p>
          </table:table-cell>
          <table:table-cell office:value-type="float" office:value="153" calcext:value-type="float">
            <text:p>153</text:p>
          </table:table-cell>
          <table:table-cell office:value-type="float" office:value="-9" calcext:value-type="float">
            <text:p>-9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-124.549865723" calcext:value-type="float">
            <text:p>-124.54986572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0.611330003" calcext:value-type="float">
            <text:p>150.611330003</text:p>
          </table:table-cell>
          <table:table-cell office:value-type="float" office:value="-17.1584472656" calcext:value-type="float">
            <text:p>-17.1584472656</text:p>
          </table:table-cell>
          <table:table-cell office:value-type="float" office:value="9.66381835938" calcext:value-type="float">
            <text:p>9.66381835938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2.64" calcext:value-type="float">
            <text:p>1603466972.64</text:p>
          </table:table-cell>
          <table:table-cell office:value-type="float" office:value="0" calcext:value-type="float">
            <text:p>0</text:p>
          </table:table-cell>
          <table:table-cell office:value-type="float" office:value="-153" calcext:value-type="float">
            <text:p>-153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-0.069580078125" calcext:value-type="float">
            <text:p>-0.069580078125</text:p>
          </table:table-cell>
          <table:table-cell office:value-type="float" office:value="154" calcext:value-type="float">
            <text:p>154</text:p>
          </table:table-cell>
          <table:table-cell office:value-type="float" office:value="-13" calcext:value-type="float">
            <text:p>-13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104.499816895" calcext:value-type="float">
            <text:p>-104.49981689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8.151515459" calcext:value-type="float">
            <text:p>158.151515459</text:p>
          </table:table-cell>
          <table:table-cell office:value-type="float" office:value="-19.9996337891" calcext:value-type="float">
            <text:p>-19.9996337891</text:p>
          </table:table-cell>
          <table:table-cell office:value-type="float" office:value="8.01892089844" calcext:value-type="float">
            <text:p>8.01892089844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72.69" calcext:value-type="float">
            <text:p>1603466972.69</text:p>
          </table:table-cell>
          <table:table-cell office:value-type="float" office:value="0" calcext:value-type="float">
            <text:p>0</text:p>
          </table:table-cell>
          <table:table-cell office:value-type="float" office:value="-154" calcext:value-type="float">
            <text:p>-15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101318359375" calcext:value-type="float">
            <text:p>0.101318359375</text:p>
          </table:table-cell>
          <table:table-cell office:value-type="float" office:value="154" calcext:value-type="float">
            <text:p>154</text:p>
          </table:table-cell>
          <table:table-cell office:value-type="float" office:value="-24" calcext:value-type="float">
            <text:p>-24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121.139526367" calcext:value-type="float">
            <text:p>-121.13952636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69.461449769" calcext:value-type="float">
            <text:p>169.461449769</text:p>
          </table:table-cell>
          <table:table-cell office:value-type="float" office:value="-20.5977783203" calcext:value-type="float">
            <text:p>-20.5977783203</text:p>
          </table:table-cell>
          <table:table-cell office:value-type="float" office:value="3.83190917969" calcext:value-type="float">
            <text:p>3.83190917969</text:p>
          </table:table-cell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2.75" calcext:value-type="float">
            <text:p>1603466972.75</text:p>
          </table:table-cell>
          <table:table-cell office:value-type="float" office:value="0" calcext:value-type="float">
            <text:p>0</text:p>
          </table:table-cell>
          <table:table-cell office:value-type="float" office:value="-154" calcext:value-type="float">
            <text:p>-154</text:p>
          </table:table-cell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office:value-type="float" office:value="0.243896484375" calcext:value-type="float">
            <text:p>0.243896484375</text:p>
          </table:table-cell>
          <table:table-cell office:value-type="float" office:value="155" calcext:value-type="float">
            <text:p>155</text:p>
          </table:table-cell>
          <table:table-cell office:value-type="float" office:value="-35" calcext:value-type="float">
            <text:p>-35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120.765686035" calcext:value-type="float">
            <text:p>-120.76568603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69.490582392" calcext:value-type="float">
            <text:p>169.490582392</text:p>
          </table:table-cell>
          <table:table-cell office:value-type="float" office:value="-19.8500976562" calcext:value-type="float">
            <text:p>-19.8500976562</text:p>
          </table:table-cell>
          <table:table-cell office:value-type="float" office:value="3.68237304688" calcext:value-type="float">
            <text:p>3.68237304688</text:p>
          </table:table-cell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2.8" calcext:value-type="float">
            <text:p>1603466972.8</text:p>
          </table:table-cell>
          <table:table-cell office:value-type="float" office:value="0" calcext:value-type="float">
            <text:p>0</text:p>
          </table:table-cell>
          <table:table-cell office:value-type="float" office:value="-155" calcext:value-type="float">
            <text:p>-155</text:p>
          </table:table-cell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-0.2021484375" calcext:value-type="float">
            <text:p>-0.2021484375</text:p>
          </table:table-cell>
          <table:table-cell office:value-type="float" office:value="156" calcext:value-type="float">
            <text:p>156</text:p>
          </table:table-cell>
          <table:table-cell office:value-type="float" office:value="-36" calcext:value-type="float">
            <text:p>-36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-109.191894531" calcext:value-type="float">
            <text:p>-109.1918945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75.423614003" calcext:value-type="float">
            <text:p>175.423614003</text:p>
          </table:table-cell>
          <table:table-cell office:value-type="float" office:value="-19.8500976562" calcext:value-type="float">
            <text:p>-19.8500976562</text:p>
          </table:table-cell>
          <table:table-cell office:value-type="float" office:value="1.5888671875" calcext:value-type="float">
            <text:p>1.5888671875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2.85" calcext:value-type="float">
            <text:p>1603466972.85</text:p>
          </table:table-cell>
          <table:table-cell office:value-type="float" office:value="0" calcext:value-type="float">
            <text:p>0</text:p>
          </table:table-cell>
          <table:table-cell office:value-type="float" office:value="-156" calcext:value-type="float">
            <text:p>-15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0.207275390625" calcext:value-type="float">
            <text:p>-0.207275390625</text:p>
          </table:table-cell>
          <table:table-cell office:value-type="float" office:value="156" calcext:value-type="float">
            <text:p>156</text:p>
          </table:table-cell>
          <table:table-cell office:value-type="float" office:value="-35" calcext:value-type="float">
            <text:p>-35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-110.92376709" calcext:value-type="float">
            <text:p>-110.9237670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6.473813742" calcext:value-type="float">
            <text:p>176.473813742</text:p>
          </table:table-cell>
          <table:table-cell office:value-type="float" office:value="-18.5042724609" calcext:value-type="float">
            <text:p>-18.5042724609</text:p>
          </table:table-cell>
          <table:table-cell office:value-type="float" office:value="1.14025878906" calcext:value-type="float">
            <text:p>1.14025878906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2.91" calcext:value-type="float">
            <text:p>1603466972.91</text:p>
          </table:table-cell>
          <table:table-cell office:value-type="float" office:value="0" calcext:value-type="float">
            <text:p>0</text:p>
          </table:table-cell>
          <table:table-cell office:value-type="float" office:value="-156" calcext:value-type="float">
            <text:p>-156</text:p>
          </table:table-cell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.5</text:p>
          </table:table-cell>
          <table:table-cell office:value-type="float" office:value="-0.210205078125" calcext:value-type="float">
            <text:p>-0.210205078125</text:p>
          </table:table-cell>
          <table:table-cell office:value-type="float" office:value="157" calcext:value-type="float">
            <text:p>157</text:p>
          </table:table-cell>
          <table:table-cell office:value-type="float" office:value="-34" calcext:value-type="float">
            <text:p>-34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-108.657836914" calcext:value-type="float">
            <text:p>-108.65783691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9.115988547" calcext:value-type="float">
            <text:p>189.115988547</text:p>
          </table:table-cell>
          <table:table-cell office:value-type="float" office:value="-18.0556640625" calcext:value-type="float">
            <text:p>-18.0556640625</text:p>
          </table:table-cell>
          <table:table-cell office:value-type="float" office:value="-2.89721679688" calcext:value-type="float">
            <text:p>-2.89721679688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2.96" calcext:value-type="float">
            <text:p>1603466972.96</text:p>
          </table:table-cell>
          <table:table-cell office:value-type="float" office:value="0" calcext:value-type="float">
            <text:p>0</text:p>
          </table:table-cell>
          <table:table-cell office:value-type="float" office:value="-157" calcext:value-type="float">
            <text:p>-15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0.053466796875" calcext:value-type="float">
            <text:p>-0.053466796875</text:p>
          </table:table-cell>
          <table:table-cell office:value-type="float" office:value="157" calcext:value-type="float">
            <text:p>157</text:p>
          </table:table-cell>
          <table:table-cell office:value-type="float" office:value="-33" calcext:value-type="float">
            <text:p>-33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-92.3538208008" calcext:value-type="float">
            <text:p>-92.353820800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2.983104003" calcext:value-type="float">
            <text:p>192.983104003</text:p>
          </table:table-cell>
          <table:table-cell office:value-type="float" office:value="-19.7005615234" calcext:value-type="float">
            <text:p>-19.7005615234</text:p>
          </table:table-cell>
          <table:table-cell office:value-type="float" office:value="-4.54211425781" calcext:value-type="float">
            <text:p>-4.54211425781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3.01" calcext:value-type="float">
            <text:p>1603466973.01</text:p>
          </table:table-cell>
          <table:table-cell office:value-type="float" office:value="0" calcext:value-type="float">
            <text:p>0</text:p>
          </table:table-cell>
          <table:table-cell office:value-type="float" office:value="-157" calcext:value-type="float">
            <text:p>-157</text:p>
          </table:table-cell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.5</text:p>
          </table:table-cell>
          <table:table-cell office:value-type="float" office:value="0.4287109375" calcext:value-type="float">
            <text:p>0.4287109375</text:p>
          </table:table-cell>
          <table:table-cell office:value-type="float" office:value="158" calcext:value-type="float">
            <text:p>158</text:p>
          </table:table-cell>
          <table:table-cell office:value-type="float" office:value="-32" calcext:value-type="float">
            <text:p>-32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-78.0944824219" calcext:value-type="float">
            <text:p>-78.094482421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4.62354761" calcext:value-type="float">
            <text:p>194.62354761</text:p>
          </table:table-cell>
          <table:table-cell office:value-type="float" office:value="-19.7005615234" calcext:value-type="float">
            <text:p>-19.7005615234</text:p>
          </table:table-cell>
          <table:table-cell office:value-type="float" office:value="-5.14025878906" calcext:value-type="float">
            <text:p>-5.14025878906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3.07" calcext:value-type="float">
            <text:p>1603466973.07</text:p>
          </table:table-cell>
          <table:table-cell office:value-type="float" office:value="0" calcext:value-type="float">
            <text:p>0</text:p>
          </table:table-cell>
          <table:table-cell office:value-type="float" office:value="-158" calcext:value-type="float">
            <text:p>-15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0.08544921875" calcext:value-type="float">
            <text:p>-0.08544921875</text:p>
          </table:table-cell>
          <table:table-cell office:value-type="float" office:value="158" calcext:value-type="float">
            <text:p>158</text:p>
          </table:table-cell>
          <table:table-cell office:value-type="float" office:value="-30" calcext:value-type="float">
            <text:p>-30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-83.1832885742" calcext:value-type="float">
            <text:p>-83.183288574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2.682187243" calcext:value-type="float">
            <text:p>202.682187243</text:p>
          </table:table-cell>
          <table:table-cell office:value-type="float" office:value="-17.3079833984" calcext:value-type="float">
            <text:p>-17.3079833984</text:p>
          </table:table-cell>
          <table:table-cell office:value-type="float" office:value="-7.23376464844" calcext:value-type="float">
            <text:p>-7.23376464844</text:p>
          </table:table-cell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3.12" calcext:value-type="float">
            <text:p>1603466973.12</text:p>
          </table:table-cell>
          <table:table-cell office:value-type="float" office:value="0" calcext:value-type="float">
            <text:p>0</text:p>
          </table:table-cell>
          <table:table-cell office:value-type="float" office:value="-159" calcext:value-type="float">
            <text:p>-15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0.03955078125" calcext:value-type="float">
            <text:p>-0.03955078125</text:p>
          </table:table-cell>
          <table:table-cell office:value-type="float" office:value="159" calcext:value-type="float">
            <text:p>159</text:p>
          </table:table-cell>
          <table:table-cell office:value-type="float" office:value="-27" calcext:value-type="float">
            <text:p>-27</text:p>
          </table:table-cell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-81.5048217773" calcext:value-type="float">
            <text:p>-81.5048217773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2.92493787" calcext:value-type="float">
            <text:p>202.92493787</text:p>
          </table:table-cell>
          <table:table-cell office:value-type="float" office:value="-17.4575195312" calcext:value-type="float">
            <text:p>-17.4575195312</text:p>
          </table:table-cell>
          <table:table-cell office:value-type="float" office:value="-7.38330078125" calcext:value-type="float">
            <text:p>-7.3833007812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3.18" calcext:value-type="float">
            <text:p>1603466973.18</text:p>
          </table:table-cell>
          <table:table-cell office:value-type="float" office:value="0" calcext:value-type="float">
            <text:p>0</text:p>
          </table:table-cell>
          <table:table-cell office:value-type="float" office:value="-159" calcext:value-type="float">
            <text:p>-15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0.0234375" calcext:value-type="float">
            <text:p>-0.0234375</text:p>
          </table:table-cell>
          <table:table-cell office:value-type="float" office:value="159" calcext:value-type="float">
            <text:p>159</text:p>
          </table:table-cell>
          <table:table-cell office:value-type="float" office:value="-24" calcext:value-type="float">
            <text:p>-24</text:p>
          </table:table-cell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-77.3620605469" calcext:value-type="float">
            <text:p>-77.3620605469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8.666844124" calcext:value-type="float">
            <text:p>208.666844124</text:p>
          </table:table-cell>
          <table:table-cell office:value-type="float" office:value="-17.6070556641" calcext:value-type="float">
            <text:p>-17.6070556641</text:p>
          </table:table-cell>
          <table:table-cell office:value-type="float" office:value="-9.62634277344" calcext:value-type="float">
            <text:p>-9.62634277344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3.23" calcext:value-type="float">
            <text:p>1603466973.23</text:p>
          </table:table-cell>
          <table:table-cell office:value-type="float" office:value="0" calcext:value-type="float">
            <text:p>0</text:p>
          </table:table-cell>
          <table:table-cell office:value-type="float" office:value="-160" calcext:value-type="float">
            <text:p>-160</text:p>
          </table:table-cell>
          <table:table-cell office:value-type="float" office:value="78" calcext:value-type="float">
            <text:p>78</text:p>
          </table:table-cell>
          <table:table-cell office:value-type="float" office:value="-0.5" calcext:value-type="float">
            <text:p>-0.5</text:p>
          </table:table-cell>
          <table:table-cell office:value-type="float" office:value="0.032470703125" calcext:value-type="float">
            <text:p>0.032470703125</text:p>
          </table:table-cell>
          <table:table-cell office:value-type="float" office:value="159" calcext:value-type="float">
            <text:p>159</text:p>
          </table:table-cell>
          <table:table-cell office:value-type="float" office:value="-20" calcext:value-type="float">
            <text:p>-20</text:p>
          </table:table-cell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-80.7342529297" calcext:value-type="float">
            <text:p>-80.734252929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6.802985068" calcext:value-type="float">
            <text:p>216.802985068</text:p>
          </table:table-cell>
          <table:table-cell office:value-type="float" office:value="-15.0649414062" calcext:value-type="float">
            <text:p>-15.0649414062</text:p>
          </table:table-cell>
          <table:table-cell office:value-type="float" office:value="-11.2712402344" calcext:value-type="float">
            <text:p>-11.2712402344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3.28" calcext:value-type="float">
            <text:p>1603466973.28</text:p>
          </table:table-cell>
          <table:table-cell office:value-type="float" office:value="0" calcext:value-type="float">
            <text:p>0</text:p>
          </table:table-cell>
          <table:table-cell office:value-type="float" office:value="-160" calcext:value-type="float">
            <text:p>-16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0.123779296875" calcext:value-type="float">
            <text:p>-0.123779296875</text:p>
          </table:table-cell>
          <table:table-cell office:value-type="float" office:value="160" calcext:value-type="float">
            <text:p>160</text:p>
          </table:table-cell>
          <table:table-cell office:value-type="float" office:value="-16" calcext:value-type="float">
            <text:p>-16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-78.5903930664" calcext:value-type="float">
            <text:p>-78.590393066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7.922547661" calcext:value-type="float">
            <text:p>217.922547661</text:p>
          </table:table-cell>
          <table:table-cell office:value-type="float" office:value="-14.466796875" calcext:value-type="float">
            <text:p>-14.466796875</text:p>
          </table:table-cell>
          <table:table-cell office:value-type="float" office:value="-11.2712402344" calcext:value-type="float">
            <text:p>-11.2712402344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3.33" calcext:value-type="float">
            <text:p>1603466973.33</text:p>
          </table:table-cell>
          <table:table-cell office:value-type="float" office:value="0" calcext:value-type="float">
            <text:p>0</text:p>
          </table:table-cell>
          <table:table-cell office:value-type="float" office:value="-161" calcext:value-type="float">
            <text:p>-161</text:p>
          </table:table-cell>
          <table:table-cell office:value-type="float" office:value="98" calcext:value-type="float">
            <text:p>98</text:p>
          </table:table-cell>
          <table:table-cell office:value-type="float" office:value="-0.5" calcext:value-type="float">
            <text:p>-0.5</text:p>
          </table:table-cell>
          <table:table-cell office:value-type="float" office:value="-0.082763671875" calcext:value-type="float">
            <text:p>-0.082763671875</text:p>
          </table:table-cell>
          <table:table-cell office:value-type="float" office:value="160" calcext:value-type="float">
            <text:p>160</text:p>
          </table:table-cell>
          <table:table-cell office:value-type="float" office:value="-11" calcext:value-type="float">
            <text:p>-11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-71.1212158203" calcext:value-type="float">
            <text:p>-71.121215820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2.519419424" calcext:value-type="float">
            <text:p>222.519419424</text:p>
          </table:table-cell>
          <table:table-cell office:value-type="float" office:value="-13.2705078125" calcext:value-type="float">
            <text:p>-13.2705078125</text:p>
          </table:table-cell>
          <table:table-cell office:value-type="float" office:value="-12.1684570312" calcext:value-type="float">
            <text:p>-12.1684570312</text:p>
          </table:table-cell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3.39" calcext:value-type="float">
            <text:p>1603466973.39</text:p>
          </table:table-cell>
          <table:table-cell office:value-type="float" office:value="0" calcext:value-type="float">
            <text:p>0</text:p>
          </table:table-cell>
          <table:table-cell office:value-type="float" office:value="-161" calcext:value-type="float">
            <text:p>-16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0.033447265625" calcext:value-type="float">
            <text:p>0.033447265625</text:p>
          </table:table-cell>
          <table:table-cell office:value-type="float" office:value="161" calcext:value-type="float">
            <text:p>161</text:p>
          </table:table-cell>
          <table:table-cell office:value-type="float" office:value="-6" calcext:value-type="float">
            <text:p>-6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-71.4950561523" calcext:value-type="float">
            <text:p>-71.495056152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4.559385036" calcext:value-type="float">
            <text:p>224.559385036</text:p>
          </table:table-cell>
          <table:table-cell office:value-type="float" office:value="-13.4200439453" calcext:value-type="float">
            <text:p>-13.4200439453</text:p>
          </table:table-cell>
          <table:table-cell office:value-type="float" office:value="-13.2152099609" calcext:value-type="float">
            <text:p>-13.2152099609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3466973.44" calcext:value-type="float">
            <text:p>1603466973.44</text:p>
          </table:table-cell>
          <table:table-cell office:value-type="float" office:value="0" calcext:value-type="float">
            <text:p>0</text:p>
          </table:table-cell>
          <table:table-cell office:value-type="float" office:value="-161" calcext:value-type="float">
            <text:p>-16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228515625" calcext:value-type="float">
            <text:p>0.228515625</text:p>
          </table:table-cell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-74.6917724609" calcext:value-type="float">
            <text:p>-74.691772460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4.778710982" calcext:value-type="float">
            <text:p>234.778710982</text:p>
          </table:table-cell>
          <table:table-cell office:value-type="float" office:value="-10.2797851562" calcext:value-type="float">
            <text:p>-10.2797851562</text:p>
          </table:table-cell>
          <table:table-cell office:value-type="float" office:value="-14.5610351562" calcext:value-type="float">
            <text:p>-14.5610351562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3466973.5" calcext:value-type="float">
            <text:p>1603466973.5</text:p>
          </table:table-cell>
          <table:table-cell office:value-type="float" office:value="0" calcext:value-type="float">
            <text:p>0</text:p>
          </table:table-cell>
          <table:table-cell office:value-type="float" office:value="-162" calcext:value-type="float">
            <text:p>-16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324" calcext:value-type="float">
            <text:p>3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-80.5969238281" calcext:value-type="float">
            <text:p>-80.5969238281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4.817685984" calcext:value-type="float">
            <text:p>234.817685984</text:p>
          </table:table-cell>
          <table:table-cell office:value-type="float" office:value="-12.3732910156" calcext:value-type="float">
            <text:p>-12.3732910156</text:p>
          </table:table-cell>
          <table:table-cell office:value-type="float" office:value="-17.5517578125" calcext:value-type="float">
            <text:p>-17.5517578125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3T17:32:26.121271710</dc:date>
    <meta:editing-duration>PT2M38S</meta:editing-duration>
    <meta:editing-cycles>1</meta:editing-cycles>
    <meta:document-statistic meta:table-count="1" meta:cell-count="5980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3.601cm" xlink:href=".." xlink:type="simple" chart:class="chart:scatter" chart:style-name="ch1">
        <chart:legend chart:legend-position="end" svg:x="14.584cm" svg:y="6.501cm" style:legend-expansion="high" chart:style-name="ch2"/>
        <chart:plot-area chart:style-name="ch3" table:cell-range-address="trace.T1:trace.U260" chart:data-source-has-labels="row" svg:x="0.32cm" svg:y="0.272cm" svg:width="13.944cm" svg:height="13.057cm">
          <chartooo:coordinate-region svg:x="0.558cm" svg:y="0.471cm" svg:width="13.519cm" svg:height="12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ace.U2:trace.U260" chart:label-cell-address="trace.U1:trace.U1" chart:class="chart:scatter">
            <chart:domain table:cell-range-address="trace.T2:trace.T260"/>
            <chart:data-point chart:repeated="2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m_x</text:p>
                <draw:g>
                  <svg:desc>trace.U1:trace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19555664062">
                <text:p>-5.19555664062</text:p>
                <draw:g>
                  <svg:desc>trace.T2:trace.T260</svg:desc>
                </draw:g>
              </table:table-cell>
              <table:table-cell office:value-type="float" office:value="-16.0563964844">
                <text:p>-16.0563964844</text:p>
                <draw:g>
                  <svg:desc>trace.U2:trace.U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04602050781">
                <text:p>-5.04602050781</text:p>
              </table:table-cell>
              <table:table-cell office:value-type="float" office:value="-17.1031494141">
                <text:p>-17.1031494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.64416503906">
                <text:p>-5.64416503906</text:p>
              </table:table-cell>
              <table:table-cell office:value-type="float" office:value="-16.8040771484">
                <text:p>-16.8040771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84973144531">
                <text:p>-3.84973144531</text:p>
              </table:table-cell>
              <table:table-cell office:value-type="float" office:value="-18.5985107422">
                <text:p>-18.5985107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95251464844">
                <text:p>-2.95251464844</text:p>
              </table:table-cell>
              <table:table-cell office:value-type="float" office:value="-19.4957275391">
                <text:p>-19.4957275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20483398438">
                <text:p>-2.20483398438</text:p>
              </table:table-cell>
              <table:table-cell office:value-type="float" office:value="-18.748046875">
                <text:p>-18.7480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7280273438">
                <text:p>0.337280273438</text:p>
              </table:table-cell>
              <table:table-cell office:value-type="float" office:value="-17.7012939453">
                <text:p>-17.7012939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2893066406">
                <text:p>3.02893066406</text:p>
              </table:table-cell>
              <table:table-cell office:value-type="float" office:value="-18.5985107422">
                <text:p>-18.5985107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6918945312">
                <text:p>6.16918945312</text:p>
              </table:table-cell>
              <table:table-cell office:value-type="float" office:value="-18.1499023438">
                <text:p>-18.1499023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1594238281">
                <text:p>7.21594238281</text:p>
              </table:table-cell>
              <table:table-cell office:value-type="float" office:value="-18.5985107422">
                <text:p>-18.5985107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1315917969">
                <text:p>8.11315917969</text:p>
              </table:table-cell>
              <table:table-cell office:value-type="float" office:value="-17.7012939453">
                <text:p>-17.7012939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992431641">
                <text:p>12.5992431641</text:p>
              </table:table-cell>
              <table:table-cell office:value-type="float" office:value="-14.7105712891">
                <text:p>-14.7105712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5432128906">
                <text:p>14.5432128906</text:p>
              </table:table-cell>
              <table:table-cell office:value-type="float" office:value="-11.5703125">
                <text:p>-11.570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2348632812">
                <text:p>17.2348632812</text:p>
              </table:table-cell>
              <table:table-cell office:value-type="float" office:value="-11.5703125">
                <text:p>-11.5703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6834716797">
                <text:p>17.6834716797</text:p>
              </table:table-cell>
              <table:table-cell office:value-type="float" office:value="-9.02819824219">
                <text:p>-9.02819824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2348632812">
                <text:p>17.2348632812</text:p>
              </table:table-cell>
              <table:table-cell office:value-type="float" office:value="-6.48608398438">
                <text:p>-6.486083984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2255859375">
                <text:p>20.2255859375</text:p>
              </table:table-cell>
              <table:table-cell office:value-type="float" office:value="-3.1962890625">
                <text:p>-3.196289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2255859375">
                <text:p>20.2255859375</text:p>
              </table:table-cell>
              <table:table-cell office:value-type="float" office:value="0.093505859375">
                <text:p>0.093505859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1228027344">
                <text:p>21.1228027344</text:p>
              </table:table-cell>
              <table:table-cell office:value-type="float" office:value="0.392578125">
                <text:p>0.39257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4779052734">
                <text:p>19.4779052734</text:p>
              </table:table-cell>
              <table:table-cell office:value-type="float" office:value="1.73840332031">
                <text:p>1.73840332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5246582031">
                <text:p>20.5246582031</text:p>
              </table:table-cell>
              <table:table-cell office:value-type="float" office:value="4.87866210938">
                <text:p>4.878662109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029296875">
                <text:p>19.029296875</text:p>
              </table:table-cell>
              <table:table-cell office:value-type="float" office:value="6.97216796875">
                <text:p>6.9721679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9825439453">
                <text:p>17.9825439453</text:p>
              </table:table-cell>
              <table:table-cell office:value-type="float" office:value="8.01892089844">
                <text:p>8.01892089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3376464844">
                <text:p>16.3376464844</text:p>
              </table:table-cell>
              <table:table-cell office:value-type="float" office:value="11.4582519531">
                <text:p>11.4582519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8890380859">
                <text:p>15.8890380859</text:p>
              </table:table-cell>
              <table:table-cell office:value-type="float" office:value="11.9068603516">
                <text:p>11.9068603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7862548828">
                <text:p>16.7862548828</text:p>
              </table:table-cell>
              <table:table-cell office:value-type="float" office:value="14.2994384766">
                <text:p>14.2994384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2908935547">
                <text:p>15.2908935547</text:p>
              </table:table-cell>
              <table:table-cell office:value-type="float" office:value="16.0938720703">
                <text:p>16.0938720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0946044922">
                <text:p>14.0946044922</text:p>
              </table:table-cell>
              <table:table-cell office:value-type="float" office:value="16.0938720703">
                <text:p>16.09387207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4029541016">
                <text:p>11.4029541016</text:p>
              </table:table-cell>
              <table:table-cell office:value-type="float" office:value="16.9910888672">
                <text:p>16.99108886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571289062">
                <text:p>10.0571289062</text:p>
              </table:table-cell>
              <table:table-cell office:value-type="float" office:value="18.9350585938">
                <text:p>18.9350585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2066650391">
                <text:p>10.2066650391</text:p>
              </table:table-cell>
              <table:table-cell office:value-type="float" office:value="19.3836669922">
                <text:p>19.38366699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11315917969">
                <text:p>8.11315917969</text:p>
              </table:table-cell>
              <table:table-cell office:value-type="float" office:value="19.6827392578">
                <text:p>19.6827392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6083984375">
                <text:p>8.86083984375</text:p>
              </table:table-cell>
              <table:table-cell office:value-type="float" office:value="18.3369140625">
                <text:p>18.3369140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6733398438">
                <text:p>6.76733398438</text:p>
              </table:table-cell>
              <table:table-cell office:value-type="float" office:value="19.533203125">
                <text:p>19.533203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673828125">
                <text:p>4.673828125</text:p>
              </table:table-cell>
              <table:table-cell office:value-type="float" office:value="18.9350585938">
                <text:p>18.93505859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701171875">
                <text:p>5.8701171875</text:p>
              </table:table-cell>
              <table:table-cell office:value-type="float" office:value="20.4304199219">
                <text:p>20.43041992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4775390625">
                <text:p>3.4775390625</text:p>
              </table:table-cell>
              <table:table-cell office:value-type="float" office:value="20.4304199219">
                <text:p>20.4304199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3356933594">
                <text:p>1.53356933594</text:p>
              </table:table-cell>
              <table:table-cell office:value-type="float" office:value="19.6827392578">
                <text:p>19.68273925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3076171875">
                <text:p>-1.3076171875</text:p>
              </table:table-cell>
              <table:table-cell office:value-type="float" office:value="21.0285644531">
                <text:p>21.0285644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00854492188">
                <text:p>-1.00854492188</text:p>
              </table:table-cell>
              <table:table-cell office:value-type="float" office:value="21.0285644531">
                <text:p>21.02856445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29833984375">
                <text:p>-4.29833984375</text:p>
              </table:table-cell>
              <table:table-cell office:value-type="float" office:value="20.1313476562">
                <text:p>20.1313476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.03674316406">
                <text:p>-8.03674316406</text:p>
              </table:table-cell>
              <table:table-cell office:value-type="float" office:value="19.3836669922">
                <text:p>19.38366699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.38256835938">
                <text:p>-9.38256835938</text:p>
              </table:table-cell>
              <table:table-cell office:value-type="float" office:value="18.9350585938">
                <text:p>18.9350585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2.6723632812">
                <text:p>-12.6723632812</text:p>
              </table:table-cell>
              <table:table-cell office:value-type="float" office:value="16.2434082031">
                <text:p>16.24340820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.2705078125">
                <text:p>-13.2705078125</text:p>
              </table:table-cell>
              <table:table-cell office:value-type="float" office:value="15.3461914062">
                <text:p>15.34619140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.8126220703">
                <text:p>-15.8126220703</text:p>
              </table:table-cell>
              <table:table-cell office:value-type="float" office:value="13.1031494141">
                <text:p>13.1031494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7.6070556641">
                <text:p>-17.6070556641</text:p>
              </table:table-cell>
              <table:table-cell office:value-type="float" office:value="9.81335449219">
                <text:p>9.813354492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9.251953125">
                <text:p>-19.251953125</text:p>
              </table:table-cell>
              <table:table-cell office:value-type="float" office:value="7.86938476562">
                <text:p>7.869384765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9.8500976562">
                <text:p>-19.8500976562</text:p>
              </table:table-cell>
              <table:table-cell office:value-type="float" office:value="6.3740234375">
                <text:p>6.3740234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.1024169922">
                <text:p>-19.1024169922</text:p>
              </table:table-cell>
              <table:table-cell office:value-type="float" office:value="5.62634277344">
                <text:p>5.62634277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8.2052001953">
                <text:p>-18.2052001953</text:p>
              </table:table-cell>
              <table:table-cell office:value-type="float" office:value="3.53283691406">
                <text:p>3.532836914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0.1491699219">
                <text:p>-20.1491699219</text:p>
              </table:table-cell>
              <table:table-cell office:value-type="float" office:value="-0.20556640625">
                <text:p>-0.2055664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0.8968505859">
                <text:p>-20.8968505859</text:p>
              </table:table-cell>
              <table:table-cell office:value-type="float" office:value="-2.74768066406">
                <text:p>-2.747680664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0.5977783203">
                <text:p>-20.5977783203</text:p>
              </table:table-cell>
              <table:table-cell office:value-type="float" office:value="-4.54211425781">
                <text:p>-4.542114257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9.1024169922">
                <text:p>-19.1024169922</text:p>
              </table:table-cell>
              <table:table-cell office:value-type="float" office:value="-5.14025878906">
                <text:p>-5.140258789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7.4575195312">
                <text:p>-17.4575195312</text:p>
              </table:table-cell>
              <table:table-cell office:value-type="float" office:value="-6.78515625">
                <text:p>-6.78515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7.1584472656">
                <text:p>-17.1584472656</text:p>
              </table:table-cell>
              <table:table-cell office:value-type="float" office:value="-10.6730957031">
                <text:p>-10.67309570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7.6070556641">
                <text:p>-17.6070556641</text:p>
              </table:table-cell>
              <table:table-cell office:value-type="float" office:value="-9.02819824219">
                <text:p>-9.028198242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.466796875">
                <text:p>-14.466796875</text:p>
              </table:table-cell>
              <table:table-cell office:value-type="float" office:value="-11.8693847656">
                <text:p>-11.8693847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3.5695800781">
                <text:p>-13.5695800781</text:p>
              </table:table-cell>
              <table:table-cell office:value-type="float" office:value="-13.6638183594">
                <text:p>-13.66381835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.2237548828">
                <text:p>-12.2237548828</text:p>
              </table:table-cell>
              <table:table-cell office:value-type="float" office:value="-15.6077880859">
                <text:p>-15.60778808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.4760742188">
                <text:p>-11.4760742188</text:p>
              </table:table-cell>
              <table:table-cell office:value-type="float" office:value="-14.8601074219">
                <text:p>-14.8601074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.1770019531">
                <text:p>-11.1770019531</text:p>
              </table:table-cell>
              <table:table-cell office:value-type="float" office:value="-15.7573242188">
                <text:p>-15.75732421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.33581542969">
                <text:p>-8.33581542969</text:p>
              </table:table-cell>
              <table:table-cell office:value-type="float" office:value="-15.0096435547">
                <text:p>-15.00964355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.43859863281">
                <text:p>-7.43859863281</text:p>
              </table:table-cell>
              <table:table-cell office:value-type="float" office:value="-16.5050048828">
                <text:p>-16.50500488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.84045410156">
                <text:p>-6.84045410156</text:p>
              </table:table-cell>
              <table:table-cell office:value-type="float" office:value="-18.2994384766">
                <text:p>-18.29943847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.39184570312">
                <text:p>-6.39184570312</text:p>
              </table:table-cell>
              <table:table-cell office:value-type="float" office:value="-18.748046875">
                <text:p>-18.748046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.54138183594">
                <text:p>-6.54138183594</text:p>
              </table:table-cell>
              <table:table-cell office:value-type="float" office:value="-18.5985107422">
                <text:p>-18.59851074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84973144531">
                <text:p>-3.84973144531</text:p>
              </table:table-cell>
              <table:table-cell office:value-type="float" office:value="-18.0003662109">
                <text:p>-18.0003662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00854492188">
                <text:p>-1.00854492188</text:p>
              </table:table-cell>
              <table:table-cell office:value-type="float" office:value="-17.5517578125">
                <text:p>-17.5517578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45715332031">
                <text:p>-1.45715332031</text:p>
              </table:table-cell>
              <table:table-cell office:value-type="float" office:value="-19.7947998047">
                <text:p>-19.79479980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8217773438">
                <text:p>1.98217773438</text:p>
              </table:table-cell>
              <table:table-cell office:value-type="float" office:value="-19.0471191406">
                <text:p>-19.04711914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7475585938">
                <text:p>4.37475585938</text:p>
              </table:table-cell>
              <table:table-cell office:value-type="float" office:value="-18.4489746094">
                <text:p>-18.44897460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46826171875">
                <text:p>6.46826171875</text:p>
              </table:table-cell>
              <table:table-cell office:value-type="float" office:value="-16.6545410156">
                <text:p>-16.65454101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11315917969">
                <text:p>8.11315917969</text:p>
              </table:table-cell>
              <table:table-cell office:value-type="float" office:value="-17.1031494141">
                <text:p>-17.10314941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3562011719">
                <text:p>10.3562011719</text:p>
              </table:table-cell>
              <table:table-cell office:value-type="float" office:value="-14.8601074219">
                <text:p>-14.86010742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0478515625">
                <text:p>13.0478515625</text:p>
              </table:table-cell>
              <table:table-cell office:value-type="float" office:value="-12.4675292969">
                <text:p>-12.46752929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.3936767578">
                <text:p>14.3936767578</text:p>
              </table:table-cell>
              <table:table-cell office:value-type="float" office:value="-11.7198486328">
                <text:p>-11.71984863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7862548828">
                <text:p>16.7862548828</text:p>
              </table:table-cell>
              <table:table-cell office:value-type="float" office:value="-9.62634277344">
                <text:p>-9.626342773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4871826172">
                <text:p>16.4871826172</text:p>
              </table:table-cell>
              <table:table-cell office:value-type="float" office:value="-7.83190917969">
                <text:p>-7.831909179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4779052734">
                <text:p>19.4779052734</text:p>
              </table:table-cell>
              <table:table-cell office:value-type="float" office:value="-6.33654785156">
                <text:p>-6.336547851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8237304688">
                <text:p>20.82373046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3751220703">
                <text:p>20.3751220703</text:p>
              </table:table-cell>
              <table:table-cell office:value-type="float" office:value="-0.355102539062">
                <text:p>-0.3551025390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3283691406">
                <text:p>19.3283691406</text:p>
              </table:table-cell>
              <table:table-cell office:value-type="float" office:value="0.093505859375">
                <text:p>0.093505859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9265136719">
                <text:p>19.9265136719</text:p>
              </table:table-cell>
              <table:table-cell office:value-type="float" office:value="3.38330078125">
                <text:p>3.3833007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2255859375">
                <text:p>20.2255859375</text:p>
              </table:table-cell>
              <table:table-cell office:value-type="float" office:value="5.47680664062">
                <text:p>5.476806640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4311523438">
                <text:p>18.4311523438</text:p>
              </table:table-cell>
              <table:table-cell office:value-type="float" office:value="7.86938476562">
                <text:p>7.869384765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4311523438">
                <text:p>18.4311523438</text:p>
              </table:table-cell>
              <table:table-cell office:value-type="float" office:value="7.86938476562">
                <text:p>7.869384765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7862548828">
                <text:p>16.7862548828</text:p>
              </table:table-cell>
              <table:table-cell office:value-type="float" office:value="9.51428222656">
                <text:p>9.514282226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4404296875">
                <text:p>15.4404296875</text:p>
              </table:table-cell>
              <table:table-cell office:value-type="float" office:value="11.1591796875">
                <text:p>11.1591796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2816162109">
                <text:p>18.2816162109</text:p>
              </table:table-cell>
              <table:table-cell office:value-type="float" office:value="13.1031494141">
                <text:p>13.10314941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.63671875">
                <text:p>16.63671875</text:p>
              </table:table-cell>
              <table:table-cell office:value-type="float" office:value="15.0471191406">
                <text:p>15.04711914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244140625">
                <text:p>14.244140625</text:p>
              </table:table-cell>
              <table:table-cell office:value-type="float" office:value="15.3461914062">
                <text:p>15.34619140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7487792969">
                <text:p>12.7487792969</text:p>
              </table:table-cell>
              <table:table-cell office:value-type="float" office:value="14.1499023438">
                <text:p>14.14990234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020263672">
                <text:p>11.7020263672</text:p>
              </table:table-cell>
              <table:table-cell office:value-type="float" office:value="16.0938720703">
                <text:p>16.09387207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0010986328">
                <text:p>12.0010986328</text:p>
              </table:table-cell>
              <table:table-cell office:value-type="float" office:value="17.8883056641">
                <text:p>17.88830566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30944824219">
                <text:p>9.30944824219</text:p>
              </table:table-cell>
              <table:table-cell office:value-type="float" office:value="17.8883056641">
                <text:p>17.88830566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30944824219">
                <text:p>9.30944824219</text:p>
              </table:table-cell>
              <table:table-cell office:value-type="float" office:value="16.9910888672">
                <text:p>16.99108886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76733398438">
                <text:p>6.76733398438</text:p>
              </table:table-cell>
              <table:table-cell office:value-type="float" office:value="18.6359863281">
                <text:p>18.63598632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66455078125">
                <text:p>7.66455078125</text:p>
              </table:table-cell>
              <table:table-cell office:value-type="float" office:value="20.7294921875">
                <text:p>20.7294921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12243652344">
                <text:p>5.12243652344</text:p>
              </table:table-cell>
              <table:table-cell office:value-type="float" office:value="19.9818115234">
                <text:p>19.98181152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775390625">
                <text:p>3.4775390625</text:p>
              </table:table-cell>
              <table:table-cell office:value-type="float" office:value="19.8322753906">
                <text:p>19.83227539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3356933594">
                <text:p>1.53356933594</text:p>
              </table:table-cell>
              <table:table-cell office:value-type="float" office:value="20.5799560547">
                <text:p>20.57995605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36352539062">
                <text:p>0.636352539062</text:p>
              </table:table-cell>
              <table:table-cell office:value-type="float" office:value="20.2808837891">
                <text:p>20.28088378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.10205078125">
                <text:p>-3.10205078125</text:p>
              </table:table-cell>
              <table:table-cell office:value-type="float" office:value="21.0285644531">
                <text:p>21.02856445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.84045410156">
                <text:p>-6.84045410156</text:p>
              </table:table-cell>
              <table:table-cell office:value-type="float" office:value="18.4864501953">
                <text:p>18.48645019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8.93395996094">
                <text:p>-8.93395996094</text:p>
              </table:table-cell>
              <table:table-cell office:value-type="float" office:value="19.9818115234">
                <text:p>19.98181152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.53210449219">
                <text:p>-9.53210449219</text:p>
              </table:table-cell>
              <table:table-cell office:value-type="float" office:value="17.8883056641">
                <text:p>17.88830566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1.6256103516">
                <text:p>-11.6256103516</text:p>
              </table:table-cell>
              <table:table-cell office:value-type="float" office:value="17.2901611328">
                <text:p>17.29016113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5.5135498047">
                <text:p>-15.5135498047</text:p>
              </table:table-cell>
              <table:table-cell office:value-type="float" office:value="15.1966552734">
                <text:p>15.19665527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5.9621582031">
                <text:p>-15.9621582031</text:p>
              </table:table-cell>
              <table:table-cell office:value-type="float" office:value="12.9536132812">
                <text:p>12.95361328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7.6070556641">
                <text:p>-17.6070556641</text:p>
              </table:table-cell>
              <table:table-cell office:value-type="float" office:value="10.1124267578">
                <text:p>10.11242675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9.251953125">
                <text:p>-19.251953125</text:p>
              </table:table-cell>
              <table:table-cell office:value-type="float" office:value="8.46752929688">
                <text:p>8.467529296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7.7565917969">
                <text:p>-17.7565917969</text:p>
              </table:table-cell>
              <table:table-cell office:value-type="float" office:value="7.5703125">
                <text:p>7.5703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9.251953125">
                <text:p>-19.251953125</text:p>
              </table:table-cell>
              <table:table-cell office:value-type="float" office:value="4.57958984375">
                <text:p>4.57958984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8.5042724609">
                <text:p>-18.5042724609</text:p>
              </table:table-cell>
              <table:table-cell office:value-type="float" office:value="1.73840332031">
                <text:p>1.738403320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9.9996337891">
                <text:p>-19.9996337891</text:p>
              </table:table-cell>
              <table:table-cell office:value-type="float" office:value="-0.654174804688">
                <text:p>-0.6541748046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9.5510253906">
                <text:p>-19.5510253906</text:p>
              </table:table-cell>
              <table:table-cell office:value-type="float" office:value="-2.29907226562">
                <text:p>-2.299072265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8.0556640625">
                <text:p>-18.0556640625</text:p>
              </table:table-cell>
              <table:table-cell office:value-type="float" office:value="-4.392578125">
                <text:p>-4.392578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7.7565917969">
                <text:p>-17.7565917969</text:p>
              </table:table-cell>
              <table:table-cell office:value-type="float" office:value="-5.88793945312">
                <text:p>-5.88793945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7.9061279297">
                <text:p>-17.9061279297</text:p>
              </table:table-cell>
              <table:table-cell office:value-type="float" office:value="-7.53283691406">
                <text:p>-7.532836914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8.3547363281">
                <text:p>-18.3547363281</text:p>
              </table:table-cell>
              <table:table-cell office:value-type="float" office:value="-10.6730957031">
                <text:p>-10.67309570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5.3640136719">
                <text:p>-15.3640136719</text:p>
              </table:table-cell>
              <table:table-cell office:value-type="float" office:value="-9.47680664062">
                <text:p>-9.476806640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4.7658691406">
                <text:p>-14.7658691406</text:p>
              </table:table-cell>
              <table:table-cell office:value-type="float" office:value="-11.5703125">
                <text:p>-11.5703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4.1677246094">
                <text:p>-14.1677246094</text:p>
              </table:table-cell>
              <table:table-cell office:value-type="float" office:value="-13.6638183594">
                <text:p>-13.66381835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4.1677246094">
                <text:p>-14.1677246094</text:p>
              </table:table-cell>
              <table:table-cell office:value-type="float" office:value="-13.3647460938">
                <text:p>-13.36474609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0.4293212891">
                <text:p>-10.4293212891</text:p>
              </table:table-cell>
              <table:table-cell office:value-type="float" office:value="-14.1124267578">
                <text:p>-14.11242675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9.681640625">
                <text:p>-9.681640625</text:p>
              </table:table-cell>
              <table:table-cell office:value-type="float" office:value="-14.8601074219">
                <text:p>-14.8601074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9.681640625">
                <text:p>-9.681640625</text:p>
              </table:table-cell>
              <table:table-cell office:value-type="float" office:value="-17.2526855469">
                <text:p>-17.25268554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2.07421875">
                <text:p>-12.07421875</text:p>
              </table:table-cell>
              <table:table-cell office:value-type="float" office:value="-19.0471191406">
                <text:p>-19.04711914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.03674316406">
                <text:p>-8.03674316406</text:p>
              </table:table-cell>
              <table:table-cell office:value-type="float" office:value="-17.1031494141">
                <text:p>-17.10314941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5.49462890625">
                <text:p>-5.49462890625</text:p>
              </table:table-cell>
              <table:table-cell office:value-type="float" office:value="-17.5517578125">
                <text:p>-17.5517578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.59741210938">
                <text:p>-4.59741210938</text:p>
              </table:table-cell>
              <table:table-cell office:value-type="float" office:value="-18.4489746094">
                <text:p>-18.44897460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.7001953125">
                <text:p>-3.7001953125</text:p>
              </table:table-cell>
              <table:table-cell office:value-type="float" office:value="-19.0471191406">
                <text:p>-19.04711914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.35437011719">
                <text:p>-2.35437011719</text:p>
              </table:table-cell>
              <table:table-cell office:value-type="float" office:value="-19.1966552734">
                <text:p>-19.19665527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36352539062">
                <text:p>0.636352539062</text:p>
              </table:table-cell>
              <table:table-cell office:value-type="float" office:value="-18.0003662109">
                <text:p>-18.0003662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37475585938">
                <text:p>4.37475585938</text:p>
              </table:table-cell>
              <table:table-cell office:value-type="float" office:value="-17.8508300781">
                <text:p>-17.85083007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01965332031">
                <text:p>6.01965332031</text:p>
              </table:table-cell>
              <table:table-cell office:value-type="float" office:value="-18.0003662109">
                <text:p>-18.00036621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21594238281">
                <text:p>7.21594238281</text:p>
              </table:table-cell>
              <table:table-cell office:value-type="float" office:value="-18.5985107422">
                <text:p>-18.59851074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60852050781">
                <text:p>9.60852050781</text:p>
              </table:table-cell>
              <table:table-cell office:value-type="float" office:value="-16.5050048828">
                <text:p>-16.50500488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4497070312">
                <text:p>12.4497070312</text:p>
              </table:table-cell>
              <table:table-cell office:value-type="float" office:value="-14.2619628906">
                <text:p>-14.2619628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7955322266">
                <text:p>13.7955322266</text:p>
              </table:table-cell>
              <table:table-cell office:value-type="float" office:value="-14.4114990234">
                <text:p>-14.41149902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9450683594">
                <text:p>13.9450683594</text:p>
              </table:table-cell>
              <table:table-cell office:value-type="float" office:value="-13.0656738281">
                <text:p>-13.06567382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7862548828">
                <text:p>16.7862548828</text:p>
              </table:table-cell>
              <table:table-cell office:value-type="float" office:value="-10.8226318359">
                <text:p>-10.82263183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.4779052734">
                <text:p>19.4779052734</text:p>
              </table:table-cell>
              <table:table-cell office:value-type="float" office:value="-6.03747558594">
                <text:p>-6.037475585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5806884766">
                <text:p>18.5806884766</text:p>
              </table:table-cell>
              <table:table-cell office:value-type="float" office:value="-6.33654785156">
                <text:p>-6.336547851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.9265136719">
                <text:p>19.9265136719</text:p>
              </table:table-cell>
              <table:table-cell office:value-type="float" office:value="-3.49536132812">
                <text:p>-3.495361328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.1788330078">
                <text:p>19.1788330078</text:p>
              </table:table-cell>
              <table:table-cell office:value-type="float" office:value="-2.14953613281">
                <text:p>-2.149536132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.9732666016">
                <text:p>20.9732666016</text:p>
              </table:table-cell>
              <table:table-cell office:value-type="float" office:value="0.841186523438">
                <text:p>0.8411865234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.7209472656">
                <text:p>21.7209472656</text:p>
              </table:table-cell>
              <table:table-cell office:value-type="float" office:value="2.18701171875">
                <text:p>2.18701171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.1788330078">
                <text:p>19.1788330078</text:p>
              </table:table-cell>
              <table:table-cell office:value-type="float" office:value="4.13098144531">
                <text:p>4.130981445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2816162109">
                <text:p>18.2816162109</text:p>
              </table:table-cell>
              <table:table-cell office:value-type="float" office:value="6.22448730469">
                <text:p>6.224487304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3283691406">
                <text:p>19.3283691406</text:p>
              </table:table-cell>
              <table:table-cell office:value-type="float" office:value="8.7666015625">
                <text:p>8.7666015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6274414062">
                <text:p>19.6274414062</text:p>
              </table:table-cell>
              <table:table-cell office:value-type="float" office:value="9.36474609375">
                <text:p>9.36474609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.2348632812">
                <text:p>17.2348632812</text:p>
              </table:table-cell>
              <table:table-cell office:value-type="float" office:value="9.66381835938">
                <text:p>9.66381835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3376464844">
                <text:p>16.3376464844</text:p>
              </table:table-cell>
              <table:table-cell office:value-type="float" office:value="13.5517578125">
                <text:p>13.5517578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0946044922">
                <text:p>14.0946044922</text:p>
              </table:table-cell>
              <table:table-cell office:value-type="float" office:value="13.7012939453">
                <text:p>13.70129394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1413574219">
                <text:p>15.1413574219</text:p>
              </table:table-cell>
              <table:table-cell office:value-type="float" office:value="15.0471191406">
                <text:p>15.04711914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6927490234">
                <text:p>14.6927490234</text:p>
              </table:table-cell>
              <table:table-cell office:value-type="float" office:value="17.5892333984">
                <text:p>17.58923339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9543457031">
                <text:p>10.9543457031</text:p>
              </table:table-cell>
              <table:table-cell office:value-type="float" office:value="16.2434082031">
                <text:p>16.24340820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8048095703">
                <text:p>10.8048095703</text:p>
              </table:table-cell>
              <table:table-cell office:value-type="float" office:value="16.0938720703">
                <text:p>16.09387207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1038818359">
                <text:p>11.1038818359</text:p>
              </table:table-cell>
              <table:table-cell office:value-type="float" office:value="18.4864501953">
                <text:p>18.48645019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3562011719">
                <text:p>10.3562011719</text:p>
              </table:table-cell>
              <table:table-cell office:value-type="float" office:value="19.533203125">
                <text:p>19.533203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86083984375">
                <text:p>8.86083984375</text:p>
              </table:table-cell>
              <table:table-cell office:value-type="float" office:value="18.6359863281">
                <text:p>18.63598632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01965332031">
                <text:p>6.01965332031</text:p>
              </table:table-cell>
              <table:table-cell office:value-type="float" office:value="16.9910888672">
                <text:p>16.99108886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12243652344">
                <text:p>5.12243652344</text:p>
              </table:table-cell>
              <table:table-cell office:value-type="float" office:value="19.6827392578">
                <text:p>19.68273925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27197265625">
                <text:p>5.27197265625</text:p>
              </table:table-cell>
              <table:table-cell office:value-type="float" office:value="21.0285644531">
                <text:p>21.02856445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13171386719">
                <text:p>2.13171386719</text:p>
              </table:table-cell>
              <table:table-cell office:value-type="float" office:value="21.4771728516">
                <text:p>21.47717285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15808105469">
                <text:p>-1.15808105469</text:p>
              </table:table-cell>
              <table:table-cell office:value-type="float" office:value="20.2808837891">
                <text:p>20.28088378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.65344238281">
                <text:p>-2.65344238281</text:p>
              </table:table-cell>
              <table:table-cell office:value-type="float" office:value="20.2808837891">
                <text:p>20.28088378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6.0927734375">
                <text:p>-6.0927734375</text:p>
              </table:table-cell>
              <table:table-cell office:value-type="float" office:value="20.7294921875">
                <text:p>20.7294921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7.2890625">
                <text:p>-7.2890625</text:p>
              </table:table-cell>
              <table:table-cell office:value-type="float" office:value="20.1313476562">
                <text:p>20.13134765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1.4760742188">
                <text:p>-11.4760742188</text:p>
              </table:table-cell>
              <table:table-cell office:value-type="float" office:value="17.7387695312">
                <text:p>17.73876953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3.4200439453">
                <text:p>-13.4200439453</text:p>
              </table:table-cell>
              <table:table-cell office:value-type="float" office:value="16.6920166016">
                <text:p>16.69201660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6.2612304688">
                <text:p>-16.2612304688</text:p>
              </table:table-cell>
              <table:table-cell office:value-type="float" office:value="14.1499023438">
                <text:p>14.14990234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7.9061279297">
                <text:p>-17.9061279297</text:p>
              </table:table-cell>
              <table:table-cell office:value-type="float" office:value="12.8040771484">
                <text:p>12.80407714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7.1584472656">
                <text:p>-17.1584472656</text:p>
              </table:table-cell>
              <table:table-cell office:value-type="float" office:value="10.8601074219">
                <text:p>10.86010742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7.4575195312">
                <text:p>-17.4575195312</text:p>
              </table:table-cell>
              <table:table-cell office:value-type="float" office:value="8.16845703125">
                <text:p>8.16845703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0.5977783203">
                <text:p>-20.5977783203</text:p>
              </table:table-cell>
              <table:table-cell office:value-type="float" office:value="5.92541503906">
                <text:p>5.925415039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0.8968505859">
                <text:p>-20.8968505859</text:p>
              </table:table-cell>
              <table:table-cell office:value-type="float" office:value="3.23376464844">
                <text:p>3.233764648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9.8500976562">
                <text:p>-19.8500976562</text:p>
              </table:table-cell>
              <table:table-cell office:value-type="float" office:value="3.08422851562">
                <text:p>3.084228515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9.251953125">
                <text:p>-19.251953125</text:p>
              </table:table-cell>
              <table:table-cell office:value-type="float" office:value="1.28979492188">
                <text:p>1.289794921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8.2052001953">
                <text:p>-18.2052001953</text:p>
              </table:table-cell>
              <table:table-cell office:value-type="float" office:value="-1.55139160156">
                <text:p>-1.551391601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9.251953125">
                <text:p>-19.251953125</text:p>
              </table:table-cell>
              <table:table-cell office:value-type="float" office:value="-5.28979492188">
                <text:p>-5.289794921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8.9528808594">
                <text:p>-18.9528808594</text:p>
              </table:table-cell>
              <table:table-cell office:value-type="float" office:value="-5.5888671875">
                <text:p>-5.5888671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9.8500976562">
                <text:p>-19.8500976562</text:p>
              </table:table-cell>
              <table:table-cell office:value-type="float" office:value="-6.78515625">
                <text:p>-6.785156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8.2052001953">
                <text:p>-18.2052001953</text:p>
              </table:table-cell>
              <table:table-cell office:value-type="float" office:value="-6.63562011719">
                <text:p>-6.635620117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6.5603027344">
                <text:p>-16.5603027344</text:p>
              </table:table-cell>
              <table:table-cell office:value-type="float" office:value="-11.5703125">
                <text:p>-11.5703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5.8126220703">
                <text:p>-15.8126220703</text:p>
              </table:table-cell>
              <table:table-cell office:value-type="float" office:value="-12.3179931641">
                <text:p>-12.31799316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5.0649414062">
                <text:p>-15.0649414062</text:p>
              </table:table-cell>
              <table:table-cell office:value-type="float" office:value="-12.7666015625">
                <text:p>-12.7666015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3.2705078125">
                <text:p>-13.2705078125</text:p>
              </table:table-cell>
              <table:table-cell office:value-type="float" office:value="-13.6638183594">
                <text:p>-13.66381835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2.8218994141">
                <text:p>-12.8218994141</text:p>
              </table:table-cell>
              <table:table-cell office:value-type="float" office:value="-14.7105712891">
                <text:p>-14.71057128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1.1770019531">
                <text:p>-11.1770019531</text:p>
              </table:table-cell>
              <table:table-cell office:value-type="float" office:value="-15.1591796875">
                <text:p>-15.15917968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1.0274658203">
                <text:p>-11.0274658203</text:p>
              </table:table-cell>
              <table:table-cell office:value-type="float" office:value="-17.1031494141">
                <text:p>-17.10314941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1.1770019531">
                <text:p>-11.1770019531</text:p>
              </table:table-cell>
              <table:table-cell office:value-type="float" office:value="-16.35546875">
                <text:p>-16.355468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9.38256835938">
                <text:p>-9.38256835938</text:p>
              </table:table-cell>
              <table:table-cell office:value-type="float" office:value="-17.2526855469">
                <text:p>-17.25268554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7.43859863281">
                <text:p>-7.43859863281</text:p>
              </table:table-cell>
              <table:table-cell office:value-type="float" office:value="-16.8040771484">
                <text:p>-16.80407714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6.0927734375">
                <text:p>-6.0927734375</text:p>
              </table:table-cell>
              <table:table-cell office:value-type="float" office:value="-17.8508300781">
                <text:p>-17.85083007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.40112304688">
                <text:p>-3.40112304688</text:p>
              </table:table-cell>
              <table:table-cell office:value-type="float" office:value="-19.6452636719">
                <text:p>-19.64526367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.10205078125">
                <text:p>-3.10205078125</text:p>
              </table:table-cell>
              <table:table-cell office:value-type="float" office:value="-19.6452636719">
                <text:p>-19.64526367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87744140625">
                <text:p>0.187744140625</text:p>
              </table:table-cell>
              <table:table-cell office:value-type="float" office:value="-18.4489746094">
                <text:p>-18.44897460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77661132812">
                <text:p>3.77661132812</text:p>
              </table:table-cell>
              <table:table-cell office:value-type="float" office:value="-17.8508300781">
                <text:p>-17.85083007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01965332031">
                <text:p>6.01965332031</text:p>
              </table:table-cell>
              <table:table-cell office:value-type="float" office:value="-16.5050048828">
                <text:p>-16.50500488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0571289062">
                <text:p>10.0571289062</text:p>
              </table:table-cell>
              <table:table-cell office:value-type="float" office:value="-17.5517578125">
                <text:p>-17.5517578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2534179688">
                <text:p>11.2534179688</text:p>
              </table:table-cell>
              <table:table-cell office:value-type="float" office:value="-15.7573242188">
                <text:p>-15.75732421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5992431641">
                <text:p>12.5992431641</text:p>
              </table:table-cell>
              <table:table-cell office:value-type="float" office:value="-14.1124267578">
                <text:p>-14.11242675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.7955322266">
                <text:p>13.7955322266</text:p>
              </table:table-cell>
              <table:table-cell office:value-type="float" office:value="-12.0189208984">
                <text:p>-12.01892089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.9825439453">
                <text:p>17.9825439453</text:p>
              </table:table-cell>
              <table:table-cell office:value-type="float" office:value="-9.32727050781">
                <text:p>-9.327270507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.8797607422">
                <text:p>18.8797607422</text:p>
              </table:table-cell>
              <table:table-cell office:value-type="float" office:value="-8.13098144531">
                <text:p>-8.130981445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.5806884766">
                <text:p>18.5806884766</text:p>
              </table:table-cell>
              <table:table-cell office:value-type="float" office:value="-6.93469238281">
                <text:p>-6.934692382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.1320800781">
                <text:p>18.1320800781</text:p>
              </table:table-cell>
              <table:table-cell office:value-type="float" office:value="-6.18701171875">
                <text:p>-6.18701171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7769775391">
                <text:p>19.7769775391</text:p>
              </table:table-cell>
              <table:table-cell office:value-type="float" office:value="-2.14953613281">
                <text:p>-2.149536132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6274414062">
                <text:p>19.6274414062</text:p>
              </table:table-cell>
              <table:table-cell office:value-type="float" office:value="-0.504638671875">
                <text:p>-0.5046386718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.9732666016">
                <text:p>20.9732666016</text:p>
              </table:table-cell>
              <table:table-cell office:value-type="float" office:value="2.63562011719">
                <text:p>2.635620117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.3283691406">
                <text:p>19.3283691406</text:p>
              </table:table-cell>
              <table:table-cell office:value-type="float" office:value="3.68237304688">
                <text:p>3.682373046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4779052734">
                <text:p>19.4779052734</text:p>
              </table:table-cell>
              <table:table-cell office:value-type="float" office:value="6.22448730469">
                <text:p>6.224487304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.1320800781">
                <text:p>18.1320800781</text:p>
              </table:table-cell>
              <table:table-cell office:value-type="float" office:value="6.97216796875">
                <text:p>6.972167968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.6274414062">
                <text:p>19.6274414062</text:p>
              </table:table-cell>
              <table:table-cell office:value-type="float" office:value="7.86938476562">
                <text:p>7.869384765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.5806884766">
                <text:p>18.5806884766</text:p>
              </table:table-cell>
              <table:table-cell office:value-type="float" office:value="9.21520996094">
                <text:p>9.215209960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.0853271484">
                <text:p>17.0853271484</text:p>
              </table:table-cell>
              <table:table-cell office:value-type="float" office:value="9.81335449219">
                <text:p>9.813354492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.0853271484">
                <text:p>17.0853271484</text:p>
              </table:table-cell>
              <table:table-cell office:value-type="float" office:value="10.7105712891">
                <text:p>10.71057128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3936767578">
                <text:p>14.3936767578</text:p>
              </table:table-cell>
              <table:table-cell office:value-type="float" office:value="12.8040771484">
                <text:p>12.80407714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9918212891">
                <text:p>14.9918212891</text:p>
              </table:table-cell>
              <table:table-cell office:value-type="float" office:value="14.2994384766">
                <text:p>14.29943847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0010986328">
                <text:p>12.0010986328</text:p>
              </table:table-cell>
              <table:table-cell office:value-type="float" office:value="14.2994384766">
                <text:p>14.29943847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8983154297">
                <text:p>12.8983154297</text:p>
              </table:table-cell>
              <table:table-cell office:value-type="float" office:value="16.0938720703">
                <text:p>16.09387207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1038818359">
                <text:p>11.1038818359</text:p>
              </table:table-cell>
              <table:table-cell office:value-type="float" office:value="16.9910888672">
                <text:p>16.99108886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60852050781">
                <text:p>9.60852050781</text:p>
              </table:table-cell>
              <table:table-cell office:value-type="float" office:value="16.9910888672">
                <text:p>16.99108886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.3562011719">
                <text:p>10.3562011719</text:p>
              </table:table-cell>
              <table:table-cell office:value-type="float" office:value="18.3369140625">
                <text:p>18.33691406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30944824219">
                <text:p>9.30944824219</text:p>
              </table:table-cell>
              <table:table-cell office:value-type="float" office:value="18.4864501953">
                <text:p>18.48645019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76733398438">
                <text:p>6.76733398438</text:p>
              </table:table-cell>
              <table:table-cell office:value-type="float" office:value="19.8322753906">
                <text:p>19.83227539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4775390625">
                <text:p>3.4775390625</text:p>
              </table:table-cell>
              <table:table-cell office:value-type="float" office:value="19.533203125">
                <text:p>19.533203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92614746094">
                <text:p>3.92614746094</text:p>
              </table:table-cell>
              <table:table-cell office:value-type="float" office:value="20.5799560547">
                <text:p>20.57995605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72985839844">
                <text:p>2.72985839844</text:p>
              </table:table-cell>
              <table:table-cell office:value-type="float" office:value="22.6734619141">
                <text:p>22.67346191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859008789062">
                <text:p>-0.859008789062</text:p>
              </table:table-cell>
              <table:table-cell office:value-type="float" office:value="20.8790283203">
                <text:p>20.87902832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.13952636719">
                <text:p>-7.13952636719</text:p>
              </table:table-cell>
              <table:table-cell office:value-type="float" office:value="20.2808837891">
                <text:p>20.28088378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9.38256835938">
                <text:p>-9.38256835938</text:p>
              </table:table-cell>
              <table:table-cell office:value-type="float" office:value="18.6359863281">
                <text:p>18.63598632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9.08349609375">
                <text:p>-9.08349609375</text:p>
              </table:table-cell>
              <table:table-cell office:value-type="float" office:value="19.2341308594">
                <text:p>19.23413085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0.1302490234">
                <text:p>-10.1302490234</text:p>
              </table:table-cell>
              <table:table-cell office:value-type="float" office:value="18.7855224609">
                <text:p>18.78552246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4.1677246094">
                <text:p>-14.1677246094</text:p>
              </table:table-cell>
              <table:table-cell office:value-type="float" office:value="15.9443359375">
                <text:p>15.9443359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6.7098388672">
                <text:p>-16.7098388672</text:p>
              </table:table-cell>
              <table:table-cell office:value-type="float" office:value="14.0003662109">
                <text:p>14.00036621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8.8033447266">
                <text:p>-18.8033447266</text:p>
              </table:table-cell>
              <table:table-cell office:value-type="float" office:value="11.9068603516">
                <text:p>11.90686035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7.1584472656">
                <text:p>-17.1584472656</text:p>
              </table:table-cell>
              <table:table-cell office:value-type="float" office:value="9.66381835938">
                <text:p>9.663818359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9.9996337891">
                <text:p>-19.9996337891</text:p>
              </table:table-cell>
              <table:table-cell office:value-type="float" office:value="8.01892089844">
                <text:p>8.018920898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0.5977783203">
                <text:p>-20.5977783203</text:p>
              </table:table-cell>
              <table:table-cell office:value-type="float" office:value="3.83190917969">
                <text:p>3.831909179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9.8500976562">
                <text:p>-19.8500976562</text:p>
              </table:table-cell>
              <table:table-cell office:value-type="float" office:value="3.68237304688">
                <text:p>3.682373046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9.8500976562">
                <text:p>-19.8500976562</text:p>
              </table:table-cell>
              <table:table-cell office:value-type="float" office:value="1.5888671875">
                <text:p>1.5888671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8.5042724609">
                <text:p>-18.5042724609</text:p>
              </table:table-cell>
              <table:table-cell office:value-type="float" office:value="1.14025878906">
                <text:p>1.140258789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8.0556640625">
                <text:p>-18.0556640625</text:p>
              </table:table-cell>
              <table:table-cell office:value-type="float" office:value="-2.89721679688">
                <text:p>-2.897216796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9.7005615234">
                <text:p>-19.7005615234</text:p>
              </table:table-cell>
              <table:table-cell office:value-type="float" office:value="-4.54211425781">
                <text:p>-4.542114257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9.7005615234">
                <text:p>-19.7005615234</text:p>
              </table:table-cell>
              <table:table-cell office:value-type="float" office:value="-5.14025878906">
                <text:p>-5.140258789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7.3079833984">
                <text:p>-17.3079833984</text:p>
              </table:table-cell>
              <table:table-cell office:value-type="float" office:value="-7.23376464844">
                <text:p>-7.233764648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7.4575195312">
                <text:p>-17.4575195312</text:p>
              </table:table-cell>
              <table:table-cell office:value-type="float" office:value="-7.38330078125">
                <text:p>-7.38330078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7.6070556641">
                <text:p>-17.6070556641</text:p>
              </table:table-cell>
              <table:table-cell office:value-type="float" office:value="-9.62634277344">
                <text:p>-9.626342773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5.0649414062">
                <text:p>-15.0649414062</text:p>
              </table:table-cell>
              <table:table-cell office:value-type="float" office:value="-11.2712402344">
                <text:p>-11.27124023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4.466796875">
                <text:p>-14.466796875</text:p>
              </table:table-cell>
              <table:table-cell office:value-type="float" office:value="-11.2712402344">
                <text:p>-11.27124023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3.2705078125">
                <text:p>-13.2705078125</text:p>
              </table:table-cell>
              <table:table-cell office:value-type="float" office:value="-12.1684570312">
                <text:p>-12.16845703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3.4200439453">
                <text:p>-13.4200439453</text:p>
              </table:table-cell>
              <table:table-cell office:value-type="float" office:value="-13.2152099609">
                <text:p>-13.21520996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0.2797851562">
                <text:p>-10.2797851562</text:p>
              </table:table-cell>
              <table:table-cell office:value-type="float" office:value="-14.5610351562">
                <text:p>-14.56103515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2.3732910156">
                <text:p>-12.3732910156</text:p>
              </table:table-cell>
              <table:table-cell office:value-type="float" office:value="-17.5517578125">
                <text:p>-17.551757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4.201cm" style:legend-expansion="high" chart:style-name="ch2"/>
        <chart:plot-area chart:style-name="ch3" table:cell-range-address="trace.S1:trace.S260" chart:data-source-has-labels="row" svg:x="0.32cm" svg:y="0.18cm" svg:width="13.46cm" svg:height="8.64cm">
          <chartooo:coordinate-region svg:x="1.127cm" svg:y="0.301cm" svg:width="12.65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ace.S2:trace.S260" chart:label-cell-address="trace.S1:trace.S1" chart:class="chart:line">
            <chart:data-point chart:repeated="2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dg</text:p>
                <draw:g>
                  <svg:desc>trace.S1:trace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2.069366413">
                <text:p>252.069366413</text:p>
                <draw:g>
                  <svg:desc>trace.S2:trace.S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.562118111">
                <text:p>253.562118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.433794171">
                <text:p>251.433794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8.305420572">
                <text:p>258.305420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.388326459">
                <text:p>261.388326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3.292630737">
                <text:p>263.2926307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1.091581107">
                <text:p>271.091581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9.249912512">
                <text:p>279.249912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.773003729">
                <text:p>288.773003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1.205503979">
                <text:p>291.205503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4.623741654">
                <text:p>294.6237416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.579243361">
                <text:p>310.579243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1.4948882">
                <text:p>321.49488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6.125280444">
                <text:p>326.125280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2.953668348">
                <text:p>332.953668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9.376919639">
                <text:p>339.376919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1.019702279">
                <text:p>351.019702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4884930877">
                <text:p>0.264884930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6474887113">
                <text:p>1.06474887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10013595343">
                <text:p>5.100135953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3709354017">
                <text:p>13.3709354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1223923762">
                <text:p>20.1223923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033433258">
                <text:p>24.033433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0435318941">
                <text:p>35.0435318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.847001175">
                <text:p>36.847001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.4261502805">
                <text:p>40.4261502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.4655914855">
                <text:p>46.465591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7889479273">
                <text:p>48.7889479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.1338932553">
                <text:p>56.1338932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0255310973">
                <text:p>62.0255310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230500342">
                <text:p>62.2305003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.5987074157">
                <text:p>67.5987074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.2090444702">
                <text:p>64.20904447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.8912106242">
                <text:p>70.89121062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.1345773836">
                <text:p>76.1345773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.9694562459">
                <text:p>73.9694562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.3400502919">
                <text:p>80.3400502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.5448329306">
                <text:p>85.5448329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3.5582364029">
                <text:p>93.55823640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.7458423093">
                <text:p>92.74584230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.05251721">
                <text:p>102.052517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.519589353">
                <text:p>112.5195893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6.359014965">
                <text:p>116.359014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7.959723834">
                <text:p>127.959723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.851373442">
                <text:p>130.851373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.353112616">
                <text:p>140.3531126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.866736287">
                <text:p>150.866736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7.76733097">
                <text:p>157.767330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2.19776458">
                <text:p>162.197764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3.588419276">
                <text:p>163.5884192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9.017880075">
                <text:p>169.0178800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.584524272">
                <text:p>180.584524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7.490723432">
                <text:p>187.4907234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2.435547779">
                <text:p>192.435547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.060937881">
                <text:p>195.060937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.23944583">
                <text:p>201.239445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1.882915907">
                <text:p>211.8829159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7.146947729">
                <text:p>207.1469477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9.367405767">
                <text:p>219.367405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5.198265165">
                <text:p>225.1982651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1.932555187">
                <text:p>231.9325551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2.32202505">
                <text:p>232.322025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4.651119266">
                <text:p>234.6511192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.953784127">
                <text:p>240.9537841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5.739507828">
                <text:p>245.7395078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9.503916203">
                <text:p>249.5039162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1.174013894">
                <text:p>251.1740138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0.622443694">
                <text:p>250.6224436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7.928038768">
                <text:p>257.9280387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6.711332538">
                <text:p>266.7113325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5.789883207">
                <text:p>265.7898832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5.941217346">
                <text:p>275.9412173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3.340003756">
                <text:p>283.340003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1.225087815">
                <text:p>291.2250878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5.378090521">
                <text:p>295.3780905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.873139613">
                <text:p>304.873139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6.302911575">
                <text:p>316.302911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0.846281442">
                <text:p>320.8462814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0.167204335">
                <text:p>330.167204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4.590871462">
                <text:p>334.5908714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1.979268308">
                <text:p>341.9792683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4.513896222">
                <text:p>354.5138962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9.001536427">
                <text:p>359.0015364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77180618201">
                <text:p>0.2771806182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63628934214">
                <text:p>9.636289342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1515443271">
                <text:p>15.15154432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1205962206">
                <text:p>23.1205962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1205962206">
                <text:p>23.12059622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54413299">
                <text:p>29.544132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.8565686073">
                <text:p>35.85656860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6306496146">
                <text:p>35.63064961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.1278401495">
                <text:p>42.12784014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.1329158427">
                <text:p>47.13291584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.9817799594">
                <text:p>47.98177995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.9786994912">
                <text:p>53.97869949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.1427055543">
                <text:p>56.14270555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.5065885345">
                <text:p>62.50658853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.2815857412">
                <text:p>61.2815857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.0423907098">
                <text:p>70.04239070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.7085615783">
                <text:p>69.70856157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.6215781693">
                <text:p>75.62157816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.054439357">
                <text:p>80.0544393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.7383314248">
                <text:p>85.73833142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8.2028220769">
                <text:p>88.20282207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8.39152707">
                <text:p>98.391527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.305748246">
                <text:p>110.3057482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4.089638458">
                <text:p>114.0896384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8.051722676">
                <text:p>118.0517226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916215404">
                <text:p>123.9162154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5.591206563">
                <text:p>135.5912065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0.939973626">
                <text:p>140.9399736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0.129548876">
                <text:p>150.1295488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6.258809197">
                <text:p>156.2588091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6.909598804">
                <text:p>156.9095988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6.619355872">
                <text:p>166.6193558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4.633040144">
                <text:p>174.6330401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1.873439144">
                <text:p>181.8734391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.706806407">
                <text:p>186.7068064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3.673284008">
                <text:p>193.6732840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8.345095419">
                <text:p>198.3450954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2.815753204">
                <text:p>202.8157532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0.177573125">
                <text:p>210.177573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1.667050007">
                <text:p>211.6670500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8.081714338">
                <text:p>218.081714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3.962739967">
                <text:p>223.9627399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3.3294546">
                <text:p>223.32945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3.534974194">
                <text:p>233.5349741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6.914996884">
                <text:p>236.9149968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0.700290356">
                <text:p>240.7002903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7.628853377">
                <text:p>237.6288533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4.831241962">
                <text:p>244.8312419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2.617118811">
                <text:p>252.6171188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6.007116592">
                <text:p>256.0071165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9.006346868">
                <text:p>259.0063468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3.00788841">
                <text:p>263.007888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.024688644">
                <text:p>272.0246886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3.770244489">
                <text:p>283.7702444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8.490882369">
                <text:p>288.4908823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1.205503979">
                <text:p>291.2055039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0.206166598">
                <text:p>300.2061665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1.118710078">
                <text:p>311.1187100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3.749010871">
                <text:p>313.7490108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6.864732323">
                <text:p>316.864732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7.188838448">
                <text:p>327.188838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2.778375439">
                <text:p>342.7783754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1.169151154">
                <text:p>341.1691511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0.050819013">
                <text:p>350.0508190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3.605058897">
                <text:p>353.6050588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29676283693">
                <text:p>2.296762836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74954912014">
                <text:p>5.74954912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1553867184">
                <text:p>12.1553867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025768078">
                <text:p>18.80257680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3972082849">
                <text:p>24.39720828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5069836207">
                <text:p>25.50698362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.2799324194">
                <text:p>29.27993241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6750418301">
                <text:p>39.67504183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.1893217408">
                <text:p>44.18932174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.8211424073">
                <text:p>44.82114240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.1271053887">
                <text:p>50.12710538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.0047797925">
                <text:p>56.00477979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.1241005374">
                <text:p>56.12410053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.008877498">
                <text:p>59.0088774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.0681588933">
                <text:p>62.06815889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.5703457676">
                <text:p>64.57034576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4916310351">
                <text:p>70.49163103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.4123577597">
                <text:p>75.41235775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.9257289886">
                <text:p>75.92572898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.3316804258">
                <text:p>84.33168042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.2681603072">
                <text:p>93.26816030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7.4539344044">
                <text:p>97.45393440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6.379018069">
                <text:p>106.3790180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9.904067286">
                <text:p>109.9040672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2.900795945">
                <text:p>122.9007959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8.798578199">
                <text:p>128.7985781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8.971453257">
                <text:p>138.9714532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4.432700421">
                <text:p>144.4327004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.669025894">
                <text:p>147.6690258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4.924881084">
                <text:p>154.9248810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3.950926472">
                <text:p>163.9509264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1.203316962">
                <text:p>171.2033169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1.168231158">
                <text:p>171.1682311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6.167166117">
                <text:p>176.167166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.870803744">
                <text:p>184.8708037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5.36382126">
                <text:p>195.363821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6.429849884">
                <text:p>196.4298498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8.871443501">
                <text:p>198.8714435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0.026310954">
                <text:p>200.0263109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4.941137473">
                <text:p>214.9411374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7.918501842">
                <text:p>217.9185018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0.279203576">
                <text:p>220.2792035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5.836606518">
                <text:p>225.8366065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8.924227054">
                <text:p>228.9242270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3.598308542">
                <text:p>233.5983085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7.187603194">
                <text:p>237.1876031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5.652075833">
                <text:p>235.6520758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1.461222338">
                <text:p>241.4612223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6.122642405">
                <text:p>246.1226424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1.154407225">
                <text:p>251.1544072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0.177920764">
                <text:p>260.1779207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1.02689805">
                <text:p>261.026898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0.58304463">
                <text:p>270.583044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1.945634016">
                <text:p>281.9456340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0.037764582">
                <text:p>290.0377645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9.812639215">
                <text:p>299.8126392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5.533310889">
                <text:p>305.5333108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1.757729095">
                <text:p>311.7577290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8.937022101">
                <text:p>318.9370221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2.584920861">
                <text:p>332.5849208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6.699815945">
                <text:p>336.6998159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9.533398683">
                <text:p>339.5333986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1.159379575">
                <text:p>341.1593795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3.79693961">
                <text:p>353.796939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8.527199909">
                <text:p>358.5271999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6256797021">
                <text:p>7.162567970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7865260059">
                <text:p>10.78652600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7221416432">
                <text:p>17.72214164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0328065437">
                <text:p>21.03280654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8477191712">
                <text:p>21.84771917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.3794031072">
                <text:p>26.37940310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.8719061321">
                <text:p>29.87190613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.0830687886">
                <text:p>32.08306878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1.6550967277">
                <text:p>41.65509672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3.645902323">
                <text:p>43.6459023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9.994251318">
                <text:p>49.9942513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1.2898262426">
                <text:p>51.28982624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8348990041">
                <text:p>56.83489900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.5116880069">
                <text:p>60.51168800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.5433945386">
                <text:p>60.54339453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3.2709858244">
                <text:p>63.27098582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1589055516">
                <text:p>71.15890555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9.905272092">
                <text:p>79.9052720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9.1991648779">
                <text:p>79.19916487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3.1347004839">
                <text:p>83.13470048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2.3559447181">
                <text:p>92.35594471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9.393715629">
                <text:p>109.3937156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6.723658533">
                <text:p>116.7236585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5.279456624">
                <text:p>115.2794566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.336134323">
                <text:p>118.3361343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1.62346375">
                <text:p>131.62346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0.041985803">
                <text:p>140.0419858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.656742363">
                <text:p>147.6567423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0.611330003">
                <text:p>150.6113300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8.151515459">
                <text:p>158.1515154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9.461449769">
                <text:p>169.4614497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9.490582392">
                <text:p>169.4905823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5.423614003">
                <text:p>175.4236140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6.473813742">
                <text:p>176.4738137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9.115988547">
                <text:p>189.1159885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2.983104003">
                <text:p>192.9831040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4.62354761">
                <text:p>194.623547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2.682187243">
                <text:p>202.6821872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2.92493787">
                <text:p>202.924937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8.666844124">
                <text:p>208.6668441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6.802985068">
                <text:p>216.8029850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7.922547661">
                <text:p>217.9225476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2.519419424">
                <text:p>222.5194194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4.559385036">
                <text:p>224.5593850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4.778710982">
                <text:p>234.7787109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4.817685984">
                <text:p>234.8176859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